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862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1374in"/>
    </style:style>
    <style:style style:name="co45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Header">
      <style:table-cell-properties fo:background-color="transparent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99ff99" fo:wrap-option="wrap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4" style:family="table-cell" style:parent-style-name="Default">
      <style:table-cell-properties fo:wrap-option="wrap"/>
      <style:text-properties style:font-name="Arial1"/>
    </style:style>
    <style:style style:name="ce15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6" style:family="table-cell" style:parent-style-name="Default">
      <style:table-cell-properties fo:wrap-option="wrap" style:direction="ltr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99ff99"/>
    </style:style>
    <style:style style:name="ce20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21" style:family="table-cell" style:parent-style-name="Default" style:data-style-name="N2">
      <style:table-cell-properties fo:background-color="#99ff99"/>
    </style:style>
    <style:style style:name="ce22" style:family="table-cell" style:parent-style-name="Default">
      <style:table-cell-properties fo:wrap-option="no-wrap" style:vertical-align="middle"/>
    </style:style>
    <style:style style:name="ce23" style:family="table-cell" style:parent-style-name="Default" style:data-style-name="N117"/>
    <style:style style:name="ce24" style:family="table-cell" style:parent-style-name="Default" style:data-style-name="N117">
      <style:table-cell-properties fo:background-color="#99ff99"/>
    </style:style>
    <style:style style:name="ce25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6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7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8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9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2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3" style:family="table-cell" style:parent-style-name="Default" style:data-style-name="N1">
      <style:table-cell-properties fo:wrap-option="no-wrap"/>
    </style:style>
    <style:style style:name="T1" style:family="text">
      <style:text-properties style:text-position="super 58%"/>
    </style:style>
    <style:style style:name="T2" style:family="text">
      <style:text-properties style:font-name="F" fo:font-size="12pt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8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98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Permanent Anima Gain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2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Generate Card?</text:p>
          </table:table-cell>
          <table:table-cell office:value-type="string">
            <text:p>Row Number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</text:p>
          </table:table-cell>
          <table:table-cell table:number-columns-repeated="5"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2]&gt;0;[.AP$7]*[.W2];0)+IF([.W2]&gt;0;[.AP$19];1)*IF([.R2]&gt;0;[.R2];1)*IF([.AB2]=1;[.AB2]*[.AP$26];1)*(IF([.Z2]&gt;0;[.AP$22];1)*([.J2]*[.AP$7]+[.K2]*[.AP$8]+[.L2]*[.AP$9]+[.N2]*[.AP$10]+[.O2]*[.AP$12]+[.P2]*[.AP$13]+[.S2]*[.AP$15]+[.T2]*[.AP$16]+[.U2]*[.AP$17]+[.V2]*[.AP$18]+[.X2]*[.AP$20])+[.Q2]*[.AP$14]+[.Y2]*[.AP$21]+[.AD2]*[.AP$27])" office:value-type="float" office:value="1">
            <text:p>1.0</text:p>
          </table:table-cell>
          <table:table-cell table:style-name="ce23" table:formula="of:=[.AE2]+[.I2]-IF([.W2]&gt;0;0;[.F2]+[.G2]+[.H2])" office:value-type="float" office:value="1">
            <text:p>1.0</text:p>
          </table:table-cell>
          <table:table-cell table:style-name="ce23" table:formula="of:=[.AF2]" office:value-type="float" office:value="1">
            <text:p>1.0</text:p>
          </table:table-cell>
          <table:table-cell table:number-columns-repeated="3"/>
          <table:table-cell table:style-name="ce18" table:formula="of:=4*6" office:value-type="float" office:value="24">
            <text:p>2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Do not drag formulas in Total Value col</text:p>
          </table:table-cell>
          <table:table-cell table:number-columns-repeated="983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/>
          <table:table-cell office:value-type="string">
            <text:p>Gain 1 Trade or Garrison to gain 2 Trade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3]&gt;0;[.AP$7]*[.W3];0)+IF([.W3]&gt;0;[.AP$19];1)*IF([.R3]&gt;0;[.R3];1)*IF([.AB3]=1;[.AB3]*[.AP$26];1)*(IF([.Z3]&gt;0;[.AP$22];1)*([.J3]*[.AP$7]+[.K3]*[.AP$8]+[.L3]*[.AP$9]+[.N3]*[.AP$10]+[.O3]*[.AP$12]+[.P3]*[.AP$13]+[.S3]*[.AP$15]+[.T3]*[.AP$16]+[.U3]*[.AP$17]+[.V3]*[.AP$18]+[.X3]*[.AP$20])+[.Q3]*[.AP$14]+[.Y3]*[.AP$21]+[.AD3]*[.AP$27])" office:value-type="float" office:value="1">
            <text:p>1.0</text:p>
          </table:table-cell>
          <table:table-cell table:style-name="ce26" table:formula="of:=[.AE3]+[.I3]-IF([.W3]&gt;0;0;[.F3]+[.G3]+[.H3])" office:value-type="float" office:value="-1">
            <text:p>-1.0</text:p>
          </table:table-cell>
          <table:table-cell table:style-name="ce29" table:formula="of:=[.AF3]" office:value-type="float" office:value="-1">
            <text:p>-1.0</text:p>
          </table:table-cell>
          <table:table-cell table:number-columns-repeated="3"/>
          <table:table-cell table:style-name="ce18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Header" office:value-type="string">
            <text:p>Weightings</text:p>
          </table:table-cell>
          <table:table-cell table:number-columns-repeated="983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 or Garrison to gain 3 Strength</text:p>
          </table:table-cell>
          <table:table-cell table:number-columns-repeated="6" table:style-name="ce18"/>
          <table:table-cell table:style-name="ce18" office:value-type="float" office:value="2">
            <text:p>2</text:p>
          </table:table-cell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]&gt;0;[.AP$7]*[.W4];0)+IF([.W4]&gt;0;[.AP$19];1)*IF([.R4]&gt;0;[.R4];1)*IF([.AB4]=1;[.AB4]*[.AP$26];1)*(IF([.Z4]&gt;0;[.AP$22];1)*([.J4]*[.AP$7]+[.K4]*[.AP$8]+[.L4]*[.AP$9]+[.N4]*[.AP$10]+[.O4]*[.AP$12]+[.P4]*[.AP$13]+[.S4]*[.AP$15]+[.T4]*[.AP$16]+[.U4]*[.AP$17]+[.V4]*[.AP$18]+[.X4]*[.AP$20])+[.Q4]*[.AP$14]+[.Y4]*[.AP$21]+[.AD4]*[.AP$27])" office:value-type="float" office:value="2">
            <text:p>2.0</text:p>
          </table:table-cell>
          <table:table-cell table:style-name="ce26" table:formula="of:=[.AE4]+[.I4]-IF([.W4]&gt;0;0;[.F4]+[.G4]+[.H4])" office:value-type="float" office:value="2">
            <text:p>2.0</text:p>
          </table:table-cell>
          <table:table-cell table:style-name="ce29" table:formula="of:=[.AF4]" office:value-type="float" office:value="2">
            <text:p>2.0</text:p>
          </table:table-cell>
          <table:table-cell table:number-columns-repeated="3"/>
          <table:table-cell table:style-name="ce18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Header"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2">
          <table:table-cell office:value-type="string">
            <text:p>Gu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 or Garrison to gain 2 Strength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5]&gt;0;[.AP$7]*[.W5];0)+IF([.W5]&gt;0;[.AP$19];1)*IF([.R5]&gt;0;[.R5];1)*IF([.AB5]=1;[.AB5]*[.AP$26];1)*(IF([.Z5]&gt;0;[.AP$22];1)*([.J5]*[.AP$7]+[.K5]*[.AP$8]+[.L5]*[.AP$9]+[.N5]*[.AP$10]+[.O5]*[.AP$12]+[.P5]*[.AP$13]+[.S5]*[.AP$15]+[.T5]*[.AP$16]+[.U5]*[.AP$17]+[.V5]*[.AP$18]+[.X5]*[.AP$20])+[.Q5]*[.AP$14]+[.Y5]*[.AP$21]+[.AD5]*[.AP$27])" office:value-type="float" office:value="1">
            <text:p>1.0</text:p>
          </table:table-cell>
          <table:table-cell table:style-name="ce26" table:formula="of:=[.AE5]+[.I5]-IF([.W5]&gt;0;0;[.F5]+[.G5]+[.H5])" office:value-type="float" office:value="0">
            <text:p>0.0</text:p>
          </table:table-cell>
          <table:table-cell table:style-name="ce29" table:formula="of:=[.AF5]" office:value-type="float" office:value="0">
            <text:p>0.0</text:p>
          </table:table-cell>
          <table:table-cell table:number-columns-repeated="3"/>
          <table:table-cell table:style-name="ce18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Header"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2 Anima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number-columns-repeated="3" table:style-name="ce18"/>
          <table:table-cell table:style-name="ce18"/>
          <table:table-cell table:style-name="ce18" office:value-type="float" office:value="2">
            <text:p>2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]&gt;0;[.AP$7]*[.W6];0)+IF([.W6]&gt;0;[.AP$19];1)*IF([.R6]&gt;0;[.R6];1)*IF([.AB6]=1;[.AB6]*[.AP$26];1)*(IF([.Z6]&gt;0;[.AP$22];1)*([.J6]*[.AP$7]+[.K6]*[.AP$8]+[.L6]*[.AP$9]+[.N6]*[.AP$10]+[.O6]*[.AP$12]+[.P6]*[.AP$13]+[.S6]*[.AP$15]+[.T6]*[.AP$16]+[.U6]*[.AP$17]+[.V6]*[.AP$18]+[.X6]*[.AP$20])+[.Q6]*[.AP$14]+[.Y6]*[.AP$21]+[.AD6]*[.AP$27])" office:value-type="float" office:value="2">
            <text:p>2.0</text:p>
          </table:table-cell>
          <table:table-cell table:style-name="ce26" table:formula="of:=[.AE6]+[.I6]-IF([.W6]&gt;0;0;[.F6]+[.G6]+[.H6])" office:value-type="float" office:value="0">
            <text:p>0.0</text:p>
          </table:table-cell>
          <table:table-cell table:style-name="ce29" table:formula="of:=[.AF6]" office:value-type="float" office:value="0">
            <text:p>0.0</text:p>
          </table:table-cell>
          <table:table-cell table:number-columns-repeated="3"/>
          <table:table-cell table:style-name="ce18" table:formula="of:=4+5*4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Header"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4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Health</text:p>
          </table:table-cell>
          <table:table-cell table:number-columns-repeated="7" table:style-name="ce18"/>
          <table:table-cell table:style-name="ce18"/>
          <table:table-cell table:number-columns-repeated="3" table:style-name="ce18"/>
          <table:table-cell table:style-name="ce18" office:value-type="float" office:value="2">
            <text:p>2</text:p>
          </table:table-cell>
          <table:table-cell table:number-columns-repeated="3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]&gt;0;[.AP$7]*[.W7];0)+IF([.W7]&gt;0;[.AP$19];1)*IF([.R7]&gt;0;[.R7];1)*IF([.AB7]=1;[.AB7]*[.AP$26];1)*(IF([.Z7]&gt;0;[.AP$22];1)*([.J7]*[.AP$7]+[.K7]*[.AP$8]+[.L7]*[.AP$9]+[.N7]*[.AP$10]+[.O7]*[.AP$12]+[.P7]*[.AP$13]+[.S7]*[.AP$15]+[.T7]*[.AP$16]+[.U7]*[.AP$17]+[.V7]*[.AP$18]+[.X7]*[.AP$20])+[.Q7]*[.AP$14]+[.Y7]*[.AP$21]+[.AD7]*[.AP$27])" office:value-type="float" office:value="1.6">
            <text:p>1.6</text:p>
          </table:table-cell>
          <table:table-cell table:style-name="ce26" table:formula="of:=[.AE7]+[.I7]-IF([.W7]&gt;0;0;[.F7]+[.G7]+[.H7])" office:value-type="float" office:value="1.6">
            <text:p>1.6</text:p>
          </table:table-cell>
          <table:table-cell table:style-name="ce29" table:formula="of:=[.AF7]" office:value-type="float" office:value="1.6">
            <text:p>1.6</text:p>
          </table:table-cell>
          <table:table-cell/>
          <table:table-cell office:value-type="string">
            <text:p>wall.webp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Header"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982"/>
        </table:table-row>
        <table:table-row-group>
          <table:table-row table:style-name="ro5">
            <table:table-cell office:value-type="string">
              <text:p>Jump Cruis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1 Strength. Upgrade: You may pay 1 Anima to upgrade this into Jump Fighter</text:p>
            </table:table-cell>
            <table:table-cell table:style-name="ce18" office:value-type="float" office:value="1">
              <text:p>1</text:p>
            </table:table-cell>
            <table:table-cell table:number-columns-repeated="2" table:style-name="ce18"/>
            <table:table-cell table:style-name="ce18" table:formula="of:=CEILING([.F8]/2;1)" office:value-type="float" office:value="1">
              <text:p>1</text:p>
            </table:table-cell>
            <table:table-cell table:style-name="ce18" office:value-type="float" office:value="1">
              <text:p>1</text:p>
            </table:table-cell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number-columns-repeated="1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8]&gt;0;[.AP$7]*[.W8];0)+IF([.W8]&gt;0;[.AP$19];1)*IF([.R8]&gt;0;[.R8];1)*IF([.AB8]=1;[.AB8]*[.AP$26];1)*(IF([.Z8]&gt;0;[.AP$22];1)*([.J8]*[.AP$7]+[.K8]*[.AP$8]+[.L8]*[.AP$9]+[.N8]*[.AP$10]+[.O8]*[.AP$12]+[.P8]*[.AP$13]+[.S8]*[.AP$15]+[.T8]*[.AP$16]+[.U8]*[.AP$17]+[.V8]*[.AP$18]+[.X8]*[.AP$20])+[.Q8]*[.AP$14]+[.Y8]*[.AP$21]+[.AD8]*[.AP$27])" office:value-type="float" office:value="0.5">
              <text:p>0.5</text:p>
            </table:table-cell>
            <table:table-cell table:style-name="ce26" table:formula="of:=[.AE8]+[.I8]-IF([.W8]&gt;0;0;[.F8]+[.G8]+[.H8])" office:value-type="float" office:value="0.5">
              <text:p>0.5</text:p>
            </table:table-cell>
            <table:table-cell table:style-name="ce29" table:formula="of:=[.AF8]+[.AF9]" office:value-type="float" office:value="2.25">
              <text:p>2.3</text:p>
            </table:table-cell>
            <table:table-cell table:number-columns-repeated="3"/>
            <table:table-cell table:style-name="ce18" table:formula="of:=IF([.F8]&lt;5; 3; IF([.F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 table:style-name="Header" office:value-type="string">
              <text:p>Trade Gain</text:p>
            </table:table-cell>
            <table:table-cell office:value-type="float" office:value="1">
              <text:p>1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8"/>
            <table:table-cell table:number-columns-repeated="2" table:style-name="ce18" office:value-type="float" office:value="1">
              <text:p>1</text:p>
            </table:table-cell>
            <table:table-cell table:style-name="ce18"/>
            <table:table-cell table:style-name="ce18" office:value-type="float" office:value="3">
              <text:p>3</text:p>
            </table:table-cell>
            <table:table-cell table:style-name="ce18"/>
            <table:table-cell table:number-columns-repeated="9" table:style-name="ce18"/>
            <table:table-cell table:style-name="ce18" office:value-type="float" office:value="1">
              <text:p>1</text:p>
            </table:table-cell>
            <table:table-cell table:number-columns-repeated="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9]&gt;0;[.AP$7]*[.W9];0)+IF([.W9]&gt;0;[.AP$19];1)*IF([.R9]&gt;0;[.R9];1)*IF([.AB9]=1;[.AB9]*[.AP$26];1)*(IF([.Z9]&gt;0;[.AP$22];1)*([.J9]*[.AP$7]+[.K9]*[.AP$8]+[.L9]*[.AP$9]+[.N9]*[.AP$10]+[.O9]*[.AP$12]+[.P9]*[.AP$13]+[.S9]*[.AP$15]+[.T9]*[.AP$16]+[.U9]*[.AP$17]+[.V9]*[.AP$18]+[.X9]*[.AP$20])+[.Q9]*[.AP$14]+[.Y9]*[.AP$21]+[.AD9]*[.AP$27])" office:value-type="float" office:value="0.75">
              <text:p>0.8</text:p>
            </table:table-cell>
            <table:table-cell table:style-name="ce26" table:formula="of:=[.AE9]+[.I9]-IF([.W9]&gt;0;0;[.F9]+[.G9]+[.H9])" office:value-type="float" office:value="1.75">
              <text:p>1.8</text:p>
            </table:table-cell>
            <table:table-cell table:style-name="ce29"/>
            <table:table-cell table:number-columns-repeated="3"/>
            <table:table-cell table:style-name="ce18" table:formula="of:=IF([.F9]&lt;5; 3; IF([.F9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8">
              <text:p>8</text:p>
            </table:table-cell>
            <table:table-cell table:style-name="Header" office:value-type="string">
              <text:p>Strength Gain</text:p>
            </table:table-cell>
            <table:table-cell office:value-type="float" office:value="1">
              <text:p>1</text:p>
            </table:table-cell>
            <table:table-cell table:number-columns-repeated="98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Strength</text:p>
            </table:table-cell>
            <table:table-cell table:style-name="ce18" office:value-type="float" office:value="2">
              <text:p>2</text:p>
            </table:table-cell>
            <table:table-cell table:number-columns-repeated="2" table:style-name="ce18"/>
            <table:table-cell table:style-name="ce18" table:formula="of:=CEILING([.F10]/2;1)" office:value-type="float" office:value="1">
              <text:p>1</text:p>
            </table:table-cell>
            <table:table-cell table:style-name="ce18" office:value-type="float" office:value="1">
              <text:p>1</text:p>
            </table:table-cell>
            <table:table-cell table:style-name="ce18"/>
            <table:table-cell table:style-name="ce18" office:value-type="float" office:value="2">
              <text:p>2</text:p>
            </table:table-cell>
            <table:table-cell table:style-name="ce18"/>
            <table:table-cell table:number-columns-repeated="10" table:style-name="ce18"/>
            <table:table-cell table:style-name="ce18" office:value-type="float" office:value="1">
              <text:p>1</text:p>
            </table:table-cell>
            <table:table-cell table:number-columns-repeated="2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10]&gt;0;[.AP$7]*[.W10];0)+IF([.W10]&gt;0;[.AP$19];1)*IF([.R10]&gt;0;[.R10];1)*IF([.AB10]=1;[.AB10]*[.AP$26];1)*(IF([.Z10]&gt;0;[.AP$22];1)*([.J10]*[.AP$7]+[.K10]*[.AP$8]+[.L10]*[.AP$9]+[.N10]*[.AP$10]+[.O10]*[.AP$12]+[.P10]*[.AP$13]+[.S10]*[.AP$15]+[.T10]*[.AP$16]+[.U10]*[.AP$17]+[.V10]*[.AP$18]+[.X10]*[.AP$20])+[.Q10]*[.AP$14]+[.Y10]*[.AP$21]+[.AD10]*[.AP$27])" office:value-type="float" office:value="1.7">
              <text:p>1.7</text:p>
            </table:table-cell>
            <table:table-cell table:style-name="ce26" table:formula="of:=[.AE10]+[.I10]-IF([.W10]&gt;0;0;[.F10]+[.G10]+[.H10])" office:value-type="float" office:value="0.7">
              <text:p>0.7</text:p>
            </table:table-cell>
            <table:table-cell table:style-name="ce29" table:formula="of:=[.AF10]+[.AF11]+[.AF12]" office:value-type="float" office:value="4.1">
              <text:p>4.1</text:p>
            </table:table-cell>
            <table:table-cell table:number-columns-repeated="3"/>
            <table:table-cell table:style-name="ce18" table:formula="of:=IF([.F10]&lt;5; 3; IF([.F1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9">
              <text:p>9</text:p>
            </table:table-cell>
            <table:table-cell table:style-name="Header" office:value-type="string">
              <text:p>Anima Gain</text:p>
            </table:table-cell>
            <table:table-cell office:value-type="float" office:value="1">
              <text:p>1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11]&gt;0;[.AP$7]*[.W11];0)+IF([.W11]&gt;0;[.AP$19];1)*IF([.R11]&gt;0;[.R11];1)*IF([.AB11]=1;[.AB11]*[.AP$26];1)*(IF([.Z11]&gt;0;[.AP$22];1)*([.J11]*[.AP$7]+[.K11]*[.AP$8]+[.L11]*[.AP$9]+[.N11]*[.AP$10]+[.O11]*[.AP$12]+[.P11]*[.AP$13]+[.S11]*[.AP$15]+[.T11]*[.AP$16]+[.U11]*[.AP$17]+[.V11]*[.AP$18]+[.X11]*[.AP$20])+[.Q11]*[.AP$14]+[.Y11]*[.AP$21]+[.AD11]*[.AP$27])" office:value-type="float" office:value="0.4">
              <text:p>0.4</text:p>
            </table:table-cell>
            <table:table-cell table:style-name="ce26" table:formula="of:=[.AE11]+[.I11]-IF([.W11]&gt;0;0;[.F11]+[.G11]+[.H11])" office:value-type="float" office:value="0.4">
              <text:p>0.4</text:p>
            </table:table-cell>
            <table:table-cell table:style-name="ce29"/>
            <table:table-cell table:number-columns-repeated="3"/>
            <table:table-cell table:style-name="ce18"/>
            <table:table-cell table:number-columns-repeated="2"/>
            <table:table-cell office:value-type="float" office:value="10">
              <text:p>10</text:p>
            </table:table-cell>
            <table:table-cell table:style-name="Header" office:value-type="string">
              <text:p>Favor Gain</text:p>
            </table:table-cell>
            <table:table-cell office:value-type="float" office:value="2">
              <text:p>2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8"/>
            <table:table-cell table:style-name="ce18" office:value-type="float" office:value="2">
              <text:p>2</text:p>
            </table:table-cell>
            <table:table-cell table:style-name="ce18"/>
            <table:table-cell table:style-name="ce18" office:value-type="float" office:value="1">
              <text:p>1</text:p>
            </table:table-cell>
            <table:table-cell table:number-columns-repeated="12"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18"/>
            <table:table-cell table:style-name="ce23"/>
            <table:table-cell table:style-name="ce23" table:formula="of:=IF([.W12]&gt;0;[.AP$7]*[.W12];0)+IF([.W12]&gt;0;[.AP$19];1)*IF([.R12]&gt;0;[.R12];1)*IF([.AB12]=1;[.AB12]*[.AP$26];1)*(IF([.Z12]&gt;0;[.AP$22];1)*([.J12]*[.AP$7]+[.K12]*[.AP$8]+[.L12]*[.AP$9]+[.N12]*[.AP$10]+[.O12]*[.AP$12]+[.P12]*[.AP$13]+[.S12]*[.AP$15]+[.T12]*[.AP$16]+[.U12]*[.AP$17]+[.V12]*[.AP$18]+[.X12]*[.AP$20])+[.Q12]*[.AP$14]+[.Y12]*[.AP$21]+[.AD12]*[.AP$27])" office:value-type="float" office:value="3">
              <text:p>3.0</text:p>
            </table:table-cell>
            <table:table-cell table:style-name="ce26" table:formula="of:=[.AE12]+[.I12]-IF([.W12]&gt;0;0;[.F12]+[.G12]+[.H12])" office:value-type="float" office:value="3">
              <text:p>3.0</text:p>
            </table:table-cell>
            <table:table-cell table:style-name="ce29"/>
            <table:table-cell table:number-columns-repeated="3"/>
            <table:table-cell table:style-name="ce18"/>
            <table:table-cell table:number-columns-repeated="2"/>
            <table:table-cell office:value-type="float" office:value="11">
              <text:p>11</text:p>
            </table:table-cell>
            <table:table-cell table:style-name="Header" office:value-type="string">
              <text:p>Fortification Health</text:p>
            </table:table-cell>
            <table:table-cell office:value-type="float" office:value="0.4">
              <text:p>0.4</text:p>
            </table:table-cell>
            <table:table-cell table:number-columns-repeated="98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table:number-columns-repeated="2"/>
          <table:table-cell table:style-name="ce18" office:value-type="float" office:value="3">
            <text:p>3</text:p>
          </table:table-cell>
          <table:table-cell table:number-columns-repeated="2" table:style-name="ce18"/>
          <table:table-cell table:style-name="ce18" table:formula="of:=CEILING([.F13]/2;1)" office:value-type="float" office:value="2">
            <text:p>2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3]&gt;0;[.AP$7]*[.W13];0)+IF([.W13]&gt;0;[.AP$19];1)*IF([.R13]&gt;0;[.R13];1)*IF([.AB13]=1;[.AB13]*[.AP$26];1)*(IF([.Z13]&gt;0;[.AP$22];1)*([.J13]*[.AP$7]+[.K13]*[.AP$8]+[.L13]*[.AP$9]+[.N13]*[.AP$10]+[.O13]*[.AP$12]+[.P13]*[.AP$13]+[.S13]*[.AP$15]+[.T13]*[.AP$16]+[.U13]*[.AP$17]+[.V13]*[.AP$18]+[.X13]*[.AP$20])+[.Q13]*[.AP$14]+[.Y13]*[.AP$21]+[.AD13]*[.AP$27])" office:value-type="float" office:value="0">
            <text:p>0.0</text:p>
          </table:table-cell>
          <table:table-cell table:style-name="ce26" table:formula="of:=[.AE13]+[.I13]-IF([.W13]&gt;0;0;[.F13]+[.G13]+[.H13])" office:value-type="float" office:value="-1">
            <text:p>-1.0</text:p>
          </table:table-cell>
          <table:table-cell table:style-name="ce29" table:formula="of:=[.AF13]" office:value-type="float" office:value="-1">
            <text:p>-1.0</text:p>
          </table:table-cell>
          <table:table-cell table:number-columns-repeated="3"/>
          <table:table-cell table:style-name="ce18" table:formula="of:=IF([.F13]&lt;5; 3; IF([.F1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Header"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982"/>
        </table:table-row>
        <table:table-row table:style-name="ro5">
          <table:table-cell office:value-type="string">
            <text:p>Stone Wall</text:p>
          </table:table-cell>
          <table:table-cell office:value-type="string">
            <text:p>NA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/>
          <table:table-cell table:style-name="ce18" table:formula="of:=CEILING([.F14]/2;1)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/>
          <table:table-cell table:style-name="ce18" office:value-type="float" office:value="5">
            <text:p>5</text:p>
          </table:table-cell>
          <table:table-cell table:number-columns-repeated="3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4]&gt;0;[.AP$7]*[.W14];0)+IF([.W14]&gt;0;[.AP$19];1)*IF([.R14]&gt;0;[.R14];1)*IF([.AB14]=1;[.AB14]*[.AP$26];1)*(IF([.Z14]&gt;0;[.AP$22];1)*([.J14]*[.AP$7]+[.K14]*[.AP$8]+[.L14]*[.AP$9]+[.N14]*[.AP$10]+[.O14]*[.AP$12]+[.P14]*[.AP$13]+[.S14]*[.AP$15]+[.T14]*[.AP$16]+[.U14]*[.AP$17]+[.V14]*[.AP$18]+[.X14]*[.AP$20])+[.Q14]*[.AP$14]+[.Y14]*[.AP$21]+[.AD14]*[.AP$27])" office:value-type="float" office:value="3.3">
            <text:p>3.3</text:p>
          </table:table-cell>
          <table:table-cell table:style-name="ce26" table:formula="of:=[.AE14]+[.I14]-IF([.W14]&gt;0;0;[.F14]+[.G14]+[.H14])" office:value-type="float" office:value="1.3">
            <text:p>1.3</text:p>
          </table:table-cell>
          <table:table-cell table:style-name="ce29" table:formula="of:=[.AF14]" office:value-type="float" office:value="1.3">
            <text:p>1.3</text:p>
          </table:table-cell>
          <table:table-cell/>
          <table:table-cell office:value-type="string">
            <text:p>wall.webp</text:p>
          </table:table-cell>
          <table:table-cell/>
          <table:table-cell table:style-name="ce18" table:formula="of:=IF([.F14]&lt;5; 3; IF([.F14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Header"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982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 table:number-columns-repeated="2"/>
          <table:table-cell table:style-name="ce18" office:value-type="float" office:value="5">
            <text:p>5</text:p>
          </table:table-cell>
          <table:table-cell table:number-columns-repeated="2" table:style-name="ce18"/>
          <table:table-cell table:style-name="ce18" table:formula="of:=CEILING([.F15]/2;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5]&gt;0;[.AP$7]*[.W15];0)+IF([.W15]&gt;0;[.AP$19];1)*IF([.R15]&gt;0;[.R15];1)*IF([.AB15]=1;[.AB15]*[.AP$26];1)*(IF([.Z15]&gt;0;[.AP$22];1)*([.J15]*[.AP$7]+[.K15]*[.AP$8]+[.L15]*[.AP$9]+[.N15]*[.AP$10]+[.O15]*[.AP$12]+[.P15]*[.AP$13]+[.S15]*[.AP$15]+[.T15]*[.AP$16]+[.U15]*[.AP$17]+[.V15]*[.AP$18]+[.X15]*[.AP$20])+[.Q15]*[.AP$14]+[.Y15]*[.AP$21]+[.AD15]*[.AP$27])" office:value-type="float" office:value="0">
            <text:p>0.0</text:p>
          </table:table-cell>
          <table:table-cell table:style-name="ce26" table:formula="of:=[.AE15]+[.I15]-IF([.W15]&gt;0;0;[.F15]+[.G15]+[.H15])" office:value-type="float" office:value="-2">
            <text:p>-2.0</text:p>
          </table:table-cell>
          <table:table-cell table:style-name="ce29" table:formula="of:=[.AF15]" office:value-type="float" office:value="-2">
            <text:p>-2.0</text:p>
          </table:table-cell>
          <table:table-cell table:number-columns-repeated="3"/>
          <table:table-cell table:style-name="ce18" table:formula="of:=IF([.F15]&lt;5; 3; IF([.F1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style-name="Header"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5">
          <table:table-cell office:value-type="string">
            <text:p>Kshatriya Destroyer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Once per turn: gain 1 Strength for each Anima you have. You do not pay Anima for this effect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/>
          <table:table-cell table:style-name="ce18" table:formula="of:=CEILING([.F16]/2;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6]&gt;0;[.AP$7]*[.W16];0)+IF([.W16]&gt;0;[.AP$19];1)*IF([.R16]&gt;0;[.R16];1)*IF([.AB16]=1;[.AB16]*[.AP$26];1)*(IF([.Z16]&gt;0;[.AP$22];1)*([.J16]*[.AP$7]+[.K16]*[.AP$8]+[.L16]*[.AP$9]+[.N16]*[.AP$10]+[.O16]*[.AP$12]+[.P16]*[.AP$13]+[.S16]*[.AP$15]+[.T16]*[.AP$16]+[.U16]*[.AP$17]+[.V16]*[.AP$18]+[.X16]*[.AP$20])+[.Q16]*[.AP$14]+[.Y16]*[.AP$21]+[.AD16]*[.AP$27])" office:value-type="float" office:value="0">
            <text:p>0.0</text:p>
          </table:table-cell>
          <table:table-cell table:style-name="ce26" table:formula="of:=[.AE16]+[.I16]-IF([.W16]&gt;0;0;[.F16]+[.G16]+[.H16])" office:value-type="float" office:value="-3">
            <text:p>-3.0</text:p>
          </table:table-cell>
          <table:table-cell table:style-name="ce29" table:formula="of:=[.AF16]" office:value-type="float" office:value="-3">
            <text:p>-3.0</text:p>
          </table:table-cell>
          <table:table-cell table:number-columns-repeated="3"/>
          <table:table-cell table:style-name="ce18" table:formula="of:=IF([.F16]&lt;5; 3; IF([.F16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style-name="Header"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982"/>
        </table:table-row>
        <table:table-row table:style-name="ro5">
          <table:table-cell office:value-type="string">
            <text:p>Warrior of Shiva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Pay X Anima. Reduce the Strength cost of all Creatures, Gods, and Mercenaries by X this turn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/>
          <table:table-cell table:style-name="ce18" table:formula="of:=CEILING([.F17]/2;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7]&gt;0;[.AP$7]*[.W17];0)+IF([.W17]&gt;0;[.AP$19];1)*IF([.R17]&gt;0;[.R17];1)*IF([.AB17]=1;[.AB17]*[.AP$26];1)*(IF([.Z17]&gt;0;[.AP$22];1)*([.J17]*[.AP$7]+[.K17]*[.AP$8]+[.L17]*[.AP$9]+[.N17]*[.AP$10]+[.O17]*[.AP$12]+[.P17]*[.AP$13]+[.S17]*[.AP$15]+[.T17]*[.AP$16]+[.U17]*[.AP$17]+[.V17]*[.AP$18]+[.X17]*[.AP$20])+[.Q17]*[.AP$14]+[.Y17]*[.AP$21]+[.AD17]*[.AP$27])" office:value-type="float" office:value="0">
            <text:p>0.0</text:p>
          </table:table-cell>
          <table:table-cell table:style-name="ce26" table:formula="of:=[.AE17]+[.I17]-IF([.W17]&gt;0;0;[.F17]+[.G17]+[.H17])" office:value-type="float" office:value="-3">
            <text:p>-3.0</text:p>
          </table:table-cell>
          <table:table-cell table:style-name="ce29" table:formula="of:=[.AF17]" office:value-type="float" office:value="-3">
            <text:p>-3.0</text:p>
          </table:table-cell>
          <table:table-cell table:number-columns-repeated="3"/>
          <table:table-cell table:style-name="ce18" table:formula="of:=IF([.F17]&lt;5; 3; IF([.F1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Header"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98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NA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Strength for each Anima paid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/>
          <table:table-cell table:style-name="ce18" table:formula="of:=CEILING([.F18]/2;1)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number-columns-repeated="4" table:style-name="ce18"/>
          <table:table-cell table:style-name="ce18" office:value-type="float" office:value="3">
            <text:p>3</text:p>
          </table:table-cell>
          <table:table-cell table:number-columns-repeated="8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8]&gt;0;[.AP$7]*[.W18];0)+IF([.W18]&gt;0;[.AP$19];1)*IF([.R18]&gt;0;[.R18];1)*IF([.AB18]=1;[.AB18]*[.AP$26];1)*(IF([.Z18]&gt;0;[.AP$22];1)*([.J18]*[.AP$7]+[.K18]*[.AP$8]+[.L18]*[.AP$9]+[.N18]*[.AP$10]+[.O18]*[.AP$12]+[.P18]*[.AP$13]+[.S18]*[.AP$15]+[.T18]*[.AP$16]+[.U18]*[.AP$17]+[.V18]*[.AP$18]+[.X18]*[.AP$20])+[.Q18]*[.AP$14]+[.Y18]*[.AP$21]+[.AD18]*[.AP$27])" office:value-type="float" office:value="4.5">
            <text:p>4.5</text:p>
          </table:table-cell>
          <table:table-cell table:style-name="ce26" table:formula="of:=[.AE18]+[.I18]-IF([.W18]&gt;0;0;[.F18]+[.G18]+[.H18])" office:value-type="float" office:value="0.5">
            <text:p>0.5</text:p>
          </table:table-cell>
          <table:table-cell table:style-name="ce29" table:formula="of:=[.AF18]" office:value-type="float" office:value="0.5">
            <text:p>0.5</text:p>
          </table:table-cell>
          <table:table-cell table:number-columns-repeated="3"/>
          <table:table-cell table:style-name="ce18" table:formula="of:=IF([.F18]&lt;5; 3; IF([.F18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style-name="Header"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982"/>
        </table:table-row>
        <table:table-row table:style-name="ro5">
          <table:table-cell office:value-type="string">
            <text:p>Quasar Death Las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/>
          <table:table-cell office:value-type="string">
            <text:p>Remove a God from play. Immediately gain Favor equal to its Favor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/>
          <table:table-cell table:style-name="ce18" table:formula="of:=CEILING([.F19]/2;1)" office:value-type="float" office:value="5">
            <text:p>5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 table:formula="of:=[.I95]" office:value-type="float" office:value="12.375">
            <text:p>12.4</text:p>
          </table:table-cell>
          <table:table-cell table:style-name="ce23" table:formula="of:=IF([.W19]&gt;0;[.AP$7]*[.W19];0)+IF([.W19]&gt;0;[.AP$19];1)*IF([.R19]&gt;0;[.R19];1)*IF([.AB19]=1;[.AB19]*[.AP$26];1)*(IF([.Z19]&gt;0;[.AP$22];1)*([.J19]*[.AP$7]+[.K19]*[.AP$8]+[.L19]*[.AP$9]+[.N19]*[.AP$10]+[.O19]*[.AP$12]+[.P19]*[.AP$13]+[.S19]*[.AP$15]+[.T19]*[.AP$16]+[.U19]*[.AP$17]+[.V19]*[.AP$18]+[.X19]*[.AP$20])+[.Q19]*[.AP$14]+[.Y19]*[.AP$21]+[.AD19]*[.AP$27])" office:value-type="float" office:value="12.375">
            <text:p>12.4</text:p>
          </table:table-cell>
          <table:table-cell table:style-name="ce26" table:formula="of:=[.AE19]+[.I19]-IF([.W19]&gt;0;0;[.F19]+[.G19]+[.H19])" office:value-type="float" office:value="8.375">
            <text:p>8.4</text:p>
          </table:table-cell>
          <table:table-cell table:style-name="ce29" table:formula="of:=[.AF19]" office:value-type="float" office:value="8.375">
            <text:p>8.4</text:p>
          </table:table-cell>
          <table:table-cell table:number-columns-repeated="3"/>
          <table:table-cell table:style-name="ce18" table:formula="of:=IF([.F19]&lt;5; 3; IF([.F1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Header"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7" table:number-columns-repeated="3"/>
          <table:table-cell table:style-name="ce12"/>
          <table:table-cell table:number-columns-repeated="4" table:style-name="ce19"/>
          <table:table-cell table:style-name="ce19" table:formula="of:=SUM([.J8:.J19])" office:value-type="float" office:value="5">
            <text:p>5</text:p>
          </table:table-cell>
          <table:table-cell table:style-name="ce19" table:formula="of:=SUM([.K8:.K19])" office:value-type="float" office:value="1">
            <text:p>1</text:p>
          </table:table-cell>
          <table:table-cell table:style-name="ce19" table:formula="of:=SUM([.L8:.L19])" office:value-type="float" office:value="11">
            <text:p>11</text:p>
          </table:table-cell>
          <table:table-cell table:style-name="ce19"/>
          <table:table-cell table:style-name="ce19" table:formula="of:=SUM([.N8:.N19])" office:value-type="float" office:value="1">
            <text:p>1</text:p>
          </table:table-cell>
          <table:table-cell table:style-name="ce19" table:formula="of:=SUM([.O8:.O19])" office:value-type="float" office:value="0">
            <text:p>0</text:p>
          </table:table-cell>
          <table:table-cell table:style-name="ce19" table:formula="of:=SUM([.P8:.P19])" office:value-type="float" office:value="0">
            <text:p>0</text:p>
          </table:table-cell>
          <table:table-cell table:style-name="ce19" table:formula="of:=SUM([.Q8:.Q19])" office:value-type="float" office:value="5">
            <text:p>5</text:p>
          </table:table-cell>
          <table:table-cell table:style-name="ce19" table:formula="of:=SUM([.R8:.R19])" office:value-type="float" office:value="3">
            <text:p>3</text:p>
          </table:table-cell>
          <table:table-cell table:style-name="ce19" table:formula="of:=SUM([.S8:.S19])" office:value-type="float" office:value="0">
            <text:p>0</text:p>
          </table:table-cell>
          <table:table-cell table:style-name="ce19" table:formula="of:=SUM([.T8:.T19])" office:value-type="float" office:value="0">
            <text:p>0</text:p>
          </table:table-cell>
          <table:table-cell table:style-name="ce19" table:formula="of:=SUM([.U8:.U19])" office:value-type="float" office:value="1">
            <text:p>1</text:p>
          </table:table-cell>
          <table:table-cell table:style-name="ce19" table:formula="of:=SUM([.V8:.V19])" office:value-type="float" office:value="0">
            <text:p>0</text:p>
          </table:table-cell>
          <table:table-cell table:style-name="ce19" table:formula="of:=SUM([.W8:.W19])" office:value-type="float" office:value="1">
            <text:p>1</text:p>
          </table:table-cell>
          <table:table-cell table:style-name="ce19" table:formula="of:=SUM([.X8:.X19])" office:value-type="float" office:value="1">
            <text:p>1</text:p>
          </table:table-cell>
          <table:table-cell table:style-name="ce19" table:formula="of:=SUM([.Y8:.Y19])" office:value-type="float" office:value="0">
            <text:p>0</text:p>
          </table:table-cell>
          <table:table-cell table:style-name="ce19" table:formula="of:=SUM([.Z8:.Z19])" office:value-type="float" office:value="0">
            <text:p>0</text:p>
          </table:table-cell>
          <table:table-cell table:style-name="ce19" table:formula="of:=SUM([.AA8:.AA19])" office:value-type="float" office:value="1">
            <text:p>1</text:p>
          </table:table-cell>
          <table:table-cell table:style-name="ce19" table:formula="of:=SUM([.AB8:.AB19])" office:value-type="float" office:value="1">
            <text:p>1</text:p>
          </table:table-cell>
          <table:table-cell table:style-name="ce19"/>
          <table:table-cell table:style-name="ce24" table:formula="of:=SUM([.AD8:.AD19])" office:value-type="float" office:value="12.375">
            <text:p>12.4</text:p>
          </table:table-cell>
          <table:table-cell table:style-name="ce24" table:formula="of:=IF([.W20]&gt;0;[.AP$7]*[.W20];0)+IF([.W20]&gt;0;[.AP$19];1)*IF([.R20]&gt;0;[.R20];1)*IF([.AB20]=1;[.AB20]*[.AP$26];1)*(IF([.Z20]&gt;0;[.AP$22];1)*([.J20]*[.AP$7]+[.K20]*[.AP$8]+[.L20]*[.AP$9]+[.N20]*[.AP$10]+[.O20]*[.AP$12]+[.P20]*[.AP$13]+[.S20]*[.AP$15]+[.T20]*[.AP$16]+[.U20]*[.AP$17]+[.V20]*[.AP$18]+[.X20]*[.AP$20])+[.Q20]*[.AP$14]+[.Y20]*[.AP$21]+[.AD20]*[.AP$27])" office:value-type="float" office:value="15.025">
            <text:p>15.0</text:p>
          </table:table-cell>
          <table:table-cell table:style-name="ce27" table:formula="of:=[.AE20]+[.I20]-IF([.W20]&gt;0;0;[.F20]+[.G20]+[.H20])" office:value-type="float" office:value="15.025">
            <text:p>15.0</text:p>
          </table:table-cell>
          <table:table-cell table:style-name="ce30" table:formula="of:=[.AF20]" office:value-type="float" office:value="15.025">
            <text:p>15.0</text:p>
          </table:table-cell>
          <table:table-cell table:style-name="ce7" table:number-columns-repeated="3"/>
          <table:table-cell table:style-name="ce19" table:formula="of:=SUM([.AK8:.AK19])" office:value-type="float" office:value="22">
            <text:p>22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Header"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98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Draw 1</text:p>
            </table:table-cell>
            <table:table-cell table:style-name="ce18" office:value-type="float" office:value="1">
              <text:p>1</text:p>
            </table:table-cell>
            <table:table-cell table:number-columns-repeated="2" table:style-name="ce18"/>
            <table:table-cell table:style-name="ce18" table:formula="of:=CEILING([.F21]/2;1)" office:value-type="float" office:value="1">
              <text:p>1</text:p>
            </table:table-cell>
            <table:table-cell table:number-columns-repeated="3" table:style-name="ce18"/>
            <table:table-cell table:style-name="ce18"/>
            <table:table-cell table:number-columns-repeated="7" table:style-name="ce18"/>
            <table:table-cell table:style-name="ce18" office:value-type="float" office:value="1">
              <text:p>1</text:p>
            </table:table-cell>
            <table:table-cell table:number-columns-repeated="5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21]&gt;0;[.AP$7]*[.W21];0)+IF([.W21]&gt;0;[.AP$19];1)*IF([.R21]&gt;0;[.R21];1)*IF([.AB21]=1;[.AB21]*[.AP$26];1)*(IF([.Z21]&gt;0;[.AP$22];1)*([.J21]*[.AP$7]+[.K21]*[.AP$8]+[.L21]*[.AP$9]+[.N21]*[.AP$10]+[.O21]*[.AP$12]+[.P21]*[.AP$13]+[.S21]*[.AP$15]+[.T21]*[.AP$16]+[.U21]*[.AP$17]+[.V21]*[.AP$18]+[.X21]*[.AP$20])+[.Q21]*[.AP$14]+[.Y21]*[.AP$21]+[.AD21]*[.AP$27])" office:value-type="float" office:value="0.8">
              <text:p>0.8</text:p>
            </table:table-cell>
            <table:table-cell table:style-name="ce26" table:formula="of:=[.AE21]+[.I21]-IF([.W21]&gt;0;0;[.F21]+[.G21]+[.H21])" office:value-type="float" office:value="0.8">
              <text:p>0.8</text:p>
            </table:table-cell>
            <table:table-cell table:style-name="ce29" table:formula="of:=[.AF21]+[.AF22]" office:value-type="float" office:value="0.88">
              <text:p>0.9</text:p>
            </table:table-cell>
            <table:table-cell table:number-columns-repeated="3"/>
            <table:table-cell table:style-name="ce33" table:formula="of:=IF([.F21]&lt;5; 3; IF([.F21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0">
              <text:p>20</text:p>
            </table:table-cell>
            <table:table-cell table:style-name="Header" office:value-type="string">
              <text:p>Empower?</text:p>
            </table:table-cell>
            <table:table-cell table:formula="of:=[.AP16]-0.25" office:value-type="float" office:value="0.9">
              <text:p>0.9</text:p>
            </table:table-cell>
            <table:table-cell table:number-columns-repeated="98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8"/>
            <table:table-cell table:style-name="ce18"/>
            <table:table-cell table:number-columns-repeated="7" table:style-name="ce18"/>
            <table:table-cell table:number-columns-repeated="2" table:style-name="ce18" office:value-type="float" office:value="1">
              <text:p>1</text:p>
            </table:table-cell>
            <table:table-cell table:number-columns-repeated="4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22]&gt;0;[.AP$7]*[.W22];0)+IF([.W22]&gt;0;[.AP$19];1)*IF([.R22]&gt;0;[.R22];1)*IF([.AB22]=1;[.AB22]*[.AP$26];1)*(IF([.Z22]&gt;0;[.AP$22];1)*([.J22]*[.AP$7]+[.K22]*[.AP$8]+[.L22]*[.AP$9]+[.N22]*[.AP$10]+[.O22]*[.AP$12]+[.P22]*[.AP$13]+[.S22]*[.AP$15]+[.T22]*[.AP$16]+[.U22]*[.AP$17]+[.V22]*[.AP$18]+[.X22]*[.AP$20])+[.Q22]*[.AP$14]+[.Y22]*[.AP$21]+[.AD22]*[.AP$27])" office:value-type="float" office:value="0.08">
              <text:p>0.1</text:p>
            </table:table-cell>
            <table:table-cell table:style-name="ce26" table:formula="of:=[.AE22]+[.I22]-IF([.W22]&gt;0;0;[.F22]+[.G22]+[.H22])" office:value-type="float" office:value="0.08">
              <text:p>0.1</text:p>
            </table:table-cell>
            <table:table-cell table:style-name="ce29"/>
            <table:table-cell table:number-columns-repeated="3"/>
            <table:table-cell table:style-name="ce33"/>
            <table:table-cell office:value-type="float" office:value="1">
              <text:p>1</text:p>
            </table:table-cell>
            <table:table-cell/>
            <table:table-cell office:value-type="float" office:value="21">
              <text:p>21</text:p>
            </table:table-cell>
            <table:table-cell table:style-name="Header" office:value-type="string">
              <text:p>X or Y?</text:p>
            </table:table-cell>
            <table:table-cell office:value-type="float" office:value="0.6">
              <text:p>0.6</text:p>
            </table:table-cell>
            <table:table-cell table:number-columns-repeated="98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Gain 1 Anima and draw a card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/>
          <table:table-cell table:style-name="ce18" table:formula="of:=CEILING([.F23]/2;1)" office:value-type="float" office:value="1">
            <text:p>1</text:p>
          </table:table-cell>
          <table:table-cell table:number-columns-repeated="3" table:style-name="ce18"/>
          <table:table-cell table:style-name="ce18"/>
          <table:table-cell table:style-name="ce18" office:value-type="float" office:value="1">
            <text:p>1</text:p>
          </table:table-cell>
          <table:table-cell table:number-columns-repeated="6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23]&gt;0;[.AP$7]*[.W23];0)+IF([.W23]&gt;0;[.AP$19];1)*IF([.R23]&gt;0;[.R23];1)*IF([.AB23]=1;[.AB23]*[.AP$26];1)*(IF([.Z23]&gt;0;[.AP$22];1)*([.J23]*[.AP$7]+[.K23]*[.AP$8]+[.L23]*[.AP$9]+[.N23]*[.AP$10]+[.O23]*[.AP$12]+[.P23]*[.AP$13]+[.S23]*[.AP$15]+[.T23]*[.AP$16]+[.U23]*[.AP$17]+[.V23]*[.AP$18]+[.X23]*[.AP$20])+[.Q23]*[.AP$14]+[.Y23]*[.AP$21]+[.AD23]*[.AP$27])" office:value-type="float" office:value="1.8">
            <text:p>1.8</text:p>
          </table:table-cell>
          <table:table-cell table:style-name="ce26" table:formula="of:=[.AE23]+[.I23]-IF([.W23]&gt;0;0;[.F23]+[.G23]+[.H23])" office:value-type="float" office:value="0.8">
            <text:p>0.8</text:p>
          </table:table-cell>
          <table:table-cell table:style-name="ce29" table:formula="of:=[.AF23]" office:value-type="float" office:value="0.8">
            <text:p>0.8</text:p>
          </table:table-cell>
          <table:table-cell table:number-columns-repeated="3"/>
          <table:table-cell table:style-name="ce33" table:formula="of:=IF([.F23]&lt;5; 3; IF([.F2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Header"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8"/>
          <table:table-cell table:style-name="ce18"/>
          <table:table-cell table:style-name="ce18" office:value-type="float" office:value="1">
            <text:p>1</text:p>
          </table:table-cell>
          <table:table-cell table:number-columns-repeated="12" table:style-name="ce18"/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23"/>
          <table:table-cell table:style-name="ce23" table:formula="of:=IF([.W24]&gt;0;[.AP$7]*[.W24];0)+IF([.W24]&gt;0;[.AP$19];1)*IF([.R24]&gt;0;[.R24];1)*IF([.AB24]=1;[.AB24]*[.AP$26];1)*(IF([.Z24]&gt;0;[.AP$22];1)*([.J24]*[.AP$7]+[.K24]*[.AP$8]+[.L24]*[.AP$9]+[.N24]*[.AP$10]+[.O24]*[.AP$12]+[.P24]*[.AP$13]+[.S24]*[.AP$15]+[.T24]*[.AP$16]+[.U24]*[.AP$17]+[.V24]*[.AP$18]+[.X24]*[.AP$20])+[.Q24]*[.AP$14]+[.Y24]*[.AP$21]+[.AD24]*[.AP$27])" office:value-type="float" office:value="0.4">
            <text:p>0.4</text:p>
          </table:table-cell>
          <table:table-cell table:style-name="ce26" table:formula="of:=[.AE24]+[.I24]-IF([.W24]&gt;0;0;[.F24]+[.G24]+[.H24])" office:value-type="float" office:value="0.4">
            <text:p>0.4</text:p>
          </table:table-cell>
          <table:table-cell table:style-name="ce29"/>
          <table:table-cell table:number-columns-repeated="3"/>
          <table:table-cell table:style-name="ce33"/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style-name="Header"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SU</text:p>
          </table:table-cell>
          <table:table-cell office:value-type="string">
            <text:p>Building</text:p>
          </table:table-cell>
          <table:table-cell table:number-columns-repeated="2"/>
          <table:table-cell table:style-name="ce18" office:value-type="float" office:value="3">
            <text:p>3</text:p>
          </table:table-cell>
          <table:table-cell table:number-columns-repeated="2" table:style-name="ce18"/>
          <table:table-cell table:style-name="ce18" table:formula="of:=CEILING([.F25]/2;1)" office:value-type="float" office:value="2">
            <text:p>2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25]&gt;0;[.AP$7]*[.W25];0)+IF([.W25]&gt;0;[.AP$19];1)*IF([.R25]&gt;0;[.R25];1)*IF([.AB25]=1;[.AB25]*[.AP$26];1)*(IF([.Z25]&gt;0;[.AP$22];1)*([.J25]*[.AP$7]+[.K25]*[.AP$8]+[.L25]*[.AP$9]+[.N25]*[.AP$10]+[.O25]*[.AP$12]+[.P25]*[.AP$13]+[.S25]*[.AP$15]+[.T25]*[.AP$16]+[.U25]*[.AP$17]+[.V25]*[.AP$18]+[.X25]*[.AP$20])+[.Q25]*[.AP$14]+[.Y25]*[.AP$21]+[.AD25]*[.AP$27])" office:value-type="float" office:value="1">
            <text:p>1.0</text:p>
          </table:table-cell>
          <table:table-cell table:style-name="ce26" table:formula="of:=[.AE25]+[.I25]-IF([.W25]&gt;0;0;[.F25]+[.G25]+[.H25])" office:value-type="float" office:value="0">
            <text:p>0.0</text:p>
          </table:table-cell>
          <table:table-cell table:style-name="ce29" table:formula="of:=[.AF25]" office:value-type="float" office:value="0">
            <text:p>0.0</text:p>
          </table:table-cell>
          <table:table-cell table:number-columns-repeated="3"/>
          <table:table-cell table:style-name="ce33" table:formula="of:=IF([.F25]&lt;5; 3; IF([.F25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style-name="Header"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 table:number-columns-repeated="2" table:style-name="ce18"/>
          <table:table-cell table:style-name="ce18" table:formula="of:=CEILING([.F26]/2;1)" office:value-type="float" office:value="2">
            <text:p>2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26]&gt;0;[.AP$7]*[.W26];0)+IF([.W26]&gt;0;[.AP$19];1)*IF([.R26]&gt;0;[.R26];1)*IF([.AB26]=1;[.AB26]*[.AP$26];1)*(IF([.Z26]&gt;0;[.AP$22];1)*([.J26]*[.AP$7]+[.K26]*[.AP$8]+[.L26]*[.AP$9]+[.N26]*[.AP$10]+[.O26]*[.AP$12]+[.P26]*[.AP$13]+[.S26]*[.AP$15]+[.T26]*[.AP$16]+[.U26]*[.AP$17]+[.V26]*[.AP$18]+[.X26]*[.AP$20])+[.Q26]*[.AP$14]+[.Y26]*[.AP$21]+[.AD26]*[.AP$27])" office:value-type="float" office:value="0">
            <text:p>0.0</text:p>
          </table:table-cell>
          <table:table-cell table:style-name="ce26" table:formula="of:=[.AE26]+[.I26]-IF([.W26]&gt;0;0;[.F26]+[.G26]+[.H26])" office:value-type="float" office:value="-2">
            <text:p>-2.0</text:p>
          </table:table-cell>
          <table:table-cell table:style-name="ce29" table:formula="of:=[.AF26]" office:value-type="float" office:value="-2">
            <text:p>-2.0</text:p>
          </table:table-cell>
          <table:table-cell table:number-columns-repeated="3"/>
          <table:table-cell table:style-name="ce33" table:formula="of:=IF([.F26]&lt;5; 3; IF([.F2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Header"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982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27]&gt;0;[.AP$7]*[.W27];0)+IF([.W27]&gt;0;[.AP$19];1)*IF([.R27]&gt;0;[.R27];1)*IF([.AB27]=1;[.AB27]*[.AP$26];1)*(IF([.Z27]&gt;0;[.AP$22];1)*([.J27]*[.AP$7]+[.K27]*[.AP$8]+[.L27]*[.AP$9]+[.N27]*[.AP$10]+[.O27]*[.AP$12]+[.P27]*[.AP$13]+[.S27]*[.AP$15]+[.T27]*[.AP$16]+[.U27]*[.AP$17]+[.V27]*[.AP$18]+[.X27]*[.AP$20])+[.Q27]*[.AP$14]+[.Y27]*[.AP$21]+[.AD27]*[.AP$27])" office:value-type="float" office:value="0">
            <text:p>0.0</text:p>
          </table:table-cell>
          <table:table-cell table:style-name="ce26" table:formula="of:=[.AE27]+[.I27]-IF([.W27]&gt;0;0;[.F27]+[.G27]+[.H27])" office:value-type="float" office:value="0">
            <text:p>0.0</text:p>
          </table:table-cell>
          <table:table-cell table:style-name="ce29"/>
          <table:table-cell table:number-columns-repeated="3"/>
          <table:table-cell table:style-name="ce33"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style-name="Header"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4 Strength</text:p>
            </table:table-cell>
            <table:table-cell table:style-name="ce18" office:value-type="float" office:value="5">
              <text:p>5</text:p>
            </table:table-cell>
            <table:table-cell table:number-columns-repeated="2" table:style-name="ce18"/>
            <table:table-cell table:style-name="ce18" table:formula="of:=CEILING([.F28]/2;1)" office:value-type="float" office:value="3">
              <text:p>3</text:p>
            </table:table-cell>
            <table:table-cell table:style-name="ce18" office:value-type="float" office:value="2">
              <text:p>2</text:p>
            </table:table-cell>
            <table:table-cell table:style-name="ce18"/>
            <table:table-cell table:style-name="ce18" office:value-type="float" office:value="4">
              <text:p>4</text:p>
            </table:table-cell>
            <table:table-cell table:style-name="ce18"/>
            <table:table-cell table:number-columns-repeated="1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28]&gt;0;[.AP$7]*[.W28];0)+IF([.W28]&gt;0;[.AP$19];1)*IF([.R28]&gt;0;[.R28];1)*IF([.AB28]=1;[.AB28]*[.AP$26];1)*(IF([.Z28]&gt;0;[.AP$22];1)*([.J28]*[.AP$7]+[.K28]*[.AP$8]+[.L28]*[.AP$9]+[.N28]*[.AP$10]+[.O28]*[.AP$12]+[.P28]*[.AP$13]+[.S28]*[.AP$15]+[.T28]*[.AP$16]+[.U28]*[.AP$17]+[.V28]*[.AP$18]+[.X28]*[.AP$20])+[.Q28]*[.AP$14]+[.Y28]*[.AP$21]+[.AD28]*[.AP$27])" office:value-type="float" office:value="3">
              <text:p>3.0</text:p>
            </table:table-cell>
            <table:table-cell table:style-name="ce26" table:formula="of:=[.AE28]+[.I28]-IF([.W28]&gt;0;0;[.F28]+[.G28]+[.H28])" office:value-type="float" office:value="1">
              <text:p>1.0</text:p>
            </table:table-cell>
            <table:table-cell table:style-name="ce29" table:formula="of:=[.AF28]+[.AF29]" office:value-type="float" office:value="1.64">
              <text:p>1.6</text:p>
            </table:table-cell>
            <table:table-cell table:number-columns-repeated="3"/>
            <table:table-cell table:style-name="ce33" table:formula="of:=IF([.F28]&lt;5; 3; IF([.F28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7">
              <text:p>27</text:p>
            </table:table-cell>
            <table:table-cell table:number-columns-repeated="984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8"/>
            <table:table-cell table:style-name="ce18"/>
            <table:table-cell table:number-columns-repeated="7" table:style-name="ce18"/>
            <table:table-cell table:style-name="ce18" office:value-type="float" office:value="2">
              <text:p>2</text:p>
            </table:table-cell>
            <table:table-cell table:number-columns-repeated="5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29]&gt;0;[.AP$7]*[.W29];0)+IF([.W29]&gt;0;[.AP$19];1)*IF([.R29]&gt;0;[.R29];1)*IF([.AB29]=1;[.AB29]*[.AP$26];1)*(IF([.Z29]&gt;0;[.AP$22];1)*([.J29]*[.AP$7]+[.K29]*[.AP$8]+[.L29]*[.AP$9]+[.N29]*[.AP$10]+[.O29]*[.AP$12]+[.P29]*[.AP$13]+[.S29]*[.AP$15]+[.T29]*[.AP$16]+[.U29]*[.AP$17]+[.V29]*[.AP$18]+[.X29]*[.AP$20])+[.Q29]*[.AP$14]+[.Y29]*[.AP$21]+[.AD29]*[.AP$27])" office:value-type="float" office:value="0.64">
              <text:p>0.6</text:p>
            </table:table-cell>
            <table:table-cell table:style-name="ce26" table:formula="of:=[.AE29]+[.I29]-IF([.W29]&gt;0;0;[.F29]+[.G29]+[.H29])" office:value-type="float" office:value="0.64">
              <text:p>0.6</text:p>
            </table:table-cell>
            <table:table-cell table:style-name="ce29"/>
            <table:table-cell table:number-columns-repeated="3"/>
            <table:table-cell table:style-name="ce33"/>
            <table:table-cell office:value-type="float" office:value="1">
              <text:p>1</text:p>
            </table:table-cell>
            <table:table-cell/>
            <table:table-cell office:value-type="float" office:value="28">
              <text:p>28</text:p>
            </table:table-cell>
            <table:table-cell table:number-columns-repeated="984"/>
          </table:table-row>
        </table:table-row-group>
        <table:table-row-group>
          <table:table-row table:style-name="ro5">
            <table:table-cell office:value-type="string">
              <text:p>Titanic Me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3 Anima to gain 5 Strength. Upgrade: You may pay 3 Anima to upgrade this into Olympic Crusher</text:p>
            </table:table-cell>
            <table:table-cell table:style-name="ce18" office:value-type="float" office:value="6">
              <text:p>6</text:p>
            </table:table-cell>
            <table:table-cell table:number-columns-repeated="2" table:style-name="ce18"/>
            <table:table-cell table:style-name="ce18" table:formula="of:=CEILING([.F30]/2;1)" office:value-type="float" office:value="3">
              <text:p>3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 office:value-type="float" office:value="5">
              <text:p>5</text:p>
            </table:table-cell>
            <table:table-cell table:style-name="ce18"/>
            <table:table-cell table:number-columns-repeated="1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30]&gt;0;[.AP$7]*[.W30];0)+IF([.W30]&gt;0;[.AP$19];1)*IF([.R30]&gt;0;[.R30];1)*IF([.AB30]=1;[.AB30]*[.AP$26];1)*(IF([.Z30]&gt;0;[.AP$22];1)*([.J30]*[.AP$7]+[.K30]*[.AP$8]+[.L30]*[.AP$9]+[.N30]*[.AP$10]+[.O30]*[.AP$12]+[.P30]*[.AP$13]+[.S30]*[.AP$15]+[.T30]*[.AP$16]+[.U30]*[.AP$17]+[.V30]*[.AP$18]+[.X30]*[.AP$20])+[.Q30]*[.AP$14]+[.Y30]*[.AP$21]+[.AD30]*[.AP$27])" office:value-type="float" office:value="3.5">
              <text:p>3.5</text:p>
            </table:table-cell>
            <table:table-cell table:style-name="ce26" table:formula="of:=[.AE30]+[.I30]-IF([.W30]&gt;0;0;[.F30]+[.G30]+[.H30])" office:value-type="float" office:value="0.5">
              <text:p>0.5</text:p>
            </table:table-cell>
            <table:table-cell table:style-name="ce29" table:formula="of:=[.AF30]+[.AF31]+[.AF32]+[.AF33]" office:value-type="float" office:value="2.64">
              <text:p>2.6</text:p>
            </table:table-cell>
            <table:table-cell table:number-columns-repeated="3"/>
            <table:table-cell table:style-name="ce33" table:formula="of:=IF([.F30]&lt;5; 3; IF([.F30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9">
              <text:p>29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8"/>
            <table:table-cell table:style-name="ce18"/>
            <table:table-cell table:number-columns-repeated="7" table:style-name="ce18"/>
            <table:table-cell table:style-name="ce18" office:value-type="float" office:value="1">
              <text:p>1</text:p>
            </table:table-cell>
            <table:table-cell table:number-columns-repeated="5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31]&gt;0;[.AP$7]*[.W31];0)+IF([.W31]&gt;0;[.AP$19];1)*IF([.R31]&gt;0;[.R31];1)*IF([.AB31]=1;[.AB31]*[.AP$26];1)*(IF([.Z31]&gt;0;[.AP$22];1)*([.J31]*[.AP$7]+[.K31]*[.AP$8]+[.L31]*[.AP$9]+[.N31]*[.AP$10]+[.O31]*[.AP$12]+[.P31]*[.AP$13]+[.S31]*[.AP$15]+[.T31]*[.AP$16]+[.U31]*[.AP$17]+[.V31]*[.AP$18]+[.X31]*[.AP$20])+[.Q31]*[.AP$14]+[.Y31]*[.AP$21]+[.AD31]*[.AP$27])" office:value-type="float" office:value="0.32">
              <text:p>0.3</text:p>
            </table:table-cell>
            <table:table-cell table:style-name="ce26" table:formula="of:=[.AE31]+[.I31]-IF([.W31]&gt;0;0;[.F31]+[.G31]+[.H31])" office:value-type="float" office:value="0.32">
              <text:p>0.3</text:p>
            </table:table-cell>
            <table:table-cell table:style-name="ce29"/>
            <table:table-cell table:number-columns-repeated="3"/>
            <table:table-cell table:style-name="ce33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8"/>
            <table:table-cell table:style-name="ce18" office:value-type="float" office:value="1">
              <text:p>1</text:p>
            </table:table-cell>
            <table:table-cell table:style-name="ce18" office:value-type="float" office:value="2">
              <text:p>2</text:p>
            </table:table-cell>
            <table:table-cell table:style-name="ce18"/>
            <table:table-cell table:style-name="ce18" office:value-type="float" office:value="5">
              <text:p>5</text:p>
            </table:table-cell>
            <table:table-cell table:style-name="ce18"/>
            <table:table-cell table:number-columns-repeated="9" table:style-name="ce18"/>
            <table:table-cell table:style-name="ce18" office:value-type="float" office:value="3">
              <text:p>3</text:p>
            </table:table-cell>
            <table:table-cell table:number-columns-repeated="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32]&gt;0;[.AP$7]*[.W32];0)+IF([.W32]&gt;0;[.AP$19];1)*IF([.R32]&gt;0;[.R32];1)*IF([.AB32]=1;[.AB32]*[.AP$26];1)*(IF([.Z32]&gt;0;[.AP$22];1)*([.J32]*[.AP$7]+[.K32]*[.AP$8]+[.L32]*[.AP$9]+[.N32]*[.AP$10]+[.O32]*[.AP$12]+[.P32]*[.AP$13]+[.S32]*[.AP$15]+[.T32]*[.AP$16]+[.U32]*[.AP$17]+[.V32]*[.AP$18]+[.X32]*[.AP$20])+[.Q32]*[.AP$14]+[.Y32]*[.AP$21]+[.AD32]*[.AP$27])" office:value-type="float" office:value="0.5">
              <text:p>0.5</text:p>
            </table:table-cell>
            <table:table-cell table:style-name="ce26" table:formula="of:=[.AE32]+[.I32]-IF([.W32]&gt;0;0;[.F32]+[.G32]+[.H32])" office:value-type="float" office:value="1.5">
              <text:p>1.5</text:p>
            </table:table-cell>
            <table:table-cell table:style-name="ce29" table:formula="of:=[.AF32]+[.AF33]" office:value-type="float" office:value="1.82">
              <text:p>1.8</text:p>
            </table:table-cell>
            <table:table-cell table:number-columns-repeated="3"/>
            <table:table-cell table:style-name="ce33" table:formula="of:=IF([.F32]&lt;5; 3; IF([.F3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31">
              <text:p>3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8"/>
            <table:table-cell table:style-name="ce18"/>
            <table:table-cell table:number-columns-repeated="7" table:style-name="ce18"/>
            <table:table-cell table:style-name="ce18" office:value-type="float" office:value="1">
              <text:p>1</text:p>
            </table:table-cell>
            <table:table-cell table:number-columns-repeated="5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33]&gt;0;[.AP$7]*[.W33];0)+IF([.W33]&gt;0;[.AP$19];1)*IF([.R33]&gt;0;[.R33];1)*IF([.AB33]=1;[.AB33]*[.AP$26];1)*(IF([.Z33]&gt;0;[.AP$22];1)*([.J33]*[.AP$7]+[.K33]*[.AP$8]+[.L33]*[.AP$9]+[.N33]*[.AP$10]+[.O33]*[.AP$12]+[.P33]*[.AP$13]+[.S33]*[.AP$15]+[.T33]*[.AP$16]+[.U33]*[.AP$17]+[.V33]*[.AP$18]+[.X33]*[.AP$20])+[.Q33]*[.AP$14]+[.Y33]*[.AP$21]+[.AD33]*[.AP$27])" office:value-type="float" office:value="0.32">
              <text:p>0.3</text:p>
            </table:table-cell>
            <table:table-cell table:style-name="ce26" table:formula="of:=[.AE33]+[.I33]-IF([.W33]&gt;0;0;[.F33]+[.G33]+[.H33])" office:value-type="float" office:value="0.32">
              <text:p>0.3</text:p>
            </table:table-cell>
            <table:table-cell table:style-name="ce29"/>
            <table:table-cell table:number-columns-repeated="3"/>
            <table:table-cell table:style-name="ce33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4"/>
          </table:table-row>
        </table:table-row-group>
        <table:table-row table:style-name="ro2">
          <table:table-cell/>
          <table:table-cell office:value-type="string">
            <text:p>SU</text:p>
          </table:table-cell>
          <table:table-cell office:value-type="string">
            <text:p>Human</text:p>
          </table:table-cell>
          <table:table-cell table:number-columns-repeated="2"/>
          <table:table-cell table:style-name="ce18" office:value-type="float" office:value="7">
            <text:p>7</text:p>
          </table:table-cell>
          <table:table-cell table:number-columns-repeated="2" table:style-name="ce18"/>
          <table:table-cell table:style-name="ce18" table:formula="of:=CEILING([.F34]/2;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34]&gt;0;[.AP$7]*[.W34];0)+IF([.W34]&gt;0;[.AP$19];1)*IF([.R34]&gt;0;[.R34];1)*IF([.AB34]=1;[.AB34]*[.AP$26];1)*(IF([.Z34]&gt;0;[.AP$22];1)*([.J34]*[.AP$7]+[.K34]*[.AP$8]+[.L34]*[.AP$9]+[.N34]*[.AP$10]+[.O34]*[.AP$12]+[.P34]*[.AP$13]+[.S34]*[.AP$15]+[.T34]*[.AP$16]+[.U34]*[.AP$17]+[.V34]*[.AP$18]+[.X34]*[.AP$20])+[.Q34]*[.AP$14]+[.Y34]*[.AP$21]+[.AD34]*[.AP$27])" office:value-type="float" office:value="0">
            <text:p>0.0</text:p>
          </table:table-cell>
          <table:table-cell table:style-name="ce26" table:formula="of:=[.AE34]+[.I34]-IF([.W34]&gt;0;0;[.F34]+[.G34]+[.H34])" office:value-type="float" office:value="-3">
            <text:p>-3.0</text:p>
          </table:table-cell>
          <table:table-cell table:style-name="ce29" table:formula="of:=[.AF34]" office:value-type="float" office:value="-3">
            <text:p>-3.0</text:p>
          </table:table-cell>
          <table:table-cell table:number-columns-repeated="3"/>
          <table:table-cell table:style-name="ce33" table:formula="of:=IF([.F34]&lt;5; 3; IF([.F34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5 Anima</text:p>
            </table:table-cell>
            <table:table-cell table:style-name="ce18" office:value-type="float" office:value="8">
              <text:p>8</text:p>
            </table:table-cell>
            <table:table-cell table:number-columns-repeated="2" table:style-name="ce18"/>
            <table:table-cell table:style-name="ce18" table:formula="of:=CEILING([.F35]/2;1)" office:value-type="float" office:value="4">
              <text:p>4</text:p>
            </table:table-cell>
            <table:table-cell table:number-columns-repeated="3" table:style-name="ce18"/>
            <table:table-cell table:style-name="ce18"/>
            <table:table-cell table:style-name="ce18" office:value-type="float" office:value="5">
              <text:p>5</text:p>
            </table:table-cell>
            <table:table-cell table:number-columns-repeated="12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35]&gt;0;[.AP$7]*[.W35];0)+IF([.W35]&gt;0;[.AP$19];1)*IF([.R35]&gt;0;[.R35];1)*IF([.AB35]=1;[.AB35]*[.AP$26];1)*(IF([.Z35]&gt;0;[.AP$22];1)*([.J35]*[.AP$7]+[.K35]*[.AP$8]+[.L35]*[.AP$9]+[.N35]*[.AP$10]+[.O35]*[.AP$12]+[.P35]*[.AP$13]+[.S35]*[.AP$15]+[.T35]*[.AP$16]+[.U35]*[.AP$17]+[.V35]*[.AP$18]+[.X35]*[.AP$20])+[.Q35]*[.AP$14]+[.Y35]*[.AP$21]+[.AD35]*[.AP$27])" office:value-type="float" office:value="5">
              <text:p>5.0</text:p>
            </table:table-cell>
            <table:table-cell table:style-name="ce26" table:formula="of:=[.AE35]+[.I35]-IF([.W35]&gt;0;0;[.F35]+[.G35]+[.H35])" office:value-type="float" office:value="1">
              <text:p>1.0</text:p>
            </table:table-cell>
            <table:table-cell table:style-name="ce29" table:formula="of:=[.AF35]+[.AF36]" office:value-type="float" office:value="1.96">
              <text:p>2.0</text:p>
            </table:table-cell>
            <table:table-cell office:value-type="string">
              <text:p>Enjoys stabbing</text:p>
            </table:table-cell>
            <table:table-cell table:number-columns-repeated="2"/>
            <table:table-cell table:style-name="ce33" table:formula="of:=IF([.F35]&lt;5; 3; IF([.F35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4">
              <text:p>34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8"/>
            <table:table-cell table:style-name="ce18" office:value-type="float" office:value="1">
              <text:p>1</text:p>
            </table:table-cell>
            <table:table-cell table:number-columns-repeated="2" table:style-name="ce18"/>
            <table:table-cell table:style-name="ce18"/>
            <table:table-cell table:number-columns-repeated="4" table:style-name="ce18"/>
            <table:table-cell table:style-name="ce18" office:value-type="float" office:value="8">
              <text:p>8</text:p>
            </table:table-cell>
            <table:table-cell table:number-columns-repeated="2" table:style-name="ce18"/>
            <table:table-cell table:style-name="ce18" office:value-type="float" office:value="1">
              <text:p>1</text:p>
            </table:table-cell>
            <table:table-cell table:number-columns-repeated="5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36]&gt;0;[.AP$7]*[.W36];0)+IF([.W36]&gt;0;[.AP$19];1)*IF([.R36]&gt;0;[.R36];1)*IF([.AB36]=1;[.AB36]*[.AP$26];1)*(IF([.Z36]&gt;0;[.AP$22];1)*([.J36]*[.AP$7]+[.K36]*[.AP$8]+[.L36]*[.AP$9]+[.N36]*[.AP$10]+[.O36]*[.AP$12]+[.P36]*[.AP$13]+[.S36]*[.AP$15]+[.T36]*[.AP$16]+[.U36]*[.AP$17]+[.V36]*[.AP$18]+[.X36]*[.AP$20])+[.Q36]*[.AP$14]+[.Y36]*[.AP$21]+[.AD36]*[.AP$27])" office:value-type="float" office:value="0.96">
              <text:p>1.0</text:p>
            </table:table-cell>
            <table:table-cell table:style-name="ce26" table:formula="of:=[.AE36]+[.I36]-IF([.W36]&gt;0;0;[.F36]+[.G36]+[.H36])" office:value-type="float" office:value="0.96">
              <text:p>1.0</text:p>
            </table:table-cell>
            <table:table-cell table:style-name="ce29"/>
            <table:table-cell table:number-columns-repeated="3"/>
            <table:table-cell table:style-name="ce33"/>
            <table:table-cell office:value-type="float" office:value="1">
              <text:p>1</text:p>
            </table:table-cell>
            <table:table-cell/>
            <table:table-cell office:value-type="float" office:value="35">
              <text:p>35</text:p>
            </table:table-cell>
            <table:table-cell table:number-columns-repeated="984"/>
          </table:table-row>
        </table:table-row-group>
        <table:table-row table:style-name="ro2">
          <table:table-cell office:value-type="string">
            <text:p>Primordia the God-Creato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/>
          <table:table-cell office:value-type="string">
            <text:p>Reveal the top card of the God deck. Assimilate it for free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/>
          <table:table-cell table:style-name="ce18" table:formula="of:=CEILING([.F37]/2;1)" office:value-type="float" office:value="5">
            <text:p>5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 table:formula="of:=[.I95]" office:value-type="float" office:value="12.375">
            <text:p>12.4</text:p>
          </table:table-cell>
          <table:table-cell table:style-name="ce23" table:formula="of:=IF([.W37]&gt;0;[.AP$7]*[.W37];0)+IF([.W37]&gt;0;[.AP$19];1)*IF([.R37]&gt;0;[.R37];1)*IF([.AB37]=1;[.AB37]*[.AP$26];1)*(IF([.Z37]&gt;0;[.AP$22];1)*([.J37]*[.AP$7]+[.K37]*[.AP$8]+[.L37]*[.AP$9]+[.N37]*[.AP$10]+[.O37]*[.AP$12]+[.P37]*[.AP$13]+[.S37]*[.AP$15]+[.T37]*[.AP$16]+[.U37]*[.AP$17]+[.V37]*[.AP$18]+[.X37]*[.AP$20])+[.Q37]*[.AP$14]+[.Y37]*[.AP$21]+[.AD37]*[.AP$27])" office:value-type="float" office:value="12.375">
            <text:p>12.4</text:p>
          </table:table-cell>
          <table:table-cell table:style-name="ce26" table:formula="of:=[.AE37]+[.I37]-IF([.W37]&gt;0;0;[.F37]+[.G37]+[.H37])" office:value-type="float" office:value="8.375">
            <text:p>8.4</text:p>
          </table:table-cell>
          <table:table-cell table:style-name="ce29" table:formula="of:=[.AF37]" office:value-type="float" office:value="8.375">
            <text:p>8.4</text:p>
          </table:table-cell>
          <table:table-cell table:number-columns-repeated="3"/>
          <table:table-cell table:style-name="ce33" table:formula="of:=IF([.F37]&lt;5; 3; IF([.F37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7" table:number-columns-repeated="3"/>
          <table:table-cell table:style-name="ce12"/>
          <table:table-cell table:number-columns-repeated="4" table:style-name="ce19"/>
          <table:table-cell table:style-name="ce19" table:formula="of:=SUM([.J21:.J37])" office:value-type="float" office:value="8">
            <text:p>8</text:p>
          </table:table-cell>
          <table:table-cell table:style-name="ce19" table:formula="of:=SUM([.K21:.K37])" office:value-type="float" office:value="0">
            <text:p>0</text:p>
          </table:table-cell>
          <table:table-cell table:style-name="ce19" table:formula="of:=SUM([.L21:.L37])" office:value-type="float" office:value="15">
            <text:p>15</text:p>
          </table:table-cell>
          <table:table-cell table:style-name="ce19"/>
          <table:table-cell table:style-name="ce19" table:formula="of:=SUM([.N21:.N37])" office:value-type="float" office:value="7">
            <text:p>7</text:p>
          </table:table-cell>
          <table:table-cell table:style-name="ce19" table:formula="of:=SUM([.O21:.O37])" office:value-type="float" office:value="0">
            <text:p>0</text:p>
          </table:table-cell>
          <table:table-cell table:style-name="ce19" table:formula="of:=SUM([.P21:.P37])" office:value-type="float" office:value="0">
            <text:p>0</text:p>
          </table:table-cell>
          <table:table-cell table:style-name="ce19" table:formula="of:=SUM([.Q21:.Q37])" office:value-type="float" office:value="0">
            <text:p>0</text:p>
          </table:table-cell>
          <table:table-cell table:style-name="ce19" table:formula="of:=SUM([.R21:.R37])" office:value-type="float" office:value="8">
            <text:p>8</text:p>
          </table:table-cell>
          <table:table-cell table:style-name="ce19" table:formula="of:=SUM([.S21:.S37])" office:value-type="float" office:value="0">
            <text:p>0</text:p>
          </table:table-cell>
          <table:table-cell table:style-name="ce19" table:formula="of:=SUM([.T21:.T37])" office:value-type="float" office:value="0">
            <text:p>0</text:p>
          </table:table-cell>
          <table:table-cell table:style-name="ce19" table:formula="of:=SUM([.U21:.U37])" office:value-type="float" office:value="8">
            <text:p>8</text:p>
          </table:table-cell>
          <table:table-cell table:style-name="ce19" table:formula="of:=SUM([.V21:.V37])" office:value-type="float" office:value="1">
            <text:p>1</text:p>
          </table:table-cell>
          <table:table-cell table:style-name="ce19" table:formula="of:=SUM([.W21:.W37])" office:value-type="float" office:value="3">
            <text:p>3</text:p>
          </table:table-cell>
          <table:table-cell table:style-name="ce19" table:formula="of:=SUM([.X21:.X37])" office:value-type="float" office:value="0">
            <text:p>0</text:p>
          </table:table-cell>
          <table:table-cell table:style-name="ce19" table:formula="of:=SUM([.Y21:.Y37])" office:value-type="float" office:value="0">
            <text:p>0</text:p>
          </table:table-cell>
          <table:table-cell table:style-name="ce19" table:formula="of:=SUM([.Z21:.Z37])" office:value-type="float" office:value="0">
            <text:p>0</text:p>
          </table:table-cell>
          <table:table-cell table:style-name="ce19" table:formula="of:=SUM([.AA21:.AA37])" office:value-type="float" office:value="0">
            <text:p>0</text:p>
          </table:table-cell>
          <table:table-cell table:style-name="ce19" table:formula="of:=SUM([.AB21:.AB37])" office:value-type="float" office:value="6">
            <text:p>6</text:p>
          </table:table-cell>
          <table:table-cell table:style-name="ce19"/>
          <table:table-cell table:style-name="ce24" table:formula="of:=SUM([.AD21:.AD37])" office:value-type="float" office:value="12.375">
            <text:p>12.4</text:p>
          </table:table-cell>
          <table:table-cell table:style-name="ce24" table:formula="of:=IF([.W38]&gt;0;[.AP$7]*[.W38];0)+IF([.W38]&gt;0;[.AP$19];1)*IF([.R38]&gt;0;[.R38];1)*IF([.AB38]=1;[.AB38]*[.AP$26];1)*(IF([.Z38]&gt;0;[.AP$22];1)*([.J38]*[.AP$7]+[.K38]*[.AP$8]+[.L38]*[.AP$9]+[.N38]*[.AP$10]+[.O38]*[.AP$12]+[.P38]*[.AP$13]+[.S38]*[.AP$15]+[.T38]*[.AP$16]+[.U38]*[.AP$17]+[.V38]*[.AP$18]+[.X38]*[.AP$20])+[.Q38]*[.AP$14]+[.Y38]*[.AP$21]+[.AD38]*[.AP$27])" office:value-type="float" office:value="143.2">
            <text:p>143.2</text:p>
          </table:table-cell>
          <table:table-cell table:style-name="ce27" table:formula="of:=[.AE38]+[.I38]-IF([.W38]&gt;0;0;[.F38]+[.G38]+[.H38])" office:value-type="float" office:value="143.2">
            <text:p>143.2</text:p>
          </table:table-cell>
          <table:table-cell table:style-name="ce30"/>
          <table:table-cell table:style-name="ce7" table:number-columns-repeated="3"/>
          <table:table-cell table:style-name="ce19" table:formula="of:=SUM([.AK21:.AK37])"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984"/>
        </table:table-row>
        <table:table-row table:style-name="ro2">
          <table:table-cell table:number-columns-repeated="5"/>
          <table:table-cell table:number-columns-repeated="7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39]&gt;0;[.AP$7]*[.W39];0)+IF([.W39]&gt;0;[.AP$19];1)*IF([.R39]&gt;0;[.R39];1)*IF([.AB39]=1;[.AB39]*[.AP$26];1)*(IF([.Z39]&gt;0;[.AP$22];1)*([.J39]*[.AP$7]+[.K39]*[.AP$8]+[.L39]*[.AP$9]+[.N39]*[.AP$10]+[.O39]*[.AP$12]+[.P39]*[.AP$13]+[.S39]*[.AP$15]+[.T39]*[.AP$16]+[.U39]*[.AP$17]+[.V39]*[.AP$18]+[.X39]*[.AP$20])+[.Q39]*[.AP$14]+[.Y39]*[.AP$21]+[.AD39]*[.AP$27])" office:value-type="float" office:value="0">
            <text:p>0.0</text:p>
          </table:table-cell>
          <table:table-cell table:style-name="ce26" table:formula="of:=[.AE39]+[.I39]-IF([.W39]&gt;0;0;[.F39]+[.G39]+[.H39])" office:value-type="float" office:value="0">
            <text:p>0.0</text:p>
          </table:table-cell>
          <table:table-cell table:style-name="ce29"/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number-columns-repeated="984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/>
          <table:table-cell table:style-name="ce18" table:formula="of:=CEILING([.F40]/2;1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0]&gt;0;[.AP$7]*[.W40];0)+IF([.W40]&gt;0;[.AP$19];1)*IF([.R40]&gt;0;[.R40];1)*IF([.AB40]=1;[.AB40]*[.AP$26];1)*(IF([.Z40]&gt;0;[.AP$22];1)*([.J40]*[.AP$7]+[.K40]*[.AP$8]+[.L40]*[.AP$9]+[.N40]*[.AP$10]+[.O40]*[.AP$12]+[.P40]*[.AP$13]+[.S40]*[.AP$15]+[.T40]*[.AP$16]+[.U40]*[.AP$17]+[.V40]*[.AP$18]+[.X40]*[.AP$20])+[.Q40]*[.AP$14]+[.Y40]*[.AP$21]+[.AD40]*[.AP$27])" office:value-type="float" office:value="1.5">
            <text:p>1.5</text:p>
          </table:table-cell>
          <table:table-cell table:style-name="ce26" table:formula="of:=[.AE40]+[.I40]-IF([.W40]&gt;0;0;[.F40]+[.G40]+[.H40])" office:value-type="float" office:value="1.5">
            <text:p>1.5</text:p>
          </table:table-cell>
          <table:table-cell table:style-name="ce29" table:formula="of:=[.AF40]" office:value-type="float" office:value="1.5">
            <text:p>1.5</text:p>
          </table:table-cell>
          <table:table-cell table:number-columns-repeated="3"/>
          <table:table-cell table:style-name="ce18" table:formula="of:=IF([.F40]&lt;5; 3; IF([.F4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984"/>
        </table:table-row>
        <table:table-row table:style-name="ro2">
          <table:table-cell office:value-type="string">
            <text:p>Aerari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number-columns-repeated="2" table:style-name="ce18"/>
          <table:table-cell table:style-name="ce18" table:formula="of:=CEILING([.F41]/2;1)" office:value-type="float" office:value="1">
            <text:p>1</text:p>
          </table:table-cell>
          <table:table-cell table:number-columns-repeated="3" table:style-name="ce18"/>
          <table:table-cell table:style-name="ce18"/>
          <table:table-cell table:number-columns-repeated="3" table:style-name="ce18"/>
          <table:table-cell table:style-name="ce18" office:value-type="float" office:value="2">
            <text:p>2</text:p>
          </table:table-cell>
          <table:table-cell table:number-columns-repeated="3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1]&gt;0;[.AP$7]*[.W41];0)+IF([.W41]&gt;0;[.AP$19];1)*IF([.R41]&gt;0;[.R41];1)*IF([.AB41]=1;[.AB41]*[.AP$26];1)*(IF([.Z41]&gt;0;[.AP$22];1)*([.J41]*[.AP$7]+[.K41]*[.AP$8]+[.L41]*[.AP$9]+[.N41]*[.AP$10]+[.O41]*[.AP$12]+[.P41]*[.AP$13]+[.S41]*[.AP$15]+[.T41]*[.AP$16]+[.U41]*[.AP$17]+[.V41]*[.AP$18]+[.X41]*[.AP$20])+[.Q41]*[.AP$14]+[.Y41]*[.AP$21]+[.AD41]*[.AP$27])" office:value-type="float" office:value="1.6">
            <text:p>1.6</text:p>
          </table:table-cell>
          <table:table-cell table:style-name="ce26" table:formula="of:=[.AE41]+[.I41]-IF([.W41]&gt;0;0;[.F41]+[.G41]+[.H41])" office:value-type="float" office:value="0.6">
            <text:p>0.6</text:p>
          </table:table-cell>
          <table:table-cell table:style-name="ce29" table:formula="of:=[.AF41]" office:value-type="float" office:value="0.6">
            <text:p>0.6</text:p>
          </table:table-cell>
          <table:table-cell table:number-columns-repeated="3"/>
          <table:table-cell table:style-name="ce18" table:formula="of:=IF([.F41]&lt;5; 3; IF([.F41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Gain 2 Anima</text:p>
            </table:table-cell>
            <table:table-cell table:style-name="ce18" office:value-type="float" office:value="3">
              <text:p>3</text:p>
            </table:table-cell>
            <table:table-cell table:number-columns-repeated="2" table:style-name="ce18"/>
            <table:table-cell table:style-name="ce18" table:formula="of:=CEILING([.F42]/2;1)" office:value-type="float" office:value="2">
              <text:p>2</text:p>
            </table:table-cell>
            <table:table-cell table:number-columns-repeated="3" table:style-name="ce18"/>
            <table:table-cell table:style-name="ce18"/>
            <table:table-cell table:style-name="ce18" office:value-type="float" office:value="2">
              <text:p>2</text:p>
            </table:table-cell>
            <table:table-cell table:number-columns-repeated="12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42]&gt;0;[.AP$7]*[.W42];0)+IF([.W42]&gt;0;[.AP$19];1)*IF([.R42]&gt;0;[.R42];1)*IF([.AB42]=1;[.AB42]*[.AP$26];1)*(IF([.Z42]&gt;0;[.AP$22];1)*([.J42]*[.AP$7]+[.K42]*[.AP$8]+[.L42]*[.AP$9]+[.N42]*[.AP$10]+[.O42]*[.AP$12]+[.P42]*[.AP$13]+[.S42]*[.AP$15]+[.T42]*[.AP$16]+[.U42]*[.AP$17]+[.V42]*[.AP$18]+[.X42]*[.AP$20])+[.Q42]*[.AP$14]+[.Y42]*[.AP$21]+[.AD42]*[.AP$27])" office:value-type="float" office:value="2">
              <text:p>2.0</text:p>
            </table:table-cell>
            <table:table-cell table:style-name="ce26" table:formula="of:=[.AE42]+[.I42]-IF([.W42]&gt;0;0;[.F42]+[.G42]+[.H42])" office:value-type="float" office:value="1">
              <text:p>1.0</text:p>
            </table:table-cell>
            <table:table-cell table:style-name="ce29" table:formula="of:=[.AF42]+[.AF43]" office:value-type="float" office:value="1.8">
              <text:p>1.8</text:p>
            </table:table-cell>
            <table:table-cell table:number-columns-repeated="3"/>
            <table:table-cell table:style-name="ce18" table:formula="of:=IF([.F42]&lt;5; 3; IF([.F42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1">
              <text:p>4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8"/>
            <table:table-cell table:style-name="ce18" office:value-type="float" office:value="2">
              <text:p>2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43]&gt;0;[.AP$7]*[.W43];0)+IF([.W43]&gt;0;[.AP$19];1)*IF([.R43]&gt;0;[.R43];1)*IF([.AB43]=1;[.AB43]*[.AP$26];1)*(IF([.Z43]&gt;0;[.AP$22];1)*([.J43]*[.AP$7]+[.K43]*[.AP$8]+[.L43]*[.AP$9]+[.N43]*[.AP$10]+[.O43]*[.AP$12]+[.P43]*[.AP$13]+[.S43]*[.AP$15]+[.T43]*[.AP$16]+[.U43]*[.AP$17]+[.V43]*[.AP$18]+[.X43]*[.AP$20])+[.Q43]*[.AP$14]+[.Y43]*[.AP$21]+[.AD43]*[.AP$27])" office:value-type="float" office:value="0.8">
              <text:p>0.8</text:p>
            </table:table-cell>
            <table:table-cell table:style-name="ce26" table:formula="of:=[.AE43]+[.I43]-IF([.W43]&gt;0;0;[.F43]+[.G43]+[.H43])" office:value-type="float" office:value="0.8">
              <text:p>0.8</text:p>
            </table:table-cell>
            <table:table-cell table:style-name="ce29"/>
            <table:table-cell table:number-columns-repeated="3"/>
            <table:table-cell table:style-name="ce18"/>
            <table:table-cell office:value-type="float" office:value="1">
              <text:p>1</text:p>
            </table:table-cell>
            <table:table-cell/>
            <table:table-cell office:value-type="float" office:value="42">
              <text:p>42</text:p>
            </table:table-cell>
            <table:table-cell table:number-columns-repeated="984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 table:number-columns-repeated="2" table:style-name="ce18"/>
          <table:table-cell table:style-name="ce18" table:formula="of:=CEILING([.F44]/2;1)" office:value-type="float" office:value="2">
            <text:p>2</text:p>
          </table:table-cell>
          <table:table-cell table:number-columns-repeated="2" table:style-name="ce18"/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/>
          <table:table-cell table:style-name="ce18" office:value-type="float" office:value="3">
            <text:p>3</text:p>
          </table:table-cell>
          <table:table-cell table:number-columns-repeated="3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4]&gt;0;[.AP$7]*[.W44];0)+IF([.W44]&gt;0;[.AP$19];1)*IF([.R44]&gt;0;[.R44];1)*IF([.AB44]=1;[.AB44]*[.AP$26];1)*(IF([.Z44]&gt;0;[.AP$22];1)*([.J44]*[.AP$7]+[.K44]*[.AP$8]+[.L44]*[.AP$9]+[.N44]*[.AP$10]+[.O44]*[.AP$12]+[.P44]*[.AP$13]+[.S44]*[.AP$15]+[.T44]*[.AP$16]+[.U44]*[.AP$17]+[.V44]*[.AP$18]+[.X44]*[.AP$20])+[.Q44]*[.AP$14]+[.Y44]*[.AP$21]+[.AD44]*[.AP$27])" office:value-type="float" office:value="3">
            <text:p>3.0</text:p>
          </table:table-cell>
          <table:table-cell table:style-name="ce26" table:formula="of:=[.AE44]+[.I44]-IF([.W44]&gt;0;0;[.F44]+[.G44]+[.H44])" office:value-type="float" office:value="1">
            <text:p>1.0</text:p>
          </table:table-cell>
          <table:table-cell table:style-name="ce29" table:formula="of:=[.AF44]" office:value-type="float" office:value="1">
            <text:p>1.0</text:p>
          </table:table-cell>
          <table:table-cell table:number-columns-repeated="3"/>
          <table:table-cell table:style-name="ce18" table:formula="of:=IF([.F44]&lt;5; 3; IF([.F4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table:number-columns-repeated="984"/>
        </table:table-row>
        <table:table-row table:style-name="ro5">
          <table:table-cell office:value-type="string">
            <text:p>Fortification-mend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. You may place a Fortification from your discard on top of your deck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/>
          <table:table-cell table:style-name="ce18" table:formula="of:=CEILING([.F45]/2;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style-name="ce18" office:value-type="float" office:value="1">
            <text:p>1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 office:value-type="float" office:value="1.5">
            <text:p>1.5</text:p>
          </table:table-cell>
          <table:table-cell table:style-name="ce23" table:formula="of:=IF([.W45]&gt;0;[.AP$7]*[.W45];0)+IF([.W45]&gt;0;[.AP$19];1)*IF([.R45]&gt;0;[.R45];1)*IF([.AB45]=1;[.AB45]*[.AP$26];1)*(IF([.Z45]&gt;0;[.AP$22];1)*([.J45]*[.AP$7]+[.K45]*[.AP$8]+[.L45]*[.AP$9]+[.N45]*[.AP$10]+[.O45]*[.AP$12]+[.P45]*[.AP$13]+[.S45]*[.AP$15]+[.T45]*[.AP$16]+[.U45]*[.AP$17]+[.V45]*[.AP$18]+[.X45]*[.AP$20])+[.Q45]*[.AP$14]+[.Y45]*[.AP$21]+[.AD45]*[.AP$27])" office:value-type="float" office:value="2.5">
            <text:p>2.5</text:p>
          </table:table-cell>
          <table:table-cell table:style-name="ce26" table:formula="of:=[.AE45]+[.I45]-IF([.W45]&gt;0;0;[.F45]+[.G45]+[.H45])" office:value-type="float" office:value="0.5">
            <text:p>0.5</text:p>
          </table:table-cell>
          <table:table-cell table:style-name="ce29" table:formula="of:=[.AF45]+[.AF46]" office:value-type="float" office:value="0.82">
            <text:p>0.8</text:p>
          </table:table-cell>
          <table:table-cell table:number-columns-repeated="3"/>
          <table:table-cell table:style-name="ce18" table:formula="of:=IF([.F45]&lt;5; 3; IF([.F45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8"/>
          <table:table-cell table:style-name="ce18"/>
          <table:table-cell table:number-columns-repeated="7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23"/>
          <table:table-cell table:style-name="ce23" table:formula="of:=IF([.W46]&gt;0;[.AP$7]*[.W46];0)+IF([.W46]&gt;0;[.AP$19];1)*IF([.R46]&gt;0;[.R46];1)*IF([.AB46]=1;[.AB46]*[.AP$26];1)*(IF([.Z46]&gt;0;[.AP$22];1)*([.J46]*[.AP$7]+[.K46]*[.AP$8]+[.L46]*[.AP$9]+[.N46]*[.AP$10]+[.O46]*[.AP$12]+[.P46]*[.AP$13]+[.S46]*[.AP$15]+[.T46]*[.AP$16]+[.U46]*[.AP$17]+[.V46]*[.AP$18]+[.X46]*[.AP$20])+[.Q46]*[.AP$14]+[.Y46]*[.AP$21]+[.AD46]*[.AP$27])" office:value-type="float" office:value="0.32">
            <text:p>0.3</text:p>
          </table:table-cell>
          <table:table-cell table:style-name="ce26" table:formula="of:=[.AE46]+[.I46]-IF([.W46]&gt;0;0;[.F46]+[.G46]+[.H46])" office:value-type="float" office:value="0.32">
            <text:p>0.3</text:p>
          </table:table-cell>
          <table:table-cell table:style-name="ce29"/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984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4 Anima to gain 5 Strength and 2 Anima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/>
          <table:table-cell table:style-name="ce18" table:formula="of:=CEILING([.F47]/2;1)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7]&gt;0;[.AP$7]*[.W47];0)+IF([.W47]&gt;0;[.AP$19];1)*IF([.R47]&gt;0;[.R47];1)*IF([.AB47]=1;[.AB47]*[.AP$26];1)*(IF([.Z47]&gt;0;[.AP$22];1)*([.J47]*[.AP$7]+[.K47]*[.AP$8]+[.L47]*[.AP$9]+[.N47]*[.AP$10]+[.O47]*[.AP$12]+[.P47]*[.AP$13]+[.S47]*[.AP$15]+[.T47]*[.AP$16]+[.U47]*[.AP$17]+[.V47]*[.AP$18]+[.X47]*[.AP$20])+[.Q47]*[.AP$14]+[.Y47]*[.AP$21]+[.AD47]*[.AP$27])" office:value-type="float" office:value="5">
            <text:p>5.0</text:p>
          </table:table-cell>
          <table:table-cell table:style-name="ce26" table:formula="of:=[.AE47]+[.I47]-IF([.W47]&gt;0;0;[.F47]+[.G47]+[.H47])" office:value-type="float" office:value="3">
            <text:p>3.0</text:p>
          </table:table-cell>
          <table:table-cell table:style-name="ce29" table:formula="of:=[.AF47]" office:value-type="float" office:value="3">
            <text:p>3.0</text:p>
          </table:table-cell>
          <table:table-cell table:number-columns-repeated="3"/>
          <table:table-cell table:style-name="ce18" table:formula="of:=IF([.F47]&lt;5; 3; IF([.F47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4"/>
        </table:table-row>
        <table:table-row table:style-name="ro2">
          <table:table-cell table:style-name="ce5" office:value-type="string">
            <text:p>Ida Fortification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number-columns-repeated="2" table:style-name="ce18"/>
          <table:table-cell table:style-name="ce18" table:formula="of:=CEILING([.F48]/2;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/>
          <table:table-cell table:style-name="ce18" office:value-type="float" office:value="4">
            <text:p>4</text:p>
          </table:table-cell>
          <table:table-cell table:number-columns-repeated="3" table:style-name="ce18"/>
          <table:table-cell table:style-name="ce18" office:value-type="float" office:value="1">
            <text:p>1</text:p>
          </table:table-cell>
          <table:table-cell table:number-columns-repeated="5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48]&gt;0;[.AP$7]*[.W48];0)+IF([.W48]&gt;0;[.AP$19];1)*IF([.R48]&gt;0;[.R48];1)*IF([.AB48]=1;[.AB48]*[.AP$26];1)*(IF([.Z48]&gt;0;[.AP$22];1)*([.J48]*[.AP$7]+[.K48]*[.AP$8]+[.L48]*[.AP$9]+[.N48]*[.AP$10]+[.O48]*[.AP$12]+[.P48]*[.AP$13]+[.S48]*[.AP$15]+[.T48]*[.AP$16]+[.U48]*[.AP$17]+[.V48]*[.AP$18]+[.X48]*[.AP$20])+[.Q48]*[.AP$14]+[.Y48]*[.AP$21]+[.AD48]*[.AP$27])" office:value-type="float" office:value="3.4">
            <text:p>3.4</text:p>
          </table:table-cell>
          <table:table-cell table:style-name="ce26" table:formula="of:=[.AE48]+[.I48]-IF([.W48]&gt;0;0;[.F48]+[.G48]+[.H48])" office:value-type="float" office:value="0.4">
            <text:p>0.4</text:p>
          </table:table-cell>
          <table:table-cell table:style-name="ce29" table:formula="of:=[.AF48]" office:value-type="float" office:value="0.4">
            <text:p>0.4</text:p>
          </table:table-cell>
          <table:table-cell table:number-columns-repeated="3"/>
          <table:table-cell table:style-name="ce18" table:formula="of:=IF([.F48]&lt;5; 3; IF([.F48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Trade</text:p>
            </table:table-cell>
            <table:table-cell table:style-name="ce18" office:value-type="float" office:value="6">
              <text:p>6</text:p>
            </table:table-cell>
            <table:table-cell table:number-columns-repeated="2" table:style-name="ce18"/>
            <table:table-cell table:style-name="ce18" table:formula="of:=CEILING([.F49]/2;1)" office:value-type="float" office:value="3">
              <text:p>3</text:p>
            </table:table-cell>
            <table:table-cell table:style-name="ce18" office:value-type="float" office:value="2">
              <text:p>2</text:p>
            </table:table-cell>
            <table:table-cell table:style-name="ce18" office:value-type="float" office:value="5">
              <text:p>5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49]&gt;0;[.AP$7]*[.W49];0)+IF([.W49]&gt;0;[.AP$19];1)*IF([.R49]&gt;0;[.R49];1)*IF([.AB49]=1;[.AB49]*[.AP$26];1)*(IF([.Z49]&gt;0;[.AP$22];1)*([.J49]*[.AP$7]+[.K49]*[.AP$8]+[.L49]*[.AP$9]+[.N49]*[.AP$10]+[.O49]*[.AP$12]+[.P49]*[.AP$13]+[.S49]*[.AP$15]+[.T49]*[.AP$16]+[.U49]*[.AP$17]+[.V49]*[.AP$18]+[.X49]*[.AP$20])+[.Q49]*[.AP$14]+[.Y49]*[.AP$21]+[.AD49]*[.AP$27])" office:value-type="float" office:value="4">
              <text:p>4.0</text:p>
            </table:table-cell>
            <table:table-cell table:style-name="ce26" table:formula="of:=[.AE49]+[.I49]-IF([.W49]&gt;0;0;[.F49]+[.G49]+[.H49])" office:value-type="float" office:value="1">
              <text:p>1.0</text:p>
            </table:table-cell>
            <table:table-cell table:style-name="ce29" table:formula="of:=[.AF49]+[.AF50]" office:value-type="float" office:value="2">
              <text:p>2.0</text:p>
            </table:table-cell>
            <table:table-cell table:number-columns-repeated="3"/>
            <table:table-cell table:style-name="ce18" table:formula="of:=IF([.F49]&lt;5; 3; IF([.F49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8">
              <text:p>48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9" office:value-type="string">
              <text:p>EG</text:p>
            </table:table-cell>
            <table:table-cell table:style-name="ce9" office:value-type="string">
              <text:p>Ability</text:p>
            </table:table-cell>
            <table:table-cell table:style-name="ce9"/>
            <table:table-cell table:style-name="ce13" office:value-type="string">
              <text:p>Pay 1 Anima to gain 3 Trade</text:p>
            </table:table-cell>
            <table:table-cell table:number-columns-repeated="3" table:style-name="ce20"/>
            <table:table-cell table:style-name="ce18"/>
            <table:table-cell table:style-name="ce20" office:value-type="float" office:value="1">
              <text:p>1</text:p>
            </table:table-cell>
            <table:table-cell table:style-name="ce20" office:value-type="float" office:value="3">
              <text:p>3</text:p>
            </table:table-cell>
            <table:table-cell table:style-name="ce20"/>
            <table:table-cell table:style-name="ce20"/>
            <table:table-cell table:number-columns-repeated="13" table:style-name="ce20"/>
            <table:table-cell table:style-name="ce20"/>
            <table:table-cell table:style-name="ce20" office:value-type="float" office:value="1">
              <text:p>1</text:p>
            </table:table-cell>
            <table:table-cell table:style-name="ce20"/>
            <table:table-cell table:style-name="ce25"/>
            <table:table-cell table:style-name="ce23" table:formula="of:=IF([.W50]&gt;0;[.AP$7]*[.W50];0)+IF([.W50]&gt;0;[.AP$19];1)*IF([.R50]&gt;0;[.R50];1)*IF([.AB50]=1;[.AB50]*[.AP$26];1)*(IF([.Z50]&gt;0;[.AP$22];1)*([.J50]*[.AP$7]+[.K50]*[.AP$8]+[.L50]*[.AP$9]+[.N50]*[.AP$10]+[.O50]*[.AP$12]+[.P50]*[.AP$13]+[.S50]*[.AP$15]+[.T50]*[.AP$16]+[.U50]*[.AP$17]+[.V50]*[.AP$18]+[.X50]*[.AP$20])+[.Q50]*[.AP$14]+[.Y50]*[.AP$21]+[.AD50]*[.AP$27])" office:value-type="float" office:value="1">
              <text:p>1.0</text:p>
            </table:table-cell>
            <table:table-cell table:style-name="ce26" table:formula="of:=[.AE50]+[.I50]-IF([.W50]&gt;0;0;[.F50]+[.G50]+[.H50])" office:value-type="float" office:value="1">
              <text:p>1.0</text:p>
            </table:table-cell>
            <table:table-cell table:style-name="ce31"/>
            <table:table-cell table:style-name="ce9" table:number-columns-repeated="3"/>
            <table:table-cell table:style-name="ce18"/>
            <table:table-cell office:value-type="float" office:value="1">
              <text:p>1</text:p>
            </table:table-cell>
            <table:table-cell table:style-name="ce9"/>
            <table:table-cell office:value-type="float" office:value="49">
              <text:p>49</text:p>
            </table:table-cell>
            <table:table-cell table:style-name="ce9" table:number-columns-repeated="984"/>
          </table:table-row>
        </table:table-row-group>
        <table:table-row table:style-name="ro2">
          <table:table-cell office:value-type="string">
            <text:p>Godmend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/>
          <table:table-cell office:value-type="string">
            <text:p>Pay 3 Anima to Heal 3 on any God 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/>
          <table:table-cell table:style-name="ce18" table:formula="of:=CEILING([.F51]/2;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51]&gt;0;[.AP$7]*[.W51];0)+IF([.W51]&gt;0;[.AP$19];1)*IF([.R51]&gt;0;[.R51];1)*IF([.AB51]=1;[.AB51]*[.AP$26];1)*(IF([.Z51]&gt;0;[.AP$22];1)*([.J51]*[.AP$7]+[.K51]*[.AP$8]+[.L51]*[.AP$9]+[.N51]*[.AP$10]+[.O51]*[.AP$12]+[.P51]*[.AP$13]+[.S51]*[.AP$15]+[.T51]*[.AP$16]+[.U51]*[.AP$17]+[.V51]*[.AP$18]+[.X51]*[.AP$20])+[.Q51]*[.AP$14]+[.Y51]*[.AP$21]+[.AD51]*[.AP$27])" office:value-type="float" office:value="0">
            <text:p>0.0</text:p>
          </table:table-cell>
          <table:table-cell table:style-name="ce26" table:formula="of:=[.AE51]+[.I51]-IF([.W51]&gt;0;0;[.F51]+[.G51]+[.H51])" office:value-type="float" office:value="-3">
            <text:p>-3.0</text:p>
          </table:table-cell>
          <table:table-cell table:style-name="ce29" table:formula="of:=[.AF51]" office:value-type="float" office:value="-3">
            <text:p>-3.0</text:p>
          </table:table-cell>
          <table:table-cell table:number-columns-repeated="3"/>
          <table:table-cell table:style-name="ce18" table:formula="of:=IF([.F51]&lt;5; 3; IF([.F5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84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EG</text:p>
          </table:table-cell>
          <table:table-cell office:value-type="string">
            <text:p>Building</text:p>
          </table:table-cell>
          <table:table-cell/>
          <table:table-cell office:value-type="string">
            <text:p>Pay X Anima. Gain 2 Trade for each Anima paid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/>
          <table:table-cell table:style-name="ce18" table:formula="of:=CEILING([.F52]/2;1)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/>
          <table:table-cell table:number-columns-repeated="4" table:style-name="ce18"/>
          <table:table-cell table:style-name="ce18" office:value-type="float" office:value="3">
            <text:p>3</text:p>
          </table:table-cell>
          <table:table-cell table:number-columns-repeated="8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52]&gt;0;[.AP$7]*[.W52];0)+IF([.W52]&gt;0;[.AP$19];1)*IF([.R52]&gt;0;[.R52];1)*IF([.AB52]=1;[.AB52]*[.AP$26];1)*(IF([.Z52]&gt;0;[.AP$22];1)*([.J52]*[.AP$7]+[.K52]*[.AP$8]+[.L52]*[.AP$9]+[.N52]*[.AP$10]+[.O52]*[.AP$12]+[.P52]*[.AP$13]+[.S52]*[.AP$15]+[.T52]*[.AP$16]+[.U52]*[.AP$17]+[.V52]*[.AP$18]+[.X52]*[.AP$20])+[.Q52]*[.AP$14]+[.Y52]*[.AP$21]+[.AD52]*[.AP$27])" office:value-type="float" office:value="4.5">
            <text:p>4.5</text:p>
          </table:table-cell>
          <table:table-cell table:style-name="ce26" table:formula="of:=[.AE52]+[.I52]-IF([.W52]&gt;0;0;[.F52]+[.G52]+[.H52])" office:value-type="float" office:value="0.5">
            <text:p>0.5</text:p>
          </table:table-cell>
          <table:table-cell table:style-name="ce29" table:formula="of:=[.AF52]" office:value-type="float" office:value="0.5">
            <text:p>0.5</text:p>
          </table:table-cell>
          <table:table-cell table:number-columns-repeated="3"/>
          <table:table-cell table:style-name="ce18" table:formula="of:=IF([.F52]&lt;5; 3; IF([.F52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51">
            <text:p>51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Vega High Command</text:p>
            </table:table-cell>
            <table:table-cell office:value-type="string">
              <text:p>EG</text:p>
            </table:table-cell>
            <table:table-cell office:value-type="string">
              <text:p>Building</text:p>
            </table:table-cell>
            <table:table-cell/>
            <table:table-cell office:value-type="string">
              <text:p>You may pay 3 less Trade and 3 less Strength for each God assimilated this turn</text:p>
            </table:table-cell>
            <table:table-cell table:style-name="ce18" office:value-type="float" office:value="9">
              <text:p>9</text:p>
            </table:table-cell>
            <table:table-cell table:number-columns-repeated="2" table:style-name="ce18"/>
            <table:table-cell table:style-name="ce18" table:formula="of:=CEILING([.F53]/2;1)" office:value-type="float" office:value="5">
              <text:p>5</text:p>
            </table:table-cell>
            <table:table-cell table:style-name="ce18"/>
            <table:table-cell table:number-columns-repeated="2" table:style-name="ce18" office:value-type="float" office:value="3">
              <text:p>3</text:p>
            </table:table-cell>
            <table:table-cell table:style-name="ce18"/>
            <table:table-cell table:number-columns-repeated="13" table:style-name="ce18"/>
            <table:table-cell table:style-name="ce18"/>
            <table:table-cell table:style-name="ce18"/>
            <table:table-cell table:style-name="ce18"/>
            <table:table-cell table:style-name="ce23" office:value-type="float" office:value="1">
              <text:p>1.0</text:p>
            </table:table-cell>
            <table:table-cell table:style-name="ce23" table:formula="of:=IF([.W53]&gt;0;[.AP$7]*[.W53];0)+IF([.W53]&gt;0;[.AP$19];1)*IF([.R53]&gt;0;[.R53];1)*IF([.AB53]=1;[.AB53]*[.AP$26];1)*(IF([.Z53]&gt;0;[.AP$22];1)*([.J53]*[.AP$7]+[.K53]*[.AP$8]+[.L53]*[.AP$9]+[.N53]*[.AP$10]+[.O53]*[.AP$12]+[.P53]*[.AP$13]+[.S53]*[.AP$15]+[.T53]*[.AP$16]+[.U53]*[.AP$17]+[.V53]*[.AP$18]+[.X53]*[.AP$20])+[.Q53]*[.AP$14]+[.Y53]*[.AP$21]+[.AD53]*[.AP$27])" office:value-type="float" office:value="7">
              <text:p>7.0</text:p>
            </table:table-cell>
            <table:table-cell table:style-name="ce26" table:formula="of:=[.AE53]+[.I53]-IF([.W53]&gt;0;0;[.F53]+[.G53]+[.H53])" office:value-type="float" office:value="3">
              <text:p>3.0</text:p>
            </table:table-cell>
            <table:table-cell table:style-name="ce29" table:formula="of:=[.AF53]+[.AF54]" office:value-type="float" office:value="4.2">
              <text:p>4.2</text:p>
            </table:table-cell>
            <table:table-cell table:number-columns-repeated="3"/>
            <table:table-cell table:style-name="ce18" table:formula="of:=IF([.F53]&lt;5; 3; IF([.F53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52">
              <text:p>5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8"/>
            <table:table-cell table:style-name="ce18"/>
            <table:table-cell table:style-name="ce18" office:value-type="float" office:value="3">
              <text:p>3</text:p>
            </table:table-cell>
            <table:table-cell table:number-columns-repeated="12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54]&gt;0;[.AP$7]*[.W54];0)+IF([.W54]&gt;0;[.AP$19];1)*IF([.R54]&gt;0;[.R54];1)*IF([.AB54]=1;[.AB54]*[.AP$26];1)*(IF([.Z54]&gt;0;[.AP$22];1)*([.J54]*[.AP$7]+[.K54]*[.AP$8]+[.L54]*[.AP$9]+[.N54]*[.AP$10]+[.O54]*[.AP$12]+[.P54]*[.AP$13]+[.S54]*[.AP$15]+[.T54]*[.AP$16]+[.U54]*[.AP$17]+[.V54]*[.AP$18]+[.X54]*[.AP$20])+[.Q54]*[.AP$14]+[.Y54]*[.AP$21]+[.AD54]*[.AP$27])" office:value-type="float" office:value="1.2">
              <text:p>1.2</text:p>
            </table:table-cell>
            <table:table-cell table:style-name="ce26" table:formula="of:=[.AE54]+[.I54]-IF([.W54]&gt;0;0;[.F54]+[.G54]+[.H54])" office:value-type="float" office:value="1.2">
              <text:p>1.2</text:p>
            </table:table-cell>
            <table:table-cell table:style-name="ce29"/>
            <table:table-cell table:number-columns-repeated="3"/>
            <table:table-cell table:style-name="ce18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4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7" table:number-columns-repeated="3"/>
          <table:table-cell table:style-name="ce12"/>
          <table:table-cell table:number-columns-repeated="4" table:style-name="ce19"/>
          <table:table-cell table:style-name="ce19" table:formula="of:=SUM([.J40:.J53])" office:value-type="float" office:value="9">
            <text:p>9</text:p>
          </table:table-cell>
          <table:table-cell table:style-name="ce19" table:formula="of:=SUM([.K40:.K53])" office:value-type="float" office:value="17">
            <text:p>17</text:p>
          </table:table-cell>
          <table:table-cell table:style-name="ce19" table:formula="of:=SUM([.L40:.L53])" office:value-type="float" office:value="9">
            <text:p>9</text:p>
          </table:table-cell>
          <table:table-cell table:style-name="ce19"/>
          <table:table-cell table:style-name="ce19" table:formula="of:=SUM([.N40:.N53])" office:value-type="float" office:value="6">
            <text:p>6</text:p>
          </table:table-cell>
          <table:table-cell table:style-name="ce19" table:formula="of:=SUM([.O40:.O53])" office:value-type="float" office:value="0">
            <text:p>0</text:p>
          </table:table-cell>
          <table:table-cell table:style-name="ce19" table:formula="of:=SUM([.P40:.P53])" office:value-type="float" office:value="0">
            <text:p>0</text:p>
          </table:table-cell>
          <table:table-cell table:style-name="ce19" table:formula="of:=SUM([.Q40:.Q53])" office:value-type="float" office:value="9">
            <text:p>9</text:p>
          </table:table-cell>
          <table:table-cell table:style-name="ce19" table:formula="of:=SUM([.R40:.R53])" office:value-type="float" office:value="3">
            <text:p>3</text:p>
          </table:table-cell>
          <table:table-cell table:style-name="ce19" table:formula="of:=SUM([.S40:.S53])" office:value-type="float" office:value="0">
            <text:p>0</text:p>
          </table:table-cell>
          <table:table-cell table:style-name="ce19" table:formula="of:=SUM([.T40:.T53])" office:value-type="float" office:value="0">
            <text:p>0</text:p>
          </table:table-cell>
          <table:table-cell table:style-name="ce19" table:formula="of:=SUM([.U40:.U53])" office:value-type="float" office:value="4">
            <text:p>4</text:p>
          </table:table-cell>
          <table:table-cell table:style-name="ce19" table:formula="of:=SUM([.V40:.V53])" office:value-type="float" office:value="0">
            <text:p>0</text:p>
          </table:table-cell>
          <table:table-cell table:style-name="ce19" table:formula="of:=SUM([.W40:.W53])" office:value-type="float" office:value="0">
            <text:p>0</text:p>
          </table:table-cell>
          <table:table-cell table:style-name="ce19" table:formula="of:=SUM([.X40:.X53])" office:value-type="float" office:value="0">
            <text:p>0</text:p>
          </table:table-cell>
          <table:table-cell table:style-name="ce19" table:formula="of:=SUM([.Y40:.Y53])" office:value-type="float" office:value="0">
            <text:p>0</text:p>
          </table:table-cell>
          <table:table-cell table:style-name="ce19" table:formula="of:=SUM([.Z40:.Z53])" office:value-type="float" office:value="0">
            <text:p>0</text:p>
          </table:table-cell>
          <table:table-cell table:style-name="ce19" table:formula="of:=SUM([.AA40:.AA53])" office:value-type="float" office:value="0">
            <text:p>0</text:p>
          </table:table-cell>
          <table:table-cell table:style-name="ce19" table:formula="of:=SUM([.AB40:.AB53])" office:value-type="float" office:value="3">
            <text:p>3</text:p>
          </table:table-cell>
          <table:table-cell table:style-name="ce19"/>
          <table:table-cell table:style-name="ce24" table:formula="of:=SUM([.AD40:.AD53])" office:value-type="float" office:value="2.5">
            <text:p>2.5</text:p>
          </table:table-cell>
          <table:table-cell table:style-name="ce24" table:formula="of:=IF([.W55]&gt;0;[.AP$7]*[.W55];0)+IF([.W55]&gt;0;[.AP$19];1)*IF([.R55]&gt;0;[.R55];1)*IF([.AB55]=1;[.AB55]*[.AP$26];1)*(IF([.Z55]&gt;0;[.AP$22];1)*([.J55]*[.AP$7]+[.K55]*[.AP$8]+[.L55]*[.AP$9]+[.N55]*[.AP$10]+[.O55]*[.AP$12]+[.P55]*[.AP$13]+[.S55]*[.AP$15]+[.T55]*[.AP$16]+[.U55]*[.AP$17]+[.V55]*[.AP$18]+[.X55]*[.AP$20])+[.Q55]*[.AP$14]+[.Y55]*[.AP$21]+[.AD55]*[.AP$27])" office:value-type="float" office:value="110.4">
            <text:p>110.4</text:p>
          </table:table-cell>
          <table:table-cell table:style-name="ce27" table:formula="of:=[.AE55]+[.I55]-IF([.W55]&gt;0;0;[.F55]+[.G55]+[.H55])" office:value-type="float" office:value="110.4">
            <text:p>110.4</text:p>
          </table:table-cell>
          <table:table-cell table:style-name="ce30" table:formula="of:=[.AF55]" office:value-type="float" office:value="110.4">
            <text:p>110.4</text:p>
          </table:table-cell>
          <table:table-cell table:style-name="ce7" table:number-columns-repeated="3"/>
          <table:table-cell table:style-name="ce19" table:formula="of:=SUM([.AK40:.AK54])" office:value-type="float" office:value="23">
            <text:p>23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4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Pay 1 Anima to gain 2 Trade OR 2 Strength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/>
          <table:table-cell table:style-name="ce18" table:formula="of:=CEILING([.F56]/2;1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/>
          <table:table-cell table:number-columns-repeated="12"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56]&gt;0;[.AP$7]*[.W56];0)+IF([.W56]&gt;0;[.AP$19];1)*IF([.R56]&gt;0;[.R56];1)*IF([.AB56]=1;[.AB56]*[.AP$26];1)*(IF([.Z56]&gt;0;[.AP$22];1)*([.J56]*[.AP$7]+[.K56]*[.AP$8]+[.L56]*[.AP$9]+[.N56]*[.AP$10]+[.O56]*[.AP$12]+[.P56]*[.AP$13]+[.S56]*[.AP$15]+[.T56]*[.AP$16]+[.U56]*[.AP$17]+[.V56]*[.AP$18]+[.X56]*[.AP$20])+[.Q56]*[.AP$14]+[.Y56]*[.AP$21]+[.AD56]*[.AP$27])" office:value-type="float" office:value="2.1">
            <text:p>2.1</text:p>
          </table:table-cell>
          <table:table-cell table:style-name="ce26" table:formula="of:=[.AE56]+[.I56]-IF([.W56]&gt;0;0;[.F56]+[.G56]+[.H56])" office:value-type="float" office:value="2.1">
            <text:p>2.1</text:p>
          </table:table-cell>
          <table:table-cell table:style-name="ce29" table:formula="of:=[.AF56]" office:value-type="float" office:value="2.1">
            <text:p>2.1</text:p>
          </table:table-cell>
          <table:table-cell office:value-type="string">
            <text:p>The copyright force is strong with this one</text:p>
          </table:table-cell>
          <table:table-cell table:number-columns-repeated="2"/>
          <table:table-cell table:style-name="ce18" table:formula="of:=IF([.F56]&lt;5; 3; IF([.F5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84"/>
        </table:table-row>
        <table:table-row table:style-name="ro2">
          <table:table-cell office:value-type="string">
            <text:p>Nebulon Warrio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Gain 2 Anima. Retain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/>
          <table:table-cell table:style-name="ce18" table:formula="of:=CEILING([.F57]/2;1)" office:value-type="float" office:value="1">
            <text:p>1</text:p>
          </table:table-cell>
          <table:table-cell table:number-columns-repeated="3" table:style-name="ce18"/>
          <table:table-cell table:style-name="ce18"/>
          <table:table-cell table:style-name="ce18" office:value-type="float" office:value="2">
            <text:p>2</text:p>
          </table:table-cell>
          <table:table-cell table:number-columns-repeated="10"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57]&gt;0;[.AP$7]*[.W57];0)+IF([.W57]&gt;0;[.AP$19];1)*IF([.R57]&gt;0;[.R57];1)*IF([.AB57]=1;[.AB57]*[.AP$26];1)*(IF([.Z57]&gt;0;[.AP$22];1)*([.J57]*[.AP$7]+[.K57]*[.AP$8]+[.L57]*[.AP$9]+[.N57]*[.AP$10]+[.O57]*[.AP$12]+[.P57]*[.AP$13]+[.S57]*[.AP$15]+[.T57]*[.AP$16]+[.U57]*[.AP$17]+[.V57]*[.AP$18]+[.X57]*[.AP$20])+[.Q57]*[.AP$14]+[.Y57]*[.AP$21]+[.AD57]*[.AP$27])" office:value-type="float" office:value="2.9">
            <text:p>2.9</text:p>
          </table:table-cell>
          <table:table-cell table:style-name="ce26" table:formula="of:=[.AE57]+[.I57]-IF([.W57]&gt;0;0;[.F57]+[.G57]+[.H57])" office:value-type="float" office:value="1.9">
            <text:p>1.9</text:p>
          </table:table-cell>
          <table:table-cell table:style-name="ce29" table:formula="of:=[.AF57]" office:value-type="float" office:value="1.9">
            <text:p>1.9</text:p>
          </table:table-cell>
          <table:table-cell table:number-columns-repeated="3"/>
          <table:table-cell table:style-name="ce18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Hydra Collecto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2 Trade and you may scrap a card in your hand or discard pile</text:p>
            </table:table-cell>
            <table:table-cell table:style-name="ce18" office:value-type="float" office:value="3">
              <text:p>3</text:p>
            </table:table-cell>
            <table:table-cell table:number-columns-repeated="2" table:style-name="ce18"/>
            <table:table-cell table:style-name="ce18" table:formula="of:=CEILING([.F58]/2;1)" office:value-type="float" office:value="2">
              <text:p>2</text:p>
            </table:table-cell>
            <table:table-cell table:style-name="ce18" office:value-type="float" office:value="1">
              <text:p>1</text:p>
            </table:table-cell>
            <table:table-cell table:style-name="ce18" office:value-type="float" office:value="2">
              <text:p>2</text:p>
            </table:table-cell>
            <table:table-cell table:style-name="ce18"/>
            <table:table-cell table:style-name="ce18"/>
            <table:table-cell table:number-columns-repeated="6" table:style-name="ce18"/>
            <table:table-cell table:style-name="ce18" office:value-type="float" office:value="1">
              <text:p>1</text:p>
            </table:table-cell>
            <table:table-cell table:number-columns-repeated="6" table:style-name="ce18"/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58]&gt;0;[.AP$7]*[.W58];0)+IF([.W58]&gt;0;[.AP$19];1)*IF([.R58]&gt;0;[.R58];1)*IF([.AB58]=1;[.AB58]*[.AP$26];1)*(IF([.Z58]&gt;0;[.AP$22];1)*([.J58]*[.AP$7]+[.K58]*[.AP$8]+[.L58]*[.AP$9]+[.N58]*[.AP$10]+[.O58]*[.AP$12]+[.P58]*[.AP$13]+[.S58]*[.AP$15]+[.T58]*[.AP$16]+[.U58]*[.AP$17]+[.V58]*[.AP$18]+[.X58]*[.AP$20])+[.Q58]*[.AP$14]+[.Y58]*[.AP$21]+[.AD58]*[.AP$27])" office:value-type="float" office:value="2.65">
              <text:p>2.7</text:p>
            </table:table-cell>
            <table:table-cell table:style-name="ce26" table:formula="of:=[.AE58]+[.I58]-IF([.W58]&gt;0;0;[.F58]+[.G58]+[.H58])" office:value-type="float" office:value="1.65">
              <text:p>1.7</text:p>
            </table:table-cell>
            <table:table-cell table:style-name="ce29" table:formula="of:=[.AF58]+[.AF59]" office:value-type="float" office:value="1.91">
              <text:p>1.9</text:p>
            </table:table-cell>
            <table:table-cell table:number-columns-repeated="3"/>
            <table:table-cell table:style-name="ce18" table:formula="of:=IF([.F58]&lt;5; 3; IF([.F5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7">
              <text:p>57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8"/>
            <table:table-cell table:style-name="ce18" office:value-type="float" office:value="1">
              <text:p>1</text:p>
            </table:table-cell>
            <table:table-cell table:number-columns-repeated="2" table:style-name="ce18"/>
            <table:table-cell table:style-name="ce18"/>
            <table:table-cell table:number-columns-repeated="6" table:style-name="ce18"/>
            <table:table-cell table:style-name="ce18" office:value-type="float" office:value="1">
              <text:p>1</text:p>
            </table:table-cell>
            <table:table-cell table:number-columns-repeated="6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59]&gt;0;[.AP$7]*[.W59];0)+IF([.W59]&gt;0;[.AP$19];1)*IF([.R59]&gt;0;[.R59];1)*IF([.AB59]=1;[.AB59]*[.AP$26];1)*(IF([.Z59]&gt;0;[.AP$22];1)*([.J59]*[.AP$7]+[.K59]*[.AP$8]+[.L59]*[.AP$9]+[.N59]*[.AP$10]+[.O59]*[.AP$12]+[.P59]*[.AP$13]+[.S59]*[.AP$15]+[.T59]*[.AP$16]+[.U59]*[.AP$17]+[.V59]*[.AP$18]+[.X59]*[.AP$20])+[.Q59]*[.AP$14]+[.Y59]*[.AP$21]+[.AD59]*[.AP$27])" office:value-type="float" office:value="0.26">
              <text:p>0.3</text:p>
            </table:table-cell>
            <table:table-cell table:style-name="ce26" table:formula="of:=[.AE59]+[.I59]-IF([.W59]&gt;0;0;[.F59]+[.G59]+[.H59])" office:value-type="float" office:value="0.26">
              <text:p>0.3</text:p>
            </table:table-cell>
            <table:table-cell table:style-name="ce29"/>
            <table:table-cell table:number-columns-repeated="3"/>
            <table:table-cell table:style-name="ce18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4"/>
          </table:table-row>
        </table:table-row-group>
        <table:table-row table:style-name="ro2">
          <table:table-cell table:style-name="ce6" office:value-type="string">
            <text:p>Magellan</text:p>
          </table:table-cell>
          <table:table-cell office:value-type="string">
            <text:p>DR</text:p>
          </table:table-cell>
          <table:table-cell office:value-type="string">
            <text:p>Building</text:p>
          </table:table-cell>
          <table:table-cell/>
          <table:table-cell office:value-type="string">
            <text:p>Gain 1 Anima or 2 Trade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/>
          <table:table-cell table:style-name="ce18" table:formula="of:=CEILING([.F60]/2;1)" office:value-type="float" office:value="2">
            <text:p>2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0]&gt;0;[.AP$7]*[.W60];0)+IF([.W60]&gt;0;[.AP$19];1)*IF([.R60]&gt;0;[.R60];1)*IF([.AB60]=1;[.AB60]*[.AP$26];1)*(IF([.Z60]&gt;0;[.AP$22];1)*([.J60]*[.AP$7]+[.K60]*[.AP$8]+[.L60]*[.AP$9]+[.N60]*[.AP$10]+[.O60]*[.AP$12]+[.P60]*[.AP$13]+[.S60]*[.AP$15]+[.T60]*[.AP$16]+[.U60]*[.AP$17]+[.V60]*[.AP$18]+[.X60]*[.AP$20])+[.Q60]*[.AP$14]+[.Y60]*[.AP$21]+[.AD60]*[.AP$27])" office:value-type="float" office:value="0">
            <text:p>0.0</text:p>
          </table:table-cell>
          <table:table-cell table:style-name="ce26" table:formula="of:=[.AE60]+[.I60]-IF([.W60]&gt;0;0;[.F60]+[.G60]+[.H60])" office:value-type="float" office:value="-2">
            <text:p>-2.0</text:p>
          </table:table-cell>
          <table:table-cell table:style-name="ce29" table:formula="of:=[.AF60]" office:value-type="float" office:value="-2">
            <text:p>-2.0</text:p>
          </table:table-cell>
          <table:table-cell table:number-columns-repeated="3"/>
          <table:table-cell table:style-name="ce18" table:formula="of:=IF([.F60]&lt;5; 3; IF([.F6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 table:number-columns-repeated="984"/>
        </table:table-row>
        <table:table-row-group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Empower. Gain 3 Trade or 2 Anima</text:p>
            </table:table-cell>
            <table:table-cell table:style-name="ce18" office:value-type="float" office:value="4">
              <text:p>4</text:p>
            </table:table-cell>
            <table:table-cell table:number-columns-repeated="2" table:style-name="ce18"/>
            <table:table-cell table:style-name="ce18" table:formula="of:=CEILING([.F61]/2;1)" office:value-type="float" office:value="2">
              <text:p>2</text:p>
            </table:table-cell>
            <table:table-cell table:style-name="ce18"/>
            <table:table-cell table:style-name="ce18" office:value-type="float" office:value="3">
              <text:p>3</text:p>
            </table:table-cell>
            <table:table-cell table:style-name="ce18"/>
            <table:table-cell table:style-name="ce18"/>
            <table:table-cell table:style-name="ce18" office:value-type="float" office:value="2">
              <text:p>2</text:p>
            </table:table-cell>
            <table:table-cell table:number-columns-repeated="10" table:style-name="ce18"/>
            <table:table-cell table:number-columns-repeated="2" table:style-name="ce18" office:value-type="float" office:value="1">
              <text:p>1</text:p>
            </table:table-cell>
            <table:table-cell table:style-name="ce18"/>
            <table:table-cell table:style-name="ce18"/>
            <table:table-cell table:style-name="ce18"/>
            <table:table-cell table:style-name="ce23"/>
            <table:table-cell table:style-name="ce23" table:formula="of:=IF([.W61]&gt;0;[.AP$7]*[.W61];0)+IF([.W61]&gt;0;[.AP$19];1)*IF([.R61]&gt;0;[.R61];1)*IF([.AB61]=1;[.AB61]*[.AP$26];1)*(IF([.Z61]&gt;0;[.AP$22];1)*([.J61]*[.AP$7]+[.K61]*[.AP$8]+[.L61]*[.AP$9]+[.N61]*[.AP$10]+[.O61]*[.AP$12]+[.P61]*[.AP$13]+[.S61]*[.AP$15]+[.T61]*[.AP$16]+[.U61]*[.AP$17]+[.V61]*[.AP$18]+[.X61]*[.AP$20])+[.Q61]*[.AP$14]+[.Y61]*[.AP$21]+[.AD61]*[.AP$27])" office:value-type="float" office:value="3.9">
              <text:p>3.9</text:p>
            </table:table-cell>
            <table:table-cell table:style-name="ce26" table:formula="of:=[.AE61]+[.I61]-IF([.W61]&gt;0;0;[.F61]+[.G61]+[.H61])" office:value-type="float" office:value="1.9">
              <text:p>1.9</text:p>
            </table:table-cell>
            <table:table-cell table:style-name="ce29" table:formula="of:=[.AF61]+[.AF62]" office:value-type="float" office:value="2.3">
              <text:p>2.3</text:p>
            </table:table-cell>
            <table:table-cell table:number-columns-repeated="3"/>
            <table:table-cell table:style-name="ce18" table:formula="of:=IF([.F61]&lt;5; 3; IF([.F6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0">
              <text:p>60</text:p>
            </table:table-cell>
            <table:table-cell table:number-columns-repeated="984"/>
          </table:table-row>
          <table:table-row table:style-name="ro2">
            <table:table-cell/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Anima</text:p>
            </table:table-cell>
            <table:table-cell table:number-columns-repeated="7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number-columns-repeated="12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3"/>
            <table:table-cell table:style-name="ce23" table:formula="of:=IF([.W62]&gt;0;[.AP$7]*[.W62];0)+IF([.W62]&gt;0;[.AP$19];1)*IF([.R62]&gt;0;[.R62];1)*IF([.AB62]=1;[.AB62]*[.AP$26];1)*(IF([.Z62]&gt;0;[.AP$22];1)*([.J62]*[.AP$7]+[.K62]*[.AP$8]+[.L62]*[.AP$9]+[.N62]*[.AP$10]+[.O62]*[.AP$12]+[.P62]*[.AP$13]+[.S62]*[.AP$15]+[.T62]*[.AP$16]+[.U62]*[.AP$17]+[.V62]*[.AP$18]+[.X62]*[.AP$20])+[.Q62]*[.AP$14]+[.Y62]*[.AP$21]+[.AD62]*[.AP$27])" office:value-type="float" office:value="0.4">
              <text:p>0.4</text:p>
            </table:table-cell>
            <table:table-cell table:style-name="ce26" table:formula="of:=[.AE62]+[.I62]-IF([.W62]&gt;0;0;[.F62]+[.G62]+[.H62])" office:value-type="float" office:value="0.4">
              <text:p>0.4</text:p>
            </table:table-cell>
            <table:table-cell table:style-name="ce29"/>
            <table:table-cell table:number-columns-repeated="3"/>
            <table:table-cell table:style-name="ce18" table:formula="of:=IF([.F62]&lt;5; 3; IF([.F6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61">
              <text:p>61</text:p>
            </table:table-cell>
            <table:table-cell table:number-columns-repeated="984"/>
          </table:table-row>
        </table:table-row-group>
        <table:table-row table:style-name="ro2">
          <table:table-cell/>
          <table:table-cell office:value-type="string">
            <text:p>DR</text:p>
          </table:table-cell>
          <table:table-cell table:number-columns-repeated="2"/>
          <table:table-cell office:value-type="string">
            <text:p>Pay 2 Anima to gain 3 Trade or 4 Strength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/>
          <table:table-cell table:style-name="ce18" table:formula="of:=CEILING([.F63]/2;1)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number-columns-repeated="12"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3]&gt;0;[.AP$7]*[.W63];0)+IF([.W63]&gt;0;[.AP$19];1)*IF([.R63]&gt;0;[.R63];1)*IF([.AB63]=1;[.AB63]*[.AP$26];1)*(IF([.Z63]&gt;0;[.AP$22];1)*([.J63]*[.AP$7]+[.K63]*[.AP$8]+[.L63]*[.AP$9]+[.N63]*[.AP$10]+[.O63]*[.AP$12]+[.P63]*[.AP$13]+[.S63]*[.AP$15]+[.T63]*[.AP$16]+[.U63]*[.AP$17]+[.V63]*[.AP$18]+[.X63]*[.AP$20])+[.Q63]*[.AP$14]+[.Y63]*[.AP$21]+[.AD63]*[.AP$27])" office:value-type="float" office:value="3.6">
            <text:p>3.6</text:p>
          </table:table-cell>
          <table:table-cell table:style-name="ce26" table:formula="of:=[.AE63]+[.I63]-IF([.W63]&gt;0;0;[.F63]+[.G63]+[.H63])" office:value-type="float" office:value="1.6">
            <text:p>1.6</text:p>
          </table:table-cell>
          <table:table-cell table:style-name="ce29" table:formula="of:=[.AF63]" office:value-type="float" office:value="1.6">
            <text:p>1.6</text:p>
          </table:table-cell>
          <table:table-cell table:number-columns-repeated="3"/>
          <table:table-cell table:style-name="ce18" table:formula="of:=IF([.F63]&lt;5; 3; IF([.F63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8" office:value-type="float" office:value="6">
            <text:p>6</text:p>
          </table:table-cell>
          <table:table-cell table:number-columns-repeated="2" table:style-name="ce18"/>
          <table:table-cell table:style-name="ce18" table:formula="of:=CEILING([.F64]/2;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4]&gt;0;[.AP$7]*[.W64];0)+IF([.W64]&gt;0;[.AP$19];1)*IF([.R64]&gt;0;[.R64];1)*IF([.AB64]=1;[.AB64]*[.AP$26];1)*(IF([.Z64]&gt;0;[.AP$22];1)*([.J64]*[.AP$7]+[.K64]*[.AP$8]+[.L64]*[.AP$9]+[.N64]*[.AP$10]+[.O64]*[.AP$12]+[.P64]*[.AP$13]+[.S64]*[.AP$15]+[.T64]*[.AP$16]+[.U64]*[.AP$17]+[.V64]*[.AP$18]+[.X64]*[.AP$20])+[.Q64]*[.AP$14]+[.Y64]*[.AP$21]+[.AD64]*[.AP$27])" office:value-type="float" office:value="0">
            <text:p>0.0</text:p>
          </table:table-cell>
          <table:table-cell table:style-name="ce26" table:formula="of:=[.AE64]+[.I64]-IF([.W64]&gt;0;0;[.F64]+[.G64]+[.H64])" office:value-type="float" office:value="-3">
            <text:p>-3.0</text:p>
          </table:table-cell>
          <table:table-cell table:style-name="ce29" table:formula="of:=[.AF64]" office:value-type="float" office:value="-3">
            <text:p>-3.0</text:p>
          </table:table-cell>
          <table:table-cell table:number-columns-repeated="3"/>
          <table:table-cell table:style-name="ce18" table:formula="of:=IF([.F64]&lt;5; 3; IF([.F64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3">
            <text:p>63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8" office:value-type="float" office:value="7">
            <text:p>7</text:p>
          </table:table-cell>
          <table:table-cell table:number-columns-repeated="2" table:style-name="ce18"/>
          <table:table-cell table:style-name="ce18" table:formula="of:=CEILING([.F65]/2;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5]&gt;0;[.AP$7]*[.W65];0)+IF([.W65]&gt;0;[.AP$19];1)*IF([.R65]&gt;0;[.R65];1)*IF([.AB65]=1;[.AB65]*[.AP$26];1)*(IF([.Z65]&gt;0;[.AP$22];1)*([.J65]*[.AP$7]+[.K65]*[.AP$8]+[.L65]*[.AP$9]+[.N65]*[.AP$10]+[.O65]*[.AP$12]+[.P65]*[.AP$13]+[.S65]*[.AP$15]+[.T65]*[.AP$16]+[.U65]*[.AP$17]+[.V65]*[.AP$18]+[.X65]*[.AP$20])+[.Q65]*[.AP$14]+[.Y65]*[.AP$21]+[.AD65]*[.AP$27])" office:value-type="float" office:value="0">
            <text:p>0.0</text:p>
          </table:table-cell>
          <table:table-cell table:style-name="ce26" table:formula="of:=[.AE65]+[.I65]-IF([.W65]&gt;0;0;[.F65]+[.G65]+[.H65])" office:value-type="float" office:value="-3">
            <text:p>-3.0</text:p>
          </table:table-cell>
          <table:table-cell table:style-name="ce29" table:formula="of:=[.AF65]" office:value-type="float" office:value="-3">
            <text:p>-3.0</text:p>
          </table:table-cell>
          <table:table-cell table:number-columns-repeated="3"/>
          <table:table-cell table:style-name="ce18" table:formula="of:=IF([.F65]&lt;5; 3; IF([.F65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DR</text:p>
          </table:table-cell>
          <table:table-cell table:number-columns-repeated="3"/>
          <table:table-cell table:style-name="ce18" office:value-type="float" office:value="8">
            <text:p>8</text:p>
          </table:table-cell>
          <table:table-cell table:number-columns-repeated="2" table:style-name="ce18"/>
          <table:table-cell table:style-name="ce18" table:formula="of:=CEILING([.F66]/2;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6]&gt;0;[.AP$7]*[.W66];0)+IF([.W66]&gt;0;[.AP$19];1)*IF([.R66]&gt;0;[.R66];1)*IF([.AB66]=1;[.AB66]*[.AP$26];1)*(IF([.Z66]&gt;0;[.AP$22];1)*([.J66]*[.AP$7]+[.K66]*[.AP$8]+[.L66]*[.AP$9]+[.N66]*[.AP$10]+[.O66]*[.AP$12]+[.P66]*[.AP$13]+[.S66]*[.AP$15]+[.T66]*[.AP$16]+[.U66]*[.AP$17]+[.V66]*[.AP$18]+[.X66]*[.AP$20])+[.Q66]*[.AP$14]+[.Y66]*[.AP$21]+[.AD66]*[.AP$27])" office:value-type="float" office:value="0">
            <text:p>0.0</text:p>
          </table:table-cell>
          <table:table-cell table:style-name="ce26" table:formula="of:=[.AE66]+[.I66]-IF([.W66]&gt;0;0;[.F66]+[.G66]+[.H66])" office:value-type="float" office:value="-4">
            <text:p>-4.0</text:p>
          </table:table-cell>
          <table:table-cell table:style-name="ce29" table:formula="of:=[.AF66]" office:value-type="float" office:value="-4">
            <text:p>-4.0</text:p>
          </table:table-cell>
          <table:table-cell table:number-columns-repeated="3"/>
          <table:table-cell table:style-name="ce18" table:formula="of:=IF([.F66]&lt;5; 3; IF([.F66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DR</text:p>
          </table:table-cell>
          <table:table-cell office:value-type="string">
            <text:p>Human</text:p>
          </table:table-cell>
          <table:table-cell/>
          <table:table-cell office:value-type="string">
            <text:p>Assimilate any God for free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/>
          <table:table-cell table:style-name="ce18" table:formula="of:=CEILING([.F67]/2;1)" office:value-type="float" office:value="5">
            <text:p>5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 table:formula="of:=[.I95]*1.25" office:value-type="float" office:value="15.46875">
            <text:p>15.5</text:p>
          </table:table-cell>
          <table:table-cell table:style-name="ce23" table:formula="of:=IF([.W67]&gt;0;[.AP$7]*[.W67];0)+IF([.W67]&gt;0;[.AP$19];1)*IF([.R67]&gt;0;[.R67];1)*IF([.AB67]=1;[.AB67]*[.AP$26];1)*(IF([.Z67]&gt;0;[.AP$22];1)*([.J67]*[.AP$7]+[.K67]*[.AP$8]+[.L67]*[.AP$9]+[.N67]*[.AP$10]+[.O67]*[.AP$12]+[.P67]*[.AP$13]+[.S67]*[.AP$15]+[.T67]*[.AP$16]+[.U67]*[.AP$17]+[.V67]*[.AP$18]+[.X67]*[.AP$20])+[.Q67]*[.AP$14]+[.Y67]*[.AP$21]+[.AD67]*[.AP$27])" office:value-type="float" office:value="15.46875">
            <text:p>15.5</text:p>
          </table:table-cell>
          <table:table-cell table:style-name="ce26" table:formula="of:=[.AE67]+[.I67]-IF([.W67]&gt;0;0;[.F67]+[.G67]+[.H67])" office:value-type="float" office:value="11.46875">
            <text:p>11.5</text:p>
          </table:table-cell>
          <table:table-cell table:style-name="ce29" table:formula="of:=[.AF67]" office:value-type="float" office:value="11.46875">
            <text:p>11.5</text:p>
          </table:table-cell>
          <table:table-cell table:number-columns-repeated="3"/>
          <table:table-cell table:style-name="ce18" table:formula="of:=IF([.F67]&lt;5; 3; IF([.F6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66">
            <text:p>66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7" table:number-columns-repeated="3"/>
          <table:table-cell table:style-name="ce12"/>
          <table:table-cell table:number-columns-repeated="4" table:style-name="ce19"/>
          <table:table-cell table:style-name="ce19" table:formula="of:=SUM([.J56:.J67])" office:value-type="float" office:value="5">
            <text:p>5</text:p>
          </table:table-cell>
          <table:table-cell table:style-name="ce19" table:formula="of:=SUM([.K56:.K67])" office:value-type="float" office:value="10">
            <text:p>10</text:p>
          </table:table-cell>
          <table:table-cell table:style-name="ce19" table:formula="of:=SUM([.L56:.L67])" office:value-type="float" office:value="6">
            <text:p>6</text:p>
          </table:table-cell>
          <table:table-cell table:style-name="ce19"/>
          <table:table-cell table:style-name="ce19" table:formula="of:=SUM([.N56:.N67])" office:value-type="float" office:value="5">
            <text:p>5</text:p>
          </table:table-cell>
          <table:table-cell table:style-name="ce19" table:formula="of:=SUM([.O56:.O67])" office:value-type="float" office:value="0">
            <text:p>0</text:p>
          </table:table-cell>
          <table:table-cell table:style-name="ce19" table:formula="of:=SUM([.P56:.P67])" office:value-type="float" office:value="0">
            <text:p>0</text:p>
          </table:table-cell>
          <table:table-cell table:style-name="ce19" table:formula="of:=SUM([.Q56:.Q67])" office:value-type="float" office:value="0">
            <text:p>0</text:p>
          </table:table-cell>
          <table:table-cell table:style-name="ce19" table:formula="of:=SUM([.R56:.R67])" office:value-type="float" office:value="0">
            <text:p>0</text:p>
          </table:table-cell>
          <table:table-cell table:style-name="ce19" table:formula="of:=SUM([.S56:.S67])" office:value-type="float" office:value="0">
            <text:p>0</text:p>
          </table:table-cell>
          <table:table-cell table:style-name="ce19" table:formula="of:=SUM([.T56:.T67])" office:value-type="float" office:value="2">
            <text:p>2</text:p>
          </table:table-cell>
          <table:table-cell table:style-name="ce19" table:formula="of:=SUM([.U56:.U67])" office:value-type="float" office:value="0">
            <text:p>0</text:p>
          </table:table-cell>
          <table:table-cell table:style-name="ce19" table:formula="of:=SUM([.V56:.V67])" office:value-type="float" office:value="0">
            <text:p>0</text:p>
          </table:table-cell>
          <table:table-cell table:style-name="ce19" table:formula="of:=SUM([.W56:.W67])" office:value-type="float" office:value="0">
            <text:p>0</text:p>
          </table:table-cell>
          <table:table-cell table:style-name="ce19" table:formula="of:=SUM([.X56:.X67])" office:value-type="float" office:value="0">
            <text:p>0</text:p>
          </table:table-cell>
          <table:table-cell table:style-name="ce19" table:formula="of:=SUM([.Y56:.Y67])" office:value-type="float" office:value="2">
            <text:p>2</text:p>
          </table:table-cell>
          <table:table-cell table:style-name="ce19" table:formula="of:=SUM([.Z56:.Z67])" office:value-type="float" office:value="3">
            <text:p>3</text:p>
          </table:table-cell>
          <table:table-cell table:style-name="ce19" table:formula="of:=SUM([.AA56:.AA67])" office:value-type="float" office:value="0">
            <text:p>0</text:p>
          </table:table-cell>
          <table:table-cell table:style-name="ce19" table:formula="of:=SUM([.AB56:.AB67])" office:value-type="float" office:value="2">
            <text:p>2</text:p>
          </table:table-cell>
          <table:table-cell table:style-name="ce19"/>
          <table:table-cell table:style-name="ce24" table:formula="of:=SUM([.AD56:.AD67])" office:value-type="float" office:value="15.46875">
            <text:p>15.5</text:p>
          </table:table-cell>
          <table:table-cell table:style-name="ce24" table:formula="of:=IF([.W68]&gt;0;[.AP$7]*[.W68];0)+IF([.W68]&gt;0;[.AP$19];1)*IF([.R68]&gt;0;[.R68];1)*IF([.AB68]=1;[.AB68]*[.AP$26];1)*(IF([.Z68]&gt;0;[.AP$22];1)*([.J68]*[.AP$7]+[.K68]*[.AP$8]+[.L68]*[.AP$9]+[.N68]*[.AP$10]+[.O68]*[.AP$12]+[.P68]*[.AP$13]+[.S68]*[.AP$15]+[.T68]*[.AP$16]+[.U68]*[.AP$17]+[.V68]*[.AP$18]+[.X68]*[.AP$20])+[.Q68]*[.AP$14]+[.Y68]*[.AP$21]+[.AD68]*[.AP$27])" office:value-type="float" office:value="29.74875">
            <text:p>29.7</text:p>
          </table:table-cell>
          <table:table-cell table:style-name="ce27" table:formula="of:=[.AE68]+[.I68]-IF([.W68]&gt;0;0;[.F68]+[.G68]+[.H68])" office:value-type="float" office:value="29.74875">
            <text:p>29.7</text:p>
          </table:table-cell>
          <table:table-cell table:style-name="ce30" table:formula="of:=[.AF68]" office:value-type="float" office:value="29.74875">
            <text:p>29.7</text:p>
          </table:table-cell>
          <table:table-cell table:style-name="ce7" table:number-columns-repeated="3"/>
          <table:table-cell table:style-name="ce19" table:formula="of:=SUM([.AK56:.AK67])" office:value-type="float" office:value="25">
            <text:p>25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69]&gt;0;[.AP$7]*[.W69];0)+IF([.W69]&gt;0;[.AP$19];1)*IF([.R69]&gt;0;[.R69];1)*IF([.AB69]=1;[.AB69]*[.AP$26];1)*(IF([.Z69]&gt;0;[.AP$22];1)*([.J69]*[.AP$7]+[.K69]*[.AP$8]+[.L69]*[.AP$9]+[.N69]*[.AP$10]+[.O69]*[.AP$12]+[.P69]*[.AP$13]+[.S69]*[.AP$15]+[.T69]*[.AP$16]+[.U69]*[.AP$17]+[.V69]*[.AP$18]+[.X69]*[.AP$20])+[.Q69]*[.AP$14]+[.Y69]*[.AP$21]+[.AD69]*[.AP$27])" office:value-type="float" office:value="0">
            <text:p>0.0</text:p>
          </table:table-cell>
          <table:table-cell table:style-name="ce26" table:formula="of:=[.AE69]+[.I69]-IF([.W69]&gt;0;0;[.F69]+[.G69]+[.H69])" office:value-type="float" office:value="0">
            <text:p>0.0</text:p>
          </table:table-cell>
          <table:table-cell table:style-name="ce29" table:formula="of:=[.AF69]" office:value-type="float" office:value="0">
            <text:p>0.0</text:p>
          </table:table-cell>
          <table:table-cell table:number-columns-repeated="3"/>
          <table:table-cell table:style-name="ce18"/>
          <table:table-cell table:number-columns-repeated="2"/>
          <table:table-cell office:value-type="float" office:value="68">
            <text:p>68</text:p>
          </table:table-cell>
          <table:table-cell table:number-columns-repeated="984"/>
        </table:table-row>
        <table:table-row table:style-name="ro5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End of Game: Gain 1 Favor for each other Ancient God you have</text:p>
          </table:table-cell>
          <table:table-cell table:number-columns-repeated="2"/>
          <table:table-cell table:style-name="ce18" office:value-type="float" office:value="8">
            <text:p>8</text:p>
          </table:table-cell>
          <table:table-cell table:style-name="ce18" table:formula="of:=CEILING(([.F70]+[.G70])*0.5+[.H70];1)" office:value-type="float" office:value="8">
            <text:p>8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0]&gt;0;[.AP$7]*[.W70];0)+IF([.W70]&gt;0;[.AP$19];1)*IF([.R70]&gt;0;[.R70];1)*IF([.AB70]=1;[.AB70]*[.AP$26];1)*(IF([.Z70]&gt;0;[.AP$22];1)*([.J70]*[.AP$7]+[.K70]*[.AP$8]+[.L70]*[.AP$9]+[.N70]*[.AP$10]+[.O70]*[.AP$12]+[.P70]*[.AP$13]+[.S70]*[.AP$15]+[.T70]*[.AP$16]+[.U70]*[.AP$17]+[.V70]*[.AP$18]+[.X70]*[.AP$20])+[.Q70]*[.AP$14]+[.Y70]*[.AP$21]+[.AD70]*[.AP$27])" office:value-type="float" office:value="0">
            <text:p>0.0</text:p>
          </table:table-cell>
          <table:table-cell table:style-name="ce26" table:formula="of:=[.AE70]+[.I70]-IF([.W70]&gt;0;0;[.F70]+[.G70]+[.H70])" office:value-type="float" office:value="0">
            <text:p>0.0</text:p>
          </table:table-cell>
          <table:table-cell table:style-name="ce29" table:formula="of:=[.AF70]" office:value-type="float" office:value="0">
            <text:p>0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Plutoni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table:style-name="ce15" office:value-type="string">
            <text:p><text:span text:style-name="T2">End of Game: Gain 1 Favor for each other Hitturian God you have</text:span>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18" table:formula="of:=CEILING(([.F71]+[.G71])*0.5+[.H71];1)" office:value-type="float" office:value="8">
            <text:p>8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1]&gt;0;[.AP$7]*[.W71];0)+IF([.W71]&gt;0;[.AP$19];1)*IF([.R71]&gt;0;[.R71];1)*IF([.AB71]=1;[.AB71]*[.AP$26];1)*(IF([.Z71]&gt;0;[.AP$22];1)*([.J71]*[.AP$7]+[.K71]*[.AP$8]+[.L71]*[.AP$9]+[.N71]*[.AP$10]+[.O71]*[.AP$12]+[.P71]*[.AP$13]+[.S71]*[.AP$15]+[.T71]*[.AP$16]+[.U71]*[.AP$17]+[.V71]*[.AP$18]+[.X71]*[.AP$20])+[.Q71]*[.AP$14]+[.Y71]*[.AP$21]+[.AD71]*[.AP$27])" office:value-type="float" office:value="0">
            <text:p>0.0</text:p>
          </table:table-cell>
          <table:table-cell table:style-name="ce26" table:formula="of:=[.AE71]+[.I71]-IF([.W71]&gt;0;0;[.F71]+[.G71]+[.H71])" office:value-type="float" office:value="-1">
            <text:p>-1.0</text:p>
          </table:table-cell>
          <table:table-cell table:style-name="ce29" table:formula="of:=[.AF71]" office:value-type="float" office:value="-1">
            <text:p>-1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mpor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End of Game: Gain 1 Favor for each other Hopi God you have</text:p>
          </table:table-cell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7">
            <text:p>7</text:p>
          </table:table-cell>
          <table:table-cell table:style-name="ce18" table:formula="of:=CEILING(([.F72]+[.G72])*0.5+[.H72];1)" office:value-type="float" office:value="8">
            <text:p>8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2]&gt;0;[.AP$7]*[.W72];0)+IF([.W72]&gt;0;[.AP$19];1)*IF([.R72]&gt;0;[.R72];1)*IF([.AB72]=1;[.AB72]*[.AP$26];1)*(IF([.Z72]&gt;0;[.AP$22];1)*([.J72]*[.AP$7]+[.K72]*[.AP$8]+[.L72]*[.AP$9]+[.N72]*[.AP$10]+[.O72]*[.AP$12]+[.P72]*[.AP$13]+[.S72]*[.AP$15]+[.T72]*[.AP$16]+[.U72]*[.AP$17]+[.V72]*[.AP$18]+[.X72]*[.AP$20])+[.Q72]*[.AP$14]+[.Y72]*[.AP$21]+[.AD72]*[.AP$27])" office:value-type="float" office:value="0">
            <text:p>0.0</text:p>
          </table:table-cell>
          <table:table-cell table:style-name="ce26" table:formula="of:=[.AE72]+[.I72]-IF([.W72]&gt;0;0;[.F72]+[.G72]+[.H72])" office:value-type="float" office:value="-1">
            <text:p>-1.0</text:p>
          </table:table-cell>
          <table:table-cell table:style-name="ce29" table:formula="of:=[.AF72]" office:value-type="float" office:value="-1">
            <text:p>-1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Galati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End of Game: Gain 1 Favor for each other Setumi God you have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18" table:formula="of:=CEILING(([.F73]+[.G73])*0.5+[.H73];1)" office:value-type="float" office:value="8">
            <text:p>8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3]&gt;0;[.AP$7]*[.W73];0)+IF([.W73]&gt;0;[.AP$19];1)*IF([.R73]&gt;0;[.R73];1)*IF([.AB73]=1;[.AB73]*[.AP$26];1)*(IF([.Z73]&gt;0;[.AP$22];1)*([.J73]*[.AP$7]+[.K73]*[.AP$8]+[.L73]*[.AP$9]+[.N73]*[.AP$10]+[.O73]*[.AP$12]+[.P73]*[.AP$13]+[.S73]*[.AP$15]+[.T73]*[.AP$16]+[.U73]*[.AP$17]+[.V73]*[.AP$18]+[.X73]*[.AP$20])+[.Q73]*[.AP$14]+[.Y73]*[.AP$21]+[.AD73]*[.AP$27])" office:value-type="float" office:value="0">
            <text:p>0.0</text:p>
          </table:table-cell>
          <table:table-cell table:style-name="ce26" table:formula="of:=[.AE73]+[.I73]-IF([.W73]&gt;0;0;[.F73]+[.G73]+[.H73])" office:value-type="float" office:value="-1">
            <text:p>-1.0</text:p>
          </table:table-cell>
          <table:table-cell table:style-name="ce29" table:formula="of:=[.AF73]" office:value-type="float" office:value="-1">
            <text:p>-1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Centauri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End of Game: Gain 1 Favor for each other Artonian God you have</text:p>
          </table:table-cell>
          <table:table-cell table:number-columns-repeated="2"/>
          <table:table-cell table:style-name="ce18" office:value-type="float" office:value="10">
            <text:p>10</text:p>
          </table:table-cell>
          <table:table-cell table:style-name="ce18" table:formula="of:=CEILING(([.F74]+[.G74])*0.5+[.H74];1)" office:value-type="float" office:value="10">
            <text:p>1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4]&gt;0;[.AP$7]*[.W74];0)+IF([.W74]&gt;0;[.AP$19];1)*IF([.R74]&gt;0;[.R74];1)*IF([.AB74]=1;[.AB74]*[.AP$26];1)*(IF([.Z74]&gt;0;[.AP$22];1)*([.J74]*[.AP$7]+[.K74]*[.AP$8]+[.L74]*[.AP$9]+[.N74]*[.AP$10]+[.O74]*[.AP$12]+[.P74]*[.AP$13]+[.S74]*[.AP$15]+[.T74]*[.AP$16]+[.U74]*[.AP$17]+[.V74]*[.AP$18]+[.X74]*[.AP$20])+[.Q74]*[.AP$14]+[.Y74]*[.AP$21]+[.AD74]*[.AP$27])" office:value-type="float" office:value="0">
            <text:p>0.0</text:p>
          </table:table-cell>
          <table:table-cell table:style-name="ce26" table:formula="of:=[.AE74]+[.I74]-IF([.W74]&gt;0;0;[.F74]+[.G74]+[.H74])" office:value-type="float" office:value="0">
            <text:p>0.0</text:p>
          </table:table-cell>
          <table:table-cell table:style-name="ce29" table:formula="of:=[.AF74]" office:value-type="float" office:value="0">
            <text:p>0.0</text:p>
          </table:table-cell>
          <table:table-cell/>
          <table:table-cell office:value-type="string">
            <text:p>loki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Chamaeleonti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End of Game: Gain 1 Favor for each other Velurian God you have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18" table:formula="of:=CEILING(([.F75]+[.G75])*0.5+[.H75];1)" office:value-type="float" office:value="10">
            <text:p>1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5]&gt;0;[.AP$7]*[.W75];0)+IF([.W75]&gt;0;[.AP$19];1)*IF([.R75]&gt;0;[.R75];1)*IF([.AB75]=1;[.AB75]*[.AP$26];1)*(IF([.Z75]&gt;0;[.AP$22];1)*([.J75]*[.AP$7]+[.K75]*[.AP$8]+[.L75]*[.AP$9]+[.N75]*[.AP$10]+[.O75]*[.AP$12]+[.P75]*[.AP$13]+[.S75]*[.AP$15]+[.T75]*[.AP$16]+[.U75]*[.AP$17]+[.V75]*[.AP$18]+[.X75]*[.AP$20])+[.Q75]*[.AP$14]+[.Y75]*[.AP$21]+[.AD75]*[.AP$27])" office:value-type="float" office:value="0">
            <text:p>0.0</text:p>
          </table:table-cell>
          <table:table-cell table:style-name="ce26" table:formula="of:=[.AE75]+[.I75]-IF([.W75]&gt;0;0;[.F75]+[.G75]+[.H75])" office:value-type="float" office:value="-1">
            <text:p>-1.0</text:p>
          </table:table-cell>
          <table:table-cell table:style-name="ce29" table:formula="of:=[.AF75]" office:value-type="float" office:value="-1">
            <text:p>-1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table:style-name="ce14" office:value-type="string">
            <text:p>End of Game: Gain 1 Favor for each other Ancient God you have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8">
            <text:p>8</text:p>
          </table:table-cell>
          <table:table-cell table:style-name="ce18" table:formula="of:=CEILING(([.F76]+[.G76])*0.5+[.H76];1)" office:value-type="float" office:value="10">
            <text:p>1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6]&gt;0;[.AP$7]*[.W76];0)+IF([.W76]&gt;0;[.AP$19];1)*IF([.R76]&gt;0;[.R76];1)*IF([.AB76]=1;[.AB76]*[.AP$26];1)*(IF([.Z76]&gt;0;[.AP$22];1)*([.J76]*[.AP$7]+[.K76]*[.AP$8]+[.L76]*[.AP$9]+[.N76]*[.AP$10]+[.O76]*[.AP$12]+[.P76]*[.AP$13]+[.S76]*[.AP$15]+[.T76]*[.AP$16]+[.U76]*[.AP$17]+[.V76]*[.AP$18]+[.X76]*[.AP$20])+[.Q76]*[.AP$14]+[.Y76]*[.AP$21]+[.AD76]*[.AP$27])" office:value-type="float" office:value="0">
            <text:p>0.0</text:p>
          </table:table-cell>
          <table:table-cell table:style-name="ce26" table:formula="of:=[.AE76]+[.I76]-IF([.W76]&gt;0;0;[.F76]+[.G76]+[.H76])" office:value-type="float" office:value="-1">
            <text:p>-1.0</text:p>
          </table:table-cell>
          <table:table-cell table:style-name="ce29" table:formula="of:=[.AF76]" office:value-type="float" office:value="-1">
            <text:p>-1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Hermes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5" office:value-type="string">
            <text:p><text:span text:style-name="T2">End of Game: Gain 1 Favor for each other Hitturian God you have</text:span>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18" table:formula="of:=CEILING(([.F77]+[.G77])*0.5+[.H77];1)" office:value-type="float" office:value="10">
            <text:p>1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7]&gt;0;[.AP$7]*[.W77];0)+IF([.W77]&gt;0;[.AP$19];1)*IF([.R77]&gt;0;[.R77];1)*IF([.AB77]=1;[.AB77]*[.AP$26];1)*(IF([.Z77]&gt;0;[.AP$22];1)*([.J77]*[.AP$7]+[.K77]*[.AP$8]+[.L77]*[.AP$9]+[.N77]*[.AP$10]+[.O77]*[.AP$12]+[.P77]*[.AP$13]+[.S77]*[.AP$15]+[.T77]*[.AP$16]+[.U77]*[.AP$17]+[.V77]*[.AP$18]+[.X77]*[.AP$20])+[.Q77]*[.AP$14]+[.Y77]*[.AP$21]+[.AD77]*[.AP$27])" office:value-type="float" office:value="0">
            <text:p>0.0</text:p>
          </table:table-cell>
          <table:table-cell table:style-name="ce26" table:formula="of:=[.AE77]+[.I77]-IF([.W77]&gt;0;0;[.F77]+[.G77]+[.H77])" office:value-type="float" office:value="-2">
            <text:p>-2.0</text:p>
          </table:table-cell>
          <table:table-cell table:style-name="ce29" table:formula="of:=[.AF77]" office:value-type="float" office:value="-2">
            <text:p>-2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Inann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End of Game: Gain 1 Favor for each other Hopi God you have</text:p>
          </table:table-cell>
          <table:table-cell table:number-columns-repeated="2"/>
          <table:table-cell table:style-name="ce18" office:value-type="float" office:value="11">
            <text:p>11</text:p>
          </table:table-cell>
          <table:table-cell table:style-name="ce18" table:formula="of:=CEILING(([.F78]+[.G78])*0.5+[.H78];1)" office:value-type="float" office:value="11">
            <text:p>11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8]&gt;0;[.AP$7]*[.W78];0)+IF([.W78]&gt;0;[.AP$19];1)*IF([.R78]&gt;0;[.R78];1)*IF([.AB78]=1;[.AB78]*[.AP$26];1)*(IF([.Z78]&gt;0;[.AP$22];1)*([.J78]*[.AP$7]+[.K78]*[.AP$8]+[.L78]*[.AP$9]+[.N78]*[.AP$10]+[.O78]*[.AP$12]+[.P78]*[.AP$13]+[.S78]*[.AP$15]+[.T78]*[.AP$16]+[.U78]*[.AP$17]+[.V78]*[.AP$18]+[.X78]*[.AP$20])+[.Q78]*[.AP$14]+[.Y78]*[.AP$21]+[.AD78]*[.AP$27])" office:value-type="float" office:value="0">
            <text:p>0.0</text:p>
          </table:table-cell>
          <table:table-cell table:style-name="ce26" table:formula="of:=[.AE78]+[.I78]-IF([.W78]&gt;0;0;[.F78]+[.G78]+[.H78])" office:value-type="float" office:value="0">
            <text:p>0.0</text:p>
          </table:table-cell>
          <table:table-cell table:style-name="ce29" table:formula="of:=[.AF78]" office:value-type="float" office:value="0">
            <text:p>0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Gai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End of Game: Gain 1 Favor for each other Setumi God you have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 office:value-type="float" office:value="9">
            <text:p>9</text:p>
          </table:table-cell>
          <table:table-cell table:style-name="ce18" table:formula="of:=CEILING(([.F79]+[.G79])*0.5+[.H79];1)" office:value-type="float" office:value="11">
            <text:p>11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79]&gt;0;[.AP$7]*[.W79];0)+IF([.W79]&gt;0;[.AP$19];1)*IF([.R79]&gt;0;[.R79];1)*IF([.AB79]=1;[.AB79]*[.AP$26];1)*(IF([.Z79]&gt;0;[.AP$22];1)*([.J79]*[.AP$7]+[.K79]*[.AP$8]+[.L79]*[.AP$9]+[.N79]*[.AP$10]+[.O79]*[.AP$12]+[.P79]*[.AP$13]+[.S79]*[.AP$15]+[.T79]*[.AP$16]+[.U79]*[.AP$17]+[.V79]*[.AP$18]+[.X79]*[.AP$20])+[.Q79]*[.AP$14]+[.Y79]*[.AP$21]+[.AD79]*[.AP$27])" office:value-type="float" office:value="0">
            <text:p>0.0</text:p>
          </table:table-cell>
          <table:table-cell table:style-name="ce26" table:formula="of:=[.AE79]+[.I79]-IF([.W79]&gt;0;0;[.F79]+[.G79]+[.H79])" office:value-type="float" office:value="-2">
            <text:p>-2.0</text:p>
          </table:table-cell>
          <table:table-cell table:style-name="ce29" table:formula="of:=[.AF79]" office:value-type="float" office:value="-2">
            <text:p>-2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re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End of Game: Gain 1 Favor for each other Artonian God you have</text:p>
          </table:table-cell>
          <table:table-cell office:value-type="float" office:value="4">
            <text:p>4</text:p>
          </table:table-cell>
          <table:table-cell/>
          <table:table-cell table:style-name="ce18" office:value-type="float" office:value="9">
            <text:p>9</text:p>
          </table:table-cell>
          <table:table-cell table:style-name="ce18" table:formula="of:=CEILING(([.F80]+[.G80])*0.5+[.H80];1)" office:value-type="float" office:value="11">
            <text:p>11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0]&gt;0;[.AP$7]*[.W80];0)+IF([.W80]&gt;0;[.AP$19];1)*IF([.R80]&gt;0;[.R80];1)*IF([.AB80]=1;[.AB80]*[.AP$26];1)*(IF([.Z80]&gt;0;[.AP$22];1)*([.J80]*[.AP$7]+[.K80]*[.AP$8]+[.L80]*[.AP$9]+[.N80]*[.AP$10]+[.O80]*[.AP$12]+[.P80]*[.AP$13]+[.S80]*[.AP$15]+[.T80]*[.AP$16]+[.U80]*[.AP$17]+[.V80]*[.AP$18]+[.X80]*[.AP$20])+[.Q80]*[.AP$14]+[.Y80]*[.AP$21]+[.AD80]*[.AP$27])" office:value-type="float" office:value="0">
            <text:p>0.0</text:p>
          </table:table-cell>
          <table:table-cell table:style-name="ce26" table:formula="of:=[.AE80]+[.I80]-IF([.W80]&gt;0;0;[.F80]+[.G80]+[.H80])" office:value-type="float" office:value="-2">
            <text:p>-2.0</text:p>
          </table:table-cell>
          <table:table-cell table:style-name="ce29" table:formula="of:=[.AF80]" office:value-type="float" office:value="-2">
            <text:p>-2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Cassiopei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table:style-name="ce14" office:value-type="string">
            <text:p>End of Game: Gain 1 Favor for each other Velurian God you have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 table:formula="of:=CEILING(([.F81]+[.G81])*0.5+[.H81];1)" office:value-type="float" office:value="11">
            <text:p>11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1]&gt;0;[.AP$7]*[.W81];0)+IF([.W81]&gt;0;[.AP$19];1)*IF([.R81]&gt;0;[.R81];1)*IF([.AB81]=1;[.AB81]*[.AP$26];1)*(IF([.Z81]&gt;0;[.AP$22];1)*([.J81]*[.AP$7]+[.K81]*[.AP$8]+[.L81]*[.AP$9]+[.N81]*[.AP$10]+[.O81]*[.AP$12]+[.P81]*[.AP$13]+[.S81]*[.AP$15]+[.T81]*[.AP$16]+[.U81]*[.AP$17]+[.V81]*[.AP$18]+[.X81]*[.AP$20])+[.Q81]*[.AP$14]+[.Y81]*[.AP$21]+[.AD81]*[.AP$27])" office:value-type="float" office:value="0">
            <text:p>0.0</text:p>
          </table:table-cell>
          <table:table-cell table:style-name="ce26" table:formula="of:=[.AE81]+[.I81]-IF([.W81]&gt;0;0;[.F81]+[.G81]+[.H81])" office:value-type="float" office:value="-2">
            <text:p>-2.0</text:p>
          </table:table-cell>
          <table:table-cell table:style-name="ce29" table:formula="of:=[.AF81]" office:value-type="float" office:value="-2">
            <text:p>-2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End of Game: Gain 1 Favor for each other Ancient God you have</text:p>
          </table:table-cell>
          <table:table-cell table:number-columns-repeated="2"/>
          <table:table-cell table:style-name="ce18" office:value-type="float" office:value="13">
            <text:p>13</text:p>
          </table:table-cell>
          <table:table-cell table:style-name="ce18" table:formula="of:=CEILING(([.F82]+[.G82])*0.5+[.H82];1)" office:value-type="float" office:value="13">
            <text:p>1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2]&gt;0;[.AP$7]*[.W82];0)+IF([.W82]&gt;0;[.AP$19];1)*IF([.R82]&gt;0;[.R82];1)*IF([.AB82]=1;[.AB82]*[.AP$26];1)*(IF([.Z82]&gt;0;[.AP$22];1)*([.J82]*[.AP$7]+[.K82]*[.AP$8]+[.L82]*[.AP$9]+[.N82]*[.AP$10]+[.O82]*[.AP$12]+[.P82]*[.AP$13]+[.S82]*[.AP$15]+[.T82]*[.AP$16]+[.U82]*[.AP$17]+[.V82]*[.AP$18]+[.X82]*[.AP$20])+[.Q82]*[.AP$14]+[.Y82]*[.AP$21]+[.AD82]*[.AP$27])" office:value-type="float" office:value="0">
            <text:p>0.0</text:p>
          </table:table-cell>
          <table:table-cell table:style-name="ce26" table:formula="of:=[.AE82]+[.I82]-IF([.W82]&gt;0;0;[.F82]+[.G82]+[.H82])" office:value-type="float" office:value="0">
            <text:p>0.0</text:p>
          </table:table-cell>
          <table:table-cell table:style-name="ce29" table:formula="of:=[.AF82]" office:value-type="float" office:value="0">
            <text:p>0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Cronus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5" office:value-type="string">
            <text:p><text:span text:style-name="T2">End of Game: Gain 1 Favor for each other Hitturian God you have</text:span>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 office:value-type="float" office:value="10">
            <text:p>10</text:p>
          </table:table-cell>
          <table:table-cell table:style-name="ce18" table:formula="of:=CEILING(([.F83]+[.G83])*0.5+[.H83];1)" office:value-type="float" office:value="13">
            <text:p>1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3]&gt;0;[.AP$7]*[.W83];0)+IF([.W83]&gt;0;[.AP$19];1)*IF([.R83]&gt;0;[.R83];1)*IF([.AB83]=1;[.AB83]*[.AP$26];1)*(IF([.Z83]&gt;0;[.AP$22];1)*([.J83]*[.AP$7]+[.K83]*[.AP$8]+[.L83]*[.AP$9]+[.N83]*[.AP$10]+[.O83]*[.AP$12]+[.P83]*[.AP$13]+[.S83]*[.AP$15]+[.T83]*[.AP$16]+[.U83]*[.AP$17]+[.V83]*[.AP$18]+[.X83]*[.AP$20])+[.Q83]*[.AP$14]+[.Y83]*[.AP$21]+[.AD83]*[.AP$27])" office:value-type="float" office:value="0">
            <text:p>0.0</text:p>
          </table:table-cell>
          <table:table-cell table:style-name="ce26" table:formula="of:=[.AE83]+[.I83]-IF([.W83]&gt;0;0;[.F83]+[.G83]+[.H83])" office:value-type="float" office:value="-2">
            <text:p>-2.0</text:p>
          </table:table-cell>
          <table:table-cell table:style-name="ce29" table:formula="of:=[.AF83]" office:value-type="float" office:value="-2">
            <text:p>-2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Caelus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End of Game: Gain 1 Favor for each other Hopi God you have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18" table:formula="of:=CEILING(([.F84]+[.G84])*0.5+[.H84];1)" office:value-type="float" office:value="13">
            <text:p>1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4]&gt;0;[.AP$7]*[.W84];0)+IF([.W84]&gt;0;[.AP$19];1)*IF([.R84]&gt;0;[.R84];1)*IF([.AB84]=1;[.AB84]*[.AP$26];1)*(IF([.Z84]&gt;0;[.AP$22];1)*([.J84]*[.AP$7]+[.K84]*[.AP$8]+[.L84]*[.AP$9]+[.N84]*[.AP$10]+[.O84]*[.AP$12]+[.P84]*[.AP$13]+[.S84]*[.AP$15]+[.T84]*[.AP$16]+[.U84]*[.AP$17]+[.V84]*[.AP$18]+[.X84]*[.AP$20])+[.Q84]*[.AP$14]+[.Y84]*[.AP$21]+[.AD84]*[.AP$27])" office:value-type="float" office:value="0">
            <text:p>0.0</text:p>
          </table:table-cell>
          <table:table-cell table:style-name="ce26" table:formula="of:=[.AE84]+[.I84]-IF([.W84]&gt;0;0;[.F84]+[.G84]+[.H84])" office:value-type="float" office:value="-2">
            <text:p>-2.0</text:p>
          </table:table-cell>
          <table:table-cell table:style-name="ce29" table:formula="of:=[.AF84]" office:value-type="float" office:value="-2">
            <text:p>-2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ndromed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End of Game: Gain 1 Favor for each other Setumi God you have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10">
            <text:p>10</text:p>
          </table:table-cell>
          <table:table-cell table:style-name="ce18" table:formula="of:=CEILING(([.F85]+[.G85])*0.5+[.H85];1)" office:value-type="float" office:value="13">
            <text:p>1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5]&gt;0;[.AP$7]*[.W85];0)+IF([.W85]&gt;0;[.AP$19];1)*IF([.R85]&gt;0;[.R85];1)*IF([.AB85]=1;[.AB85]*[.AP$26];1)*(IF([.Z85]&gt;0;[.AP$22];1)*([.J85]*[.AP$7]+[.K85]*[.AP$8]+[.L85]*[.AP$9]+[.N85]*[.AP$10]+[.O85]*[.AP$12]+[.P85]*[.AP$13]+[.S85]*[.AP$15]+[.T85]*[.AP$16]+[.U85]*[.AP$17]+[.V85]*[.AP$18]+[.X85]*[.AP$20])+[.Q85]*[.AP$14]+[.Y85]*[.AP$21]+[.AD85]*[.AP$27])" office:value-type="float" office:value="0">
            <text:p>0.0</text:p>
          </table:table-cell>
          <table:table-cell table:style-name="ce26" table:formula="of:=[.AE85]+[.I85]-IF([.W85]&gt;0;0;[.F85]+[.G85]+[.H85])" office:value-type="float" office:value="-3">
            <text:p>-3.0</text:p>
          </table:table-cell>
          <table:table-cell table:style-name="ce29" table:formula="of:=[.AF85]" office:value-type="float" office:value="-3">
            <text:p>-3.0</text:p>
          </table:table-cell>
          <table:table-cell/>
          <table:table-cell office:value-type="string">
            <text:p>egyptian-god-female-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Poseidon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table:style-name="ce14" office:value-type="string">
            <text:p>End of Game: Gain 1 Favor for each other Artonian God you have</text:p>
          </table:table-cell>
          <table:table-cell table:number-columns-repeated="2" table:style-name="ce18"/>
          <table:table-cell table:style-name="ce18" office:value-type="float" office:value="14">
            <text:p>14</text:p>
          </table:table-cell>
          <table:table-cell table:style-name="ce18" table:formula="of:=CEILING(([.F86]+[.G86])*0.5+[.H86];1)" office:value-type="float" office:value="14">
            <text:p>1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6]&gt;0;[.AP$7]*[.W86];0)+IF([.W86]&gt;0;[.AP$19];1)*IF([.R86]&gt;0;[.R86];1)*IF([.AB86]=1;[.AB86]*[.AP$26];1)*(IF([.Z86]&gt;0;[.AP$22];1)*([.J86]*[.AP$7]+[.K86]*[.AP$8]+[.L86]*[.AP$9]+[.N86]*[.AP$10]+[.O86]*[.AP$12]+[.P86]*[.AP$13]+[.S86]*[.AP$15]+[.T86]*[.AP$16]+[.U86]*[.AP$17]+[.V86]*[.AP$18]+[.X86]*[.AP$20])+[.Q86]*[.AP$14]+[.Y86]*[.AP$21]+[.AD86]*[.AP$27])" office:value-type="float" office:value="0">
            <text:p>0.0</text:p>
          </table:table-cell>
          <table:table-cell table:style-name="ce26" table:formula="of:=[.AE86]+[.I86]-IF([.W86]&gt;0;0;[.F86]+[.G86]+[.H86])" office:value-type="float" office:value="0">
            <text:p>0.0</text:p>
          </table:table-cell>
          <table:table-cell table:style-name="ce29" table:formula="of:=[.AF86]" office:value-type="float" office:value="0">
            <text:p>0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Demeter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End of Game: Gain 1 Favor for each other Velurian God you have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 office:value-type="float" office:value="11">
            <text:p>11</text:p>
          </table:table-cell>
          <table:table-cell table:style-name="ce18" table:formula="of:=CEILING(([.F87]+[.G87])*0.5+[.H87];1)" office:value-type="float" office:value="14">
            <text:p>1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7]&gt;0;[.AP$7]*[.W87];0)+IF([.W87]&gt;0;[.AP$19];1)*IF([.R87]&gt;0;[.R87];1)*IF([.AB87]=1;[.AB87]*[.AP$26];1)*(IF([.Z87]&gt;0;[.AP$22];1)*([.J87]*[.AP$7]+[.K87]*[.AP$8]+[.L87]*[.AP$9]+[.N87]*[.AP$10]+[.O87]*[.AP$12]+[.P87]*[.AP$13]+[.S87]*[.AP$15]+[.T87]*[.AP$16]+[.U87]*[.AP$17]+[.V87]*[.AP$18]+[.X87]*[.AP$20])+[.Q87]*[.AP$14]+[.Y87]*[.AP$21]+[.AD87]*[.AP$27])" office:value-type="float" office:value="0">
            <text:p>0.0</text:p>
          </table:table-cell>
          <table:table-cell table:style-name="ce26" table:formula="of:=[.AE87]+[.I87]-IF([.W87]&gt;0;0;[.F87]+[.G87]+[.H87])" office:value-type="float" office:value="-3">
            <text:p>-3.0</text:p>
          </table:table-cell>
          <table:table-cell table:style-name="ce29" table:formula="of:=[.AF87]" office:value-type="float" office:value="-3">
            <text:p>-3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End of Game: Gain 1 Favor for each other Ancient God you have</text:p>
          </table:table-cell>
          <table:table-cell table:style-name="ce18" office:value-type="float" office:value="6">
            <text:p>6</text:p>
          </table:table-cell>
          <table:table-cell table:style-name="ce18"/>
          <table:table-cell table:style-name="ce18" office:value-type="float" office:value="11">
            <text:p>11</text:p>
          </table:table-cell>
          <table:table-cell table:style-name="ce18" table:formula="of:=CEILING(([.F88]+[.G88])*0.5+[.H88];1)" office:value-type="float" office:value="14">
            <text:p>1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8]&gt;0;[.AP$7]*[.W88];0)+IF([.W88]&gt;0;[.AP$19];1)*IF([.R88]&gt;0;[.R88];1)*IF([.AB88]=1;[.AB88]*[.AP$26];1)*(IF([.Z88]&gt;0;[.AP$22];1)*([.J88]*[.AP$7]+[.K88]*[.AP$8]+[.L88]*[.AP$9]+[.N88]*[.AP$10]+[.O88]*[.AP$12]+[.P88]*[.AP$13]+[.S88]*[.AP$15]+[.T88]*[.AP$16]+[.U88]*[.AP$17]+[.V88]*[.AP$18]+[.X88]*[.AP$20])+[.Q88]*[.AP$14]+[.Y88]*[.AP$21]+[.AD88]*[.AP$27])" office:value-type="float" office:value="0">
            <text:p>0.0</text:p>
          </table:table-cell>
          <table:table-cell table:style-name="ce26" table:formula="of:=[.AE88]+[.I88]-IF([.W88]&gt;0;0;[.F88]+[.G88]+[.H88])" office:value-type="float" office:value="-3">
            <text:p>-3.0</text:p>
          </table:table-cell>
          <table:table-cell table:style-name="ce29" table:formula="of:=[.AF88]" office:value-type="float" office:value="-3">
            <text:p>-3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Tauri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5" office:value-type="string">
            <text:p><text:span text:style-name="T2">End of Game: Gain 1 Favor for each other Hitturian God you have</text:span>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11">
            <text:p>11</text:p>
          </table:table-cell>
          <table:table-cell table:style-name="ce18" table:formula="of:=CEILING(([.F89]+[.G89])*0.5+[.H89];1)" office:value-type="float" office:value="14">
            <text:p>1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89]&gt;0;[.AP$7]*[.W89];0)+IF([.W89]&gt;0;[.AP$19];1)*IF([.R89]&gt;0;[.R89];1)*IF([.AB89]=1;[.AB89]*[.AP$26];1)*(IF([.Z89]&gt;0;[.AP$22];1)*([.J89]*[.AP$7]+[.K89]*[.AP$8]+[.L89]*[.AP$9]+[.N89]*[.AP$10]+[.O89]*[.AP$12]+[.P89]*[.AP$13]+[.S89]*[.AP$15]+[.T89]*[.AP$16]+[.U89]*[.AP$17]+[.V89]*[.AP$18]+[.X89]*[.AP$20])+[.Q89]*[.AP$14]+[.Y89]*[.AP$21]+[.AD89]*[.AP$27])" office:value-type="float" office:value="0">
            <text:p>0.0</text:p>
          </table:table-cell>
          <table:table-cell table:style-name="ce26" table:formula="of:=[.AE89]+[.I89]-IF([.W89]&gt;0;0;[.F89]+[.G89]+[.H89])" office:value-type="float" office:value="-3">
            <text:p>-3.0</text:p>
          </table:table-cell>
          <table:table-cell table:style-name="ce29" table:formula="of:=[.AF89]" office:value-type="float" office:value="-3">
            <text:p>-3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Illyri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4" office:value-type="string">
            <text:p>End of Game: Gain 1 Favor for each other Hopi God you have</text:p>
          </table:table-cell>
          <table:table-cell table:number-columns-repeated="2"/>
          <table:table-cell table:style-name="ce18" office:value-type="float" office:value="16">
            <text:p>16</text:p>
          </table:table-cell>
          <table:table-cell table:style-name="ce18" table:formula="of:=CEILING(([.F90]+[.G90])*0.5+[.H90];1)" office:value-type="float" office:value="16">
            <text:p>16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0]&gt;0;[.AP$7]*[.W90];0)+IF([.W90]&gt;0;[.AP$19];1)*IF([.R90]&gt;0;[.R90];1)*IF([.AB90]=1;[.AB90]*[.AP$26];1)*(IF([.Z90]&gt;0;[.AP$22];1)*([.J90]*[.AP$7]+[.K90]*[.AP$8]+[.L90]*[.AP$9]+[.N90]*[.AP$10]+[.O90]*[.AP$12]+[.P90]*[.AP$13]+[.S90]*[.AP$15]+[.T90]*[.AP$16]+[.U90]*[.AP$17]+[.V90]*[.AP$18]+[.X90]*[.AP$20])+[.Q90]*[.AP$14]+[.Y90]*[.AP$21]+[.AD90]*[.AP$27])" office:value-type="float" office:value="0">
            <text:p>0.0</text:p>
          </table:table-cell>
          <table:table-cell table:style-name="ce26" table:formula="of:=[.AE90]+[.I90]-IF([.W90]&gt;0;0;[.F90]+[.G90]+[.H90])" office:value-type="float" office:value="0">
            <text:p>0.0</text:p>
          </table:table-cell>
          <table:table-cell table:style-name="ce29" table:formula="of:=[.AF90]" office:value-type="float" office:value="0">
            <text:p>0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Mi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Wind</text:p>
          </table:table-cell>
          <table:table-cell table:style-name="ce14" office:value-type="string">
            <text:p>End of Game: Gain 1 Favor for each other Setumi God you have</text:p>
          </table:table-cell>
          <table:table-cell table:style-name="ce18"/>
          <table:table-cell table:style-name="ce18" office:value-type="float" office:value="7">
            <text:p>7</text:p>
          </table:table-cell>
          <table:table-cell table:style-name="ce18" office:value-type="float" office:value="12">
            <text:p>12</text:p>
          </table:table-cell>
          <table:table-cell table:style-name="ce18" table:formula="of:=CEILING(([.F91]+[.G91])*0.5+[.H91];1)" office:value-type="float" office:value="16">
            <text:p>16</text:p>
          </table:table-cell>
          <table:table-cell/>
          <table:table-cell table:number-columns-repeated="2" table:style-name="ce18"/>
          <table:table-cell table:style-name="ce18"/>
          <table:table-cell/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1]&gt;0;[.AP$7]*[.W91];0)+IF([.W91]&gt;0;[.AP$19];1)*IF([.R91]&gt;0;[.R91];1)*IF([.AB91]=1;[.AB91]*[.AP$26];1)*(IF([.Z91]&gt;0;[.AP$22];1)*([.J91]*[.AP$7]+[.K91]*[.AP$8]+[.L91]*[.AP$9]+[.N91]*[.AP$10]+[.O91]*[.AP$12]+[.P91]*[.AP$13]+[.S91]*[.AP$15]+[.T91]*[.AP$16]+[.U91]*[.AP$17]+[.V91]*[.AP$18]+[.X91]*[.AP$20])+[.Q91]*[.AP$14]+[.Y91]*[.AP$21]+[.AD91]*[.AP$27])" office:value-type="float" office:value="0">
            <text:p>0.0</text:p>
          </table:table-cell>
          <table:table-cell table:style-name="ce26" table:formula="of:=[.AE91]+[.I91]-IF([.W91]&gt;0;0;[.F91]+[.G91]+[.H91])" office:value-type="float" office:value="-3">
            <text:p>-3.0</text:p>
          </table:table-cell>
          <table:table-cell table:style-name="ce29" table:formula="of:=[.AF91]" office:value-type="float" office:value="-3">
            <text:p>-3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Salaci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End of Game: Gain 1 Favor for each other Artonian God you have</text:p>
          </table:table-cell>
          <table:table-cell table:style-name="ce18" office:value-type="float" office:value="7">
            <text:p>7</text:p>
          </table:table-cell>
          <table:table-cell table:style-name="ce18"/>
          <table:table-cell table:style-name="ce18" office:value-type="float" office:value="12">
            <text:p>12</text:p>
          </table:table-cell>
          <table:table-cell table:style-name="ce18" table:formula="of:=CEILING(([.F92]+[.G92])*0.5+[.H92];1)" office:value-type="float" office:value="16">
            <text:p>16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2]&gt;0;[.AP$7]*[.W92];0)+IF([.W92]&gt;0;[.AP$19];1)*IF([.R92]&gt;0;[.R92];1)*IF([.AB92]=1;[.AB92]*[.AP$26];1)*(IF([.Z92]&gt;0;[.AP$22];1)*([.J92]*[.AP$7]+[.K92]*[.AP$8]+[.L92]*[.AP$9]+[.N92]*[.AP$10]+[.O92]*[.AP$12]+[.P92]*[.AP$13]+[.S92]*[.AP$15]+[.T92]*[.AP$16]+[.U92]*[.AP$17]+[.V92]*[.AP$18]+[.X92]*[.AP$20])+[.Q92]*[.AP$14]+[.Y92]*[.AP$21]+[.AD92]*[.AP$27])" office:value-type="float" office:value="0">
            <text:p>0.0</text:p>
          </table:table-cell>
          <table:table-cell table:style-name="ce26" table:formula="of:=[.AE92]+[.I92]-IF([.W92]&gt;0;0;[.F92]+[.G92]+[.H92])" office:value-type="float" office:value="-3">
            <text:p>-3.0</text:p>
          </table:table-cell>
          <table:table-cell table:style-name="ce29" table:formula="of:=[.AF92]" office:value-type="float" office:value="-3">
            <text:p>-3.0</text:p>
          </table:table-cell>
          <table:table-cell/>
          <table:table-cell office:value-type="string">
            <text:p>odin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uro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End of Game: Gain 1 Favor for each other Velurian God you have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12">
            <text:p>12</text:p>
          </table:table-cell>
          <table:table-cell table:style-name="ce18" table:formula="of:=CEILING(([.F93]+[.G93])*0.5+[.H93];1)" office:value-type="float" office:value="16">
            <text:p>16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3]&gt;0;[.AP$7]*[.W93];0)+IF([.W93]&gt;0;[.AP$19];1)*IF([.R93]&gt;0;[.R93];1)*IF([.AB93]=1;[.AB93]*[.AP$26];1)*(IF([.Z93]&gt;0;[.AP$22];1)*([.J93]*[.AP$7]+[.K93]*[.AP$8]+[.L93]*[.AP$9]+[.N93]*[.AP$10]+[.O93]*[.AP$12]+[.P93]*[.AP$13]+[.S93]*[.AP$15]+[.T93]*[.AP$16]+[.U93]*[.AP$17]+[.V93]*[.AP$18]+[.X93]*[.AP$20])+[.Q93]*[.AP$14]+[.Y93]*[.AP$21]+[.AD93]*[.AP$27])" office:value-type="float" office:value="0">
            <text:p>0.0</text:p>
          </table:table-cell>
          <table:table-cell table:style-name="ce26" table:formula="of:=[.AE93]+[.I93]-IF([.W93]&gt;0;0;[.F93]+[.G93]+[.H93])" office:value-type="float" office:value="-4">
            <text:p>-4.0</text:p>
          </table:table-cell>
          <table:table-cell table:style-name="ce29" table:formula="of:=[.AF93]" office:value-type="float" office:value="-4">
            <text:p>-4.0</text:p>
          </table:table-cell>
          <table:table-cell/>
          <table:table-cell office:value-type="string">
            <text:p>buddha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Sirius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End of Game: Gain 1 Favor for each other Ancient God you have</text:p>
          </table:table-cell>
          <table:table-cell table:number-columns-repeated="2" table:style-name="ce18"/>
          <table:table-cell table:style-name="ce18" office:value-type="float" office:value="17">
            <text:p>17</text:p>
          </table:table-cell>
          <table:table-cell table:style-name="ce18" table:formula="of:=CEILING(([.F94]+[.G94])*0.5+[.H94];1)" office:value-type="float" office:value="17">
            <text:p>17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4]&gt;0;[.AP$7]*[.W94];0)+IF([.W94]&gt;0;[.AP$19];1)*IF([.R94]&gt;0;[.R94];1)*IF([.AB94]=1;[.AB94]*[.AP$26];1)*(IF([.Z94]&gt;0;[.AP$22];1)*([.J94]*[.AP$7]+[.K94]*[.AP$8]+[.L94]*[.AP$9]+[.N94]*[.AP$10]+[.O94]*[.AP$12]+[.P94]*[.AP$13]+[.S94]*[.AP$15]+[.T94]*[.AP$16]+[.U94]*[.AP$17]+[.V94]*[.AP$18]+[.X94]*[.AP$20])+[.Q94]*[.AP$14]+[.Y94]*[.AP$21]+[.AD94]*[.AP$27])" office:value-type="float" office:value="0">
            <text:p>0.0</text:p>
          </table:table-cell>
          <table:table-cell table:style-name="ce26" table:formula="of:=[.AE94]+[.I94]-IF([.W94]&gt;0;0;[.F94]+[.G94]+[.H94])" office:value-type="float" office:value="0">
            <text:p>0.0</text:p>
          </table:table-cell>
          <table:table-cell table:style-name="ce29" table:formula="of:=[.AF94]" office:value-type="float" office:value="0">
            <text:p>0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84"/>
        </table:table-row>
        <table:table-row table:style-name="ro2">
          <table:table-cell table:style-name="ce7" office:value-type="string">
            <text:p>God Statistics</text:p>
          </table:table-cell>
          <table:table-cell table:style-name="ce7" table:number-columns-repeated="3"/>
          <table:table-cell table:style-name="ce12"/>
          <table:table-cell table:style-name="ce19" table:formula="of:=SUM([.F71:.F94])" office:value-type="float" office:value="42">
            <text:p>42</text:p>
          </table:table-cell>
          <table:table-cell table:style-name="ce19" table:formula="of:=SUM([.G71:.G94])" office:value-type="float" office:value="42">
            <text:p>42</text:p>
          </table:table-cell>
          <table:table-cell table:style-name="ce19"/>
          <table:table-cell table:style-name="ce19" table:formula="of:=AVERAGE([.I71:.I94])" office:value-type="float" office:value="12.375">
            <text:p>12</text:p>
          </table:table-cell>
          <table:table-cell table:style-name="ce19" table:formula="of:=SUM([.J70:.J94])" office:value-type="float" office:value="0">
            <text:p>0</text:p>
          </table:table-cell>
          <table:table-cell table:style-name="ce19" table:formula="of:=SUM([.K70:.K94])" office:value-type="float" office:value="0">
            <text:p>0</text:p>
          </table:table-cell>
          <table:table-cell table:style-name="ce19" table:formula="of:=SUM([.L70:.L94])" office:value-type="float" office:value="0">
            <text:p>0</text:p>
          </table:table-cell>
          <table:table-cell table:style-name="ce19"/>
          <table:table-cell table:style-name="ce19" table:formula="of:=SUM([.N70:.N94])" office:value-type="float" office:value="0">
            <text:p>0</text:p>
          </table:table-cell>
          <table:table-cell table:style-name="ce19" table:formula="of:=SUM([.O70:.O94])" office:value-type="float" office:value="0">
            <text:p>0</text:p>
          </table:table-cell>
          <table:table-cell table:style-name="ce19" table:formula="of:=SUM([.P70:.P94])" office:value-type="float" office:value="0">
            <text:p>0</text:p>
          </table:table-cell>
          <table:table-cell table:style-name="ce19" table:formula="of:=SUM([.Q70:.Q94])" office:value-type="float" office:value="0">
            <text:p>0</text:p>
          </table:table-cell>
          <table:table-cell table:style-name="ce19" table:formula="of:=SUM([.R70:.R94])" office:value-type="float" office:value="0">
            <text:p>0</text:p>
          </table:table-cell>
          <table:table-cell table:style-name="ce19" table:formula="of:=SUM([.S70:.S94])" office:value-type="float" office:value="0">
            <text:p>0</text:p>
          </table:table-cell>
          <table:table-cell table:style-name="ce19" table:formula="of:=SUM([.T70:.T94])" office:value-type="float" office:value="0">
            <text:p>0</text:p>
          </table:table-cell>
          <table:table-cell table:style-name="ce19" table:formula="of:=SUM([.U70:.U94])" office:value-type="float" office:value="0">
            <text:p>0</text:p>
          </table:table-cell>
          <table:table-cell table:style-name="ce19" table:formula="of:=SUM([.V70:.V94])" office:value-type="float" office:value="0">
            <text:p>0</text:p>
          </table:table-cell>
          <table:table-cell table:style-name="ce19" table:formula="of:=SUM([.W70:.W94])" office:value-type="float" office:value="0">
            <text:p>0</text:p>
          </table:table-cell>
          <table:table-cell table:style-name="ce19" table:formula="of:=SUM([.X70:.X94])" office:value-type="float" office:value="0">
            <text:p>0</text:p>
          </table:table-cell>
          <table:table-cell table:style-name="ce19" table:formula="of:=SUM([.Y70:.Y94])" office:value-type="float" office:value="0">
            <text:p>0</text:p>
          </table:table-cell>
          <table:table-cell table:style-name="ce19" table:formula="of:=SUM([.Z70:.Z94])" office:value-type="float" office:value="0">
            <text:p>0</text:p>
          </table:table-cell>
          <table:table-cell table:style-name="ce19" table:formula="of:=SUM([.AA70:.AA94])" office:value-type="float" office:value="0">
            <text:p>0</text:p>
          </table:table-cell>
          <table:table-cell table:style-name="ce19" table:formula="of:=SUM([.AB70:.AB94])" office:value-type="float" office:value="0">
            <text:p>0</text:p>
          </table:table-cell>
          <table:table-cell table:style-name="ce19" table:formula="of:=SUM([.AC70:.AC94])" office:value-type="float" office:value="0">
            <text:p>0</text:p>
          </table:table-cell>
          <table:table-cell table:style-name="ce19" table:formula="of:=SUM([.AD70:.AD94])" office:value-type="float" office:value="0">
            <text:p>0</text:p>
          </table:table-cell>
          <table:table-cell table:style-name="ce24" table:formula="of:=IF([.W95]&gt;0;[.AP$7]*[.W95];0)+IF([.W95]&gt;0;[.AP$19];1)*IF([.R95]&gt;0;[.R95];1)*IF([.AB95]=1;[.AB95]*[.AP$26];1)*(IF([.Z95]&gt;0;[.AP$22];1)*([.J95]*[.AP$7]+[.K95]*[.AP$8]+[.L95]*[.AP$9]+[.N95]*[.AP$10]+[.O95]*[.AP$12]+[.P95]*[.AP$13]+[.S95]*[.AP$15]+[.T95]*[.AP$16]+[.U95]*[.AP$17]+[.V95]*[.AP$18]+[.X95]*[.AP$20])+[.Q95]*[.AP$14]+[.Y95]*[.AP$21]+[.AD95]*[.AP$27])" office:value-type="float" office:value="0">
            <text:p>0.0</text:p>
          </table:table-cell>
          <table:table-cell table:style-name="ce26" table:formula="of:=[.AE95]+[.I95]-IF([.W95]&gt;0;0;[.F95]+[.G95]+[.H95])" office:value-type="float" office:value="-71.625">
            <text:p>-71.6</text:p>
          </table:table-cell>
          <table:table-cell table:style-name="ce29" table:formula="of:=[.AF95]" office:value-type="float" office:value="-71.625">
            <text:p>-71.6</text:p>
          </table:table-cell>
          <table:table-cell table:style-name="ce7" table:number-columns-repeated="3"/>
          <table:table-cell table:style-name="ce19" table:formula="of:=SUM([.AK70:.AK94])" office:value-type="float" office:value="25">
            <text:p>25</text:p>
          </table:table-cell>
          <table:table-cell table:style-name="ce7" table:number-columns-repeated="2"/>
          <table:table-cell office:value-type="float" office:value="94">
            <text:p>94</text:p>
          </table:table-cell>
          <table:table-cell table:style-name="ce7" table:number-columns-repeated="984"/>
        </table:table-row>
        <table:table-row table:style-name="ro2">
          <table:table-cell table:style-name="ce7" table:number-columns-repeated="4"/>
          <table:table-cell table:style-name="ce12"/>
          <table:table-cell table:style-name="ce19"/>
          <table:table-cell table:style-name="ce21" table:formula="of:=[.G95]/[.F95]" office:value-type="float" office:value="1">
            <text:p>1.00</text:p>
          </table:table-cell>
          <table:table-cell table:style-name="ce21"/>
          <table:table-cell table:number-columns-repeated="4" table:style-name="ce19"/>
          <table:table-cell table:style-name="ce19"/>
          <table:table-cell table:number-columns-repeated="13"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 table:formula="of:=IF([.W96]&gt;0;[.AP$7]*[.W96];0)+IF([.W96]&gt;0;[.AP$19];1)*IF([.R96]&gt;0;[.R96];1)*IF([.AB96]=1;[.AB96]*[.AP$26];1)*(IF([.Z96]&gt;0;[.AP$22];1)*([.J96]*[.AP$7]+[.K96]*[.AP$8]+[.L96]*[.AP$9]+[.N96]*[.AP$10]+[.O96]*[.AP$12]+[.P96]*[.AP$13]+[.S96]*[.AP$15]+[.T96]*[.AP$16]+[.U96]*[.AP$17]+[.V96]*[.AP$18]+[.X96]*[.AP$20])+[.Q96]*[.AP$14]+[.Y96]*[.AP$21]+[.AD96]*[.AP$27])" office:value-type="float" office:value="0">
            <text:p>0.0</text:p>
          </table:table-cell>
          <table:table-cell table:style-name="ce26" table:formula="of:=[.AE96]+[.I96]-IF([.W96]&gt;0;0;[.F96]+[.G96]+[.H96])" office:value-type="float" office:value="-1">
            <text:p>-1.0</text:p>
          </table:table-cell>
          <table:table-cell table:style-name="ce29" table:formula="of:=[.AF96]" office:value-type="float" office:value="-1">
            <text:p>-1.0</text:p>
          </table:table-cell>
          <table:table-cell table:style-name="ce7" table:number-columns-repeated="3"/>
          <table:table-cell table:style-name="ce19"/>
          <table:table-cell table:style-name="ce7" table:number-columns-repeated="2"/>
          <table:table-cell office:value-type="float" office:value="95">
            <text:p>95</text:p>
          </table:table-cell>
          <table:table-cell table:style-name="ce7" table:number-columns-repeated="984"/>
        </table:table-row>
        <table:table-row table:style-name="ro7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7]&gt;0;[.AP$7]*[.W97];0)+IF([.W97]&gt;0;[.AP$19];1)*IF([.R97]&gt;0;[.R97];1)*IF([.AB97]=1;[.AB97]*[.AP$26];1)*(IF([.Z97]&gt;0;[.AP$22];1)*([.J97]*[.AP$7]+[.K97]*[.AP$8]+[.L97]*[.AP$9]+[.N97]*[.AP$10]+[.O97]*[.AP$12]+[.P97]*[.AP$13]+[.S97]*[.AP$15]+[.T97]*[.AP$16]+[.U97]*[.AP$17]+[.V97]*[.AP$18]+[.X97]*[.AP$20])+[.Q97]*[.AP$14]+[.Y97]*[.AP$21]+[.AD97]*[.AP$27])" office:value-type="float" office:value="0">
            <text:p>0.0</text:p>
          </table:table-cell>
          <table:table-cell table:style-name="ce26" table:formula="of:=[.AE97]+[.I97]-IF([.W97]&gt;0;0;[.F97]+[.G97]+[.H97])" office:value-type="float" office:value="0">
            <text:p>0.0</text:p>
          </table:table-cell>
          <table:table-cell table:style-name="ce29" table:formula="of:=[.AF97]" office:value-type="float" office:value="0">
            <text:p>0.0</text:p>
          </table:table-cell>
          <table:table-cell table:number-columns-repeated="3"/>
          <table:table-cell table:style-name="ce18"/>
          <table:table-cell table:number-columns-repeated="2"/>
          <table:table-cell office:value-type="float" office:value="96">
            <text:p>9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reatures</text:p>
          </table:table-cell>
          <table:table-cell table:number-columns-repeated="3"/>
          <table:table-cell office:value-type="string">
            <text:p>~25 of these</text:p>
          </table:table-cell>
          <table:table-cell table:number-columns-repeated="7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98]&gt;0;[.AP$7]*[.W98];0)+IF([.W98]&gt;0;[.AP$19];1)*IF([.R98]&gt;0;[.R98];1)*IF([.AB98]=1;[.AB98]*[.AP$26];1)*(IF([.Z98]&gt;0;[.AP$22];1)*([.J98]*[.AP$7]+[.K98]*[.AP$8]+[.L98]*[.AP$9]+[.N98]*[.AP$10]+[.O98]*[.AP$12]+[.P98]*[.AP$13]+[.S98]*[.AP$15]+[.T98]*[.AP$16]+[.U98]*[.AP$17]+[.V98]*[.AP$18]+[.X98]*[.AP$20])+[.Q98]*[.AP$14]+[.Y98]*[.AP$21]+[.AD98]*[.AP$27])" office:value-type="float" office:value="0">
            <text:p>0.0</text:p>
          </table:table-cell>
          <table:table-cell table:style-name="ce26" table:formula="of:=[.AE98]+[.I98]-IF([.W98]&gt;0;0;[.F98]+[.G98]+[.H98])" office:value-type="float" office:value="0">
            <text:p>0.0</text:p>
          </table:table-cell>
          <table:table-cell table:style-name="ce29" table:formula="of:=[.AF98]" office:value-type="float" office:value="0">
            <text:p>0.0</text:p>
          </table:table-cell>
          <table:table-cell table:number-columns-repeated="3"/>
          <table:table-cell table:style-name="ce18"/>
          <table:table-cell table:number-columns-repeated="2"/>
          <table:table-cell office:value-type="float" office:value="97">
            <text:p>97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Ongoing Trophy: Once per turn, you may assimilate any God for free</text:p>
          </table:table-cell>
          <table:table-cell table:style-name="ce18"/>
          <table:table-cell table:style-name="ce18" office:value-type="float" office:value="15">
            <text:p>15</text:p>
          </table:table-cell>
          <table:table-cell table:style-name="ce18"/>
          <table:table-cell table:style-name="ce18" table:formula="of:=CEILING(([.F99]+[.G99]+[.H99]) * 0.5; 1)" office:value-type="float" office:value="8">
            <text:p>8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 table:formula="of:=[.I95]*2" office:value-type="float" office:value="24.75">
            <text:p>24.8</text:p>
          </table:table-cell>
          <table:table-cell table:style-name="ce23" table:formula="of:=IF([.W99]&gt;0;[.AP$7]*[.W99];0)+IF([.W99]&gt;0;[.AP$19];1)*IF([.R99]&gt;0;[.R99];1)*IF([.AB99]=1;[.AB99]*[.AP$26];1)*(IF([.Z99]&gt;0;[.AP$22];1)*([.J99]*[.AP$7]+[.K99]*[.AP$8]+[.L99]*[.AP$9]+[.N99]*[.AP$10]+[.O99]*[.AP$12]+[.P99]*[.AP$13]+[.S99]*[.AP$15]+[.T99]*[.AP$16]+[.U99]*[.AP$17]+[.V99]*[.AP$18]+[.X99]*[.AP$20])+[.Q99]*[.AP$14]+[.Y99]*[.AP$21]+[.AD99]*[.AP$27])" office:value-type="float" office:value="24.75">
            <text:p>24.8</text:p>
          </table:table-cell>
          <table:table-cell table:style-name="ce26" table:formula="of:=[.AE99]+[.I99]-IF([.W99]&gt;0;0;[.F99]+[.G99]+[.H99])" office:value-type="float" office:value="17.75">
            <text:p>17.8</text:p>
          </table:table-cell>
          <table:table-cell table:style-name="ce29" table:formula="of:=[.AF99]" office:value-type="float" office:value="17.75">
            <text:p>17.8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8" table:formula="of:=IF([.I99]&lt;5; 3; IF([.I9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Fortification or Building of your choosing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/>
          <table:table-cell table:style-name="ce18" table:formula="of:=CEILING(([.F100]+[.G100]+[.H100]) * 0.5; 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0]&gt;0;[.AP$7]*[.W100];0)+IF([.W100]&gt;0;[.AP$19];1)*IF([.R100]&gt;0;[.R100];1)*IF([.AB100]=1;[.AB100]*[.AP$26];1)*(IF([.Z100]&gt;0;[.AP$22];1)*([.J100]*[.AP$7]+[.K100]*[.AP$8]+[.L100]*[.AP$9]+[.N100]*[.AP$10]+[.O100]*[.AP$12]+[.P100]*[.AP$13]+[.S100]*[.AP$15]+[.T100]*[.AP$16]+[.U100]*[.AP$17]+[.V100]*[.AP$18]+[.X100]*[.AP$20])+[.Q100]*[.AP$14]+[.Y100]*[.AP$21]+[.AD100]*[.AP$27])" office:value-type="float" office:value="0">
            <text:p>0.0</text:p>
          </table:table-cell>
          <table:table-cell table:style-name="ce26" table:formula="of:=[.AE100]+[.I100]-IF([.W100]&gt;0;0;[.F100]+[.G100]+[.H100])" office:value-type="float" office:value="-3">
            <text:p>-3.0</text:p>
          </table:table-cell>
          <table:table-cell table:style-name="ce29" table:formula="of:=[.AF100]" office:value-type="float" office:value="-3">
            <text:p>-3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8" table:formula="of:=IF([.I100]&lt;5; 3; IF([.I10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Buildings and Settlements of a single opponent</text:p>
          </table:table-cell>
          <table:table-cell table:style-name="ce18"/>
          <table:table-cell table:style-name="ce18" office:value-type="float" office:value="9">
            <text:p>9</text:p>
          </table:table-cell>
          <table:table-cell table:style-name="ce18"/>
          <table:table-cell table:style-name="ce18" table:formula="of:=CEILING(([.F101]+[.G101]+[.H101]) * 0.5; 1)" office:value-type="float" office:value="5">
            <text:p>5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1]&gt;0;[.AP$7]*[.W101];0)+IF([.W101]&gt;0;[.AP$19];1)*IF([.R101]&gt;0;[.R101];1)*IF([.AB101]=1;[.AB101]*[.AP$26];1)*(IF([.Z101]&gt;0;[.AP$22];1)*([.J101]*[.AP$7]+[.K101]*[.AP$8]+[.L101]*[.AP$9]+[.N101]*[.AP$10]+[.O101]*[.AP$12]+[.P101]*[.AP$13]+[.S101]*[.AP$15]+[.T101]*[.AP$16]+[.U101]*[.AP$17]+[.V101]*[.AP$18]+[.X101]*[.AP$20])+[.Q101]*[.AP$14]+[.Y101]*[.AP$21]+[.AD101]*[.AP$27])" office:value-type="float" office:value="0">
            <text:p>0.0</text:p>
          </table:table-cell>
          <table:table-cell table:style-name="ce26" table:formula="of:=[.AE101]+[.I101]-IF([.W101]&gt;0;0;[.F101]+[.G101]+[.H101])" office:value-type="float" office:value="-4">
            <text:p>-4.0</text:p>
          </table:table-cell>
          <table:table-cell table:style-name="ce29" table:formula="of:=[.AF101]" office:value-type="float" office:value="-4">
            <text:p>-4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8" table:formula="of:=IF([.I101]&lt;5; 3; IF([.I10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Each opponent must choose and destroy a Building they have deployed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/>
          <table:table-cell table:style-name="ce18" table:formula="of:=CEILING(([.F102]+[.G102]+[.H102]) * 0.5; 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2]&gt;0;[.AP$7]*[.W102];0)+IF([.W102]&gt;0;[.AP$19];1)*IF([.R102]&gt;0;[.R102];1)*IF([.AB102]=1;[.AB102]*[.AP$26];1)*(IF([.Z102]&gt;0;[.AP$22];1)*([.J102]*[.AP$7]+[.K102]*[.AP$8]+[.L102]*[.AP$9]+[.N102]*[.AP$10]+[.O102]*[.AP$12]+[.P102]*[.AP$13]+[.S102]*[.AP$15]+[.T102]*[.AP$16]+[.U102]*[.AP$17]+[.V102]*[.AP$18]+[.X102]*[.AP$20])+[.Q102]*[.AP$14]+[.Y102]*[.AP$21]+[.AD102]*[.AP$27])" office:value-type="float" office:value="0">
            <text:p>0.0</text:p>
          </table:table-cell>
          <table:table-cell table:style-name="ce26" table:formula="of:=[.AE102]+[.I102]-IF([.W102]&gt;0;0;[.F102]+[.G102]+[.H102])" office:value-type="float" office:value="-3">
            <text:p>-3.0</text:p>
          </table:table-cell>
          <table:table-cell table:style-name="ce29" table:formula="of:=[.AF102]" office:value-type="float" office:value="-3">
            <text:p>-3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8" table:formula="of:=IF([.I102]&lt;5; 3; IF([.I10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ny non-Creatures in the trade row of your choosing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table:formula="of:=CEILING(([.F103]+[.G103]+[.H103]) * 0.5; 1)" office:value-type="float" office:value="2">
            <text:p>2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3]&gt;0;[.AP$7]*[.W103];0)+IF([.W103]&gt;0;[.AP$19];1)*IF([.R103]&gt;0;[.R103];1)*IF([.AB103]=1;[.AB103]*[.AP$26];1)*(IF([.Z103]&gt;0;[.AP$22];1)*([.J103]*[.AP$7]+[.K103]*[.AP$8]+[.L103]*[.AP$9]+[.N103]*[.AP$10]+[.O103]*[.AP$12]+[.P103]*[.AP$13]+[.S103]*[.AP$15]+[.T103]*[.AP$16]+[.U103]*[.AP$17]+[.V103]*[.AP$18]+[.X103]*[.AP$20])+[.Q103]*[.AP$14]+[.Y103]*[.AP$21]+[.AD103]*[.AP$27])" office:value-type="float" office:value="0">
            <text:p>0.0</text:p>
          </table:table-cell>
          <table:table-cell table:style-name="ce26" table:formula="of:=[.AE103]+[.I103]-IF([.W103]&gt;0;0;[.F103]+[.G103]+[.H103])" office:value-type="float" office:value="-2">
            <text:p>-2.0</text:p>
          </table:table-cell>
          <table:table-cell table:style-name="ce29" table:formula="of:=[.AF103]" office:value-type="float" office:value="-2">
            <text:p>-2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8" table:formula="of:=IF([.I103]&lt;5; 3; IF([.I10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6" office:value-type="string">
            <text:p>Trophy: Acquire all Relics in the trade row</text:p>
          </table:table-cell>
          <table:table-cell table:style-name="ce18"/>
          <table:table-cell table:style-name="ce18" office:value-type="float" office:value="7">
            <text:p>7</text:p>
          </table:table-cell>
          <table:table-cell table:style-name="ce18"/>
          <table:table-cell table:style-name="ce18" table:formula="of:=CEILING(([.F104]+[.G104]+[.H104]) * 0.5; 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4]&gt;0;[.AP$7]*[.W104];0)+IF([.W104]&gt;0;[.AP$19];1)*IF([.R104]&gt;0;[.R104];1)*IF([.AB104]=1;[.AB104]*[.AP$26];1)*(IF([.Z104]&gt;0;[.AP$22];1)*([.J104]*[.AP$7]+[.K104]*[.AP$8]+[.L104]*[.AP$9]+[.N104]*[.AP$10]+[.O104]*[.AP$12]+[.P104]*[.AP$13]+[.S104]*[.AP$15]+[.T104]*[.AP$16]+[.U104]*[.AP$17]+[.V104]*[.AP$18]+[.X104]*[.AP$20])+[.Q104]*[.AP$14]+[.Y104]*[.AP$21]+[.AD104]*[.AP$27])" office:value-type="float" office:value="0">
            <text:p>0.0</text:p>
          </table:table-cell>
          <table:table-cell table:style-name="ce26" table:formula="of:=[.AE104]+[.I104]-IF([.W104]&gt;0;0;[.F104]+[.G104]+[.H104])" office:value-type="float" office:value="-3">
            <text:p>-3.0</text:p>
          </table:table-cell>
          <table:table-cell table:style-name="ce29" table:formula="of:=[.AF104]" office:value-type="float" office:value="-3">
            <text:p>-3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8" table:formula="of:=IF([.I104]&lt;5; 3; IF([.I10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5 damage to all Settlements of a single opponent</text:p>
          </table:table-cell>
          <table:table-cell table:style-name="ce18"/>
          <table:table-cell table:style-name="ce18" office:value-type="float" office:value="7">
            <text:p>7</text:p>
          </table:table-cell>
          <table:table-cell table:style-name="ce18"/>
          <table:table-cell table:style-name="ce18" table:formula="of:=CEILING(([.F105]+[.G105]+[.H105]) * 0.5; 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5]&gt;0;[.AP$7]*[.W105];0)+IF([.W105]&gt;0;[.AP$19];1)*IF([.R105]&gt;0;[.R105];1)*IF([.AB105]=1;[.AB105]*[.AP$26];1)*(IF([.Z105]&gt;0;[.AP$22];1)*([.J105]*[.AP$7]+[.K105]*[.AP$8]+[.L105]*[.AP$9]+[.N105]*[.AP$10]+[.O105]*[.AP$12]+[.P105]*[.AP$13]+[.S105]*[.AP$15]+[.T105]*[.AP$16]+[.U105]*[.AP$17]+[.V105]*[.AP$18]+[.X105]*[.AP$20])+[.Q105]*[.AP$14]+[.Y105]*[.AP$21]+[.AD105]*[.AP$27])" office:value-type="float" office:value="0">
            <text:p>0.0</text:p>
          </table:table-cell>
          <table:table-cell table:style-name="ce26" table:formula="of:=[.AE105]+[.I105]-IF([.W105]&gt;0;0;[.F105]+[.G105]+[.H105])" office:value-type="float" office:value="-3">
            <text:p>-3.0</text:p>
          </table:table-cell>
          <table:table-cell table:style-name="ce29" table:formula="of:=[.AF105]" office:value-type="float" office:value="-3">
            <text:p>-3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8" table:formula="of:=IF([.I105]&lt;5; 3; IF([.I10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feat the highest cost Building of each opponent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18"/>
          <table:table-cell table:style-name="ce18" table:formula="of:=CEILING(([.F106]+[.G106]+[.H106]) * 0.5; 1)" office:value-type="float" office:value="5">
            <text:p>5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6]&gt;0;[.AP$7]*[.W106];0)+IF([.W106]&gt;0;[.AP$19];1)*IF([.R106]&gt;0;[.R106];1)*IF([.AB106]=1;[.AB106]*[.AP$26];1)*(IF([.Z106]&gt;0;[.AP$22];1)*([.J106]*[.AP$7]+[.K106]*[.AP$8]+[.L106]*[.AP$9]+[.N106]*[.AP$10]+[.O106]*[.AP$12]+[.P106]*[.AP$13]+[.S106]*[.AP$15]+[.T106]*[.AP$16]+[.U106]*[.AP$17]+[.V106]*[.AP$18]+[.X106]*[.AP$20])+[.Q106]*[.AP$14]+[.Y106]*[.AP$21]+[.AD106]*[.AP$27])" office:value-type="float" office:value="0">
            <text:p>0.0</text:p>
          </table:table-cell>
          <table:table-cell table:style-name="ce26" table:formula="of:=[.AE106]+[.I106]-IF([.W106]&gt;0;0;[.F106]+[.G106]+[.H106])" office:value-type="float" office:value="-5">
            <text:p>-5.0</text:p>
          </table:table-cell>
          <table:table-cell table:style-name="ce29" table:formula="of:=[.AF106]" office:value-type="float" office:value="-5">
            <text:p>-5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8" table:formula="of:=IF([.I106]&lt;5; 3; IF([.I106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2 Cards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/>
          <table:table-cell table:style-name="ce18" table:formula="of:=CEILING(([.F107]+[.G107]+[.H107]) * 0.5; 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7]&gt;0;[.AP$7]*[.W107];0)+IF([.W107]&gt;0;[.AP$19];1)*IF([.R107]&gt;0;[.R107];1)*IF([.AB107]=1;[.AB107]*[.AP$26];1)*(IF([.Z107]&gt;0;[.AP$22];1)*([.J107]*[.AP$7]+[.K107]*[.AP$8]+[.L107]*[.AP$9]+[.N107]*[.AP$10]+[.O107]*[.AP$12]+[.P107]*[.AP$13]+[.S107]*[.AP$15]+[.T107]*[.AP$16]+[.U107]*[.AP$17]+[.V107]*[.AP$18]+[.X107]*[.AP$20])+[.Q107]*[.AP$14]+[.Y107]*[.AP$21]+[.AD107]*[.AP$27])" office:value-type="float" office:value="0">
            <text:p>0.0</text:p>
          </table:table-cell>
          <table:table-cell table:style-name="ce26" table:formula="of:=[.AE107]+[.I107]-IF([.W107]&gt;0;0;[.F107]+[.G107]+[.H107])" office:value-type="float" office:value="-2">
            <text:p>-2.0</text:p>
          </table:table-cell>
          <table:table-cell table:style-name="ce29" table:formula="of:=[.AF107]" office:value-type="float" office:value="-2">
            <text:p>-2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8" table:formula="of:=IF([.I107]&lt;5; 3; IF([.I10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8"/>
          <table:table-cell table:style-name="ce18" office:value-type="float" office:value="7">
            <text:p>7</text:p>
          </table:table-cell>
          <table:table-cell table:style-name="ce18"/>
          <table:table-cell table:style-name="ce18" table:formula="of:=CEILING(([.F108]+[.G108]+[.H108]) * 0.5; 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8]&gt;0;[.AP$7]*[.W108];0)+IF([.W108]&gt;0;[.AP$19];1)*IF([.R108]&gt;0;[.R108];1)*IF([.AB108]=1;[.AB108]*[.AP$26];1)*(IF([.Z108]&gt;0;[.AP$22];1)*([.J108]*[.AP$7]+[.K108]*[.AP$8]+[.L108]*[.AP$9]+[.N108]*[.AP$10]+[.O108]*[.AP$12]+[.P108]*[.AP$13]+[.S108]*[.AP$15]+[.T108]*[.AP$16]+[.U108]*[.AP$17]+[.V108]*[.AP$18]+[.X108]*[.AP$20])+[.Q108]*[.AP$14]+[.Y108]*[.AP$21]+[.AD108]*[.AP$27])" office:value-type="float" office:value="0">
            <text:p>0.0</text:p>
          </table:table-cell>
          <table:table-cell table:style-name="ce26" table:formula="of:=[.AE108]+[.I108]-IF([.W108]&gt;0;0;[.F108]+[.G108]+[.H108])" office:value-type="float" office:value="-3">
            <text:p>-3.0</text:p>
          </table:table-cell>
          <table:table-cell table:style-name="ce29" table:formula="of:=[.AF108]" office:value-type="float" office:value="-3">
            <text:p>-3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8" table:formula="of:=IF([.I108]&lt;5; 3; IF([.I10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Return this to the Mastodon stack to deal 2 damage to any Fortification or Settlement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09]&gt;0;[.AP$7]*[.W109];0)+IF([.W109]&gt;0;[.AP$19];1)*IF([.R109]&gt;0;[.R109];1)*IF([.AB109]=1;[.AB109]*[.AP$26];1)*(IF([.Z109]&gt;0;[.AP$22];1)*([.J109]*[.AP$7]+[.K109]*[.AP$8]+[.L109]*[.AP$9]+[.N109]*[.AP$10]+[.O109]*[.AP$12]+[.P109]*[.AP$13]+[.S109]*[.AP$15]+[.T109]*[.AP$16]+[.U109]*[.AP$17]+[.V109]*[.AP$18]+[.X109]*[.AP$20])+[.Q109]*[.AP$14]+[.Y109]*[.AP$21]+[.AD109]*[.AP$27])" office:value-type="float" office:value="0">
            <text:p>0.0</text:p>
          </table:table-cell>
          <table:table-cell table:style-name="ce26" table:formula="of:=[.AE109]+[.I109]-IF([.W109]&gt;0;0;[.F109]+[.G109]+[.H109])" office:value-type="float" office:value="-2">
            <text:p>-2.0</text:p>
          </table:table-cell>
          <table:table-cell table:style-name="ce29" table:formula="of:=[.AF109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8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 or scrap 1 card in your hand or discard</text:p>
          </table:table-cell>
          <table:table-cell table:number-columns-repeated="3" table:style-name="ce18"/>
          <table:table-cell table:style-name="ce18" table:formula="of:=CEILING(([.F110]+[.G110]+[.H110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0]&gt;0;[.AP$7]*[.W110];0)+IF([.W110]&gt;0;[.AP$19];1)*IF([.R110]&gt;0;[.R110];1)*IF([.AB110]=1;[.AB110]*[.AP$26];1)*(IF([.Z110]&gt;0;[.AP$22];1)*([.J110]*[.AP$7]+[.K110]*[.AP$8]+[.L110]*[.AP$9]+[.N110]*[.AP$10]+[.O110]*[.AP$12]+[.P110]*[.AP$13]+[.S110]*[.AP$15]+[.T110]*[.AP$16]+[.U110]*[.AP$17]+[.V110]*[.AP$18]+[.X110]*[.AP$20])+[.Q110]*[.AP$14]+[.Y110]*[.AP$21]+[.AD110]*[.AP$27])" office:value-type="float" office:value="0">
            <text:p>0.0</text:p>
          </table:table-cell>
          <table:table-cell table:style-name="ce26" table:formula="of:=[.AE110]+[.I110]-IF([.W110]&gt;0;0;[.F110]+[.G110]+[.H110])" office:value-type="float" office:value="0">
            <text:p>0.0</text:p>
          </table:table-cell>
          <table:table-cell table:style-name="ce29" table:formula="of:=[.AF110]" office:value-type="float" office:value="0">
            <text:p>0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8" table:formula="of:=IF([.I110]&lt;5; 3; IF([.I110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8"/>
          <table:table-cell table:style-name="ce18" table:formula="of:=CEILING(([.F111]+[.G111]+[.H111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1]&gt;0;[.AP$7]*[.W111];0)+IF([.W111]&gt;0;[.AP$19];1)*IF([.R111]&gt;0;[.R111];1)*IF([.AB111]=1;[.AB111]*[.AP$26];1)*(IF([.Z111]&gt;0;[.AP$22];1)*([.J111]*[.AP$7]+[.K111]*[.AP$8]+[.L111]*[.AP$9]+[.N111]*[.AP$10]+[.O111]*[.AP$12]+[.P111]*[.AP$13]+[.S111]*[.AP$15]+[.T111]*[.AP$16]+[.U111]*[.AP$17]+[.V111]*[.AP$18]+[.X111]*[.AP$20])+[.Q111]*[.AP$14]+[.Y111]*[.AP$21]+[.AD111]*[.AP$27])" office:value-type="float" office:value="0">
            <text:p>0.0</text:p>
          </table:table-cell>
          <table:table-cell table:style-name="ce26" table:formula="of:=[.AE111]+[.I111]-IF([.W111]&gt;0;0;[.F111]+[.G111]+[.H111])" office:value-type="float" office:value="0">
            <text:p>0.0</text:p>
          </table:table-cell>
          <table:table-cell table:style-name="ce29" table:formula="of:=[.AF111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permanently lose 1 Anima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/>
          <table:table-cell table:style-name="ce18" table:formula="of:=CEILING(([.F112]+[.G112]+[.H112]) * 0.5; 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2]&gt;0;[.AP$7]*[.W112];0)+IF([.W112]&gt;0;[.AP$19];1)*IF([.R112]&gt;0;[.R112];1)*IF([.AB112]=1;[.AB112]*[.AP$26];1)*(IF([.Z112]&gt;0;[.AP$22];1)*([.J112]*[.AP$7]+[.K112]*[.AP$8]+[.L112]*[.AP$9]+[.N112]*[.AP$10]+[.O112]*[.AP$12]+[.P112]*[.AP$13]+[.S112]*[.AP$15]+[.T112]*[.AP$16]+[.U112]*[.AP$17]+[.V112]*[.AP$18]+[.X112]*[.AP$20])+[.Q112]*[.AP$14]+[.Y112]*[.AP$21]+[.AD112]*[.AP$27])" office:value-type="float" office:value="0">
            <text:p>0.0</text:p>
          </table:table-cell>
          <table:table-cell table:style-name="ce26" table:formula="of:=[.AE112]+[.I112]-IF([.W112]&gt;0;0;[.F112]+[.G112]+[.H112])" office:value-type="float" office:value="-4">
            <text:p>-4.0</text:p>
          </table:table-cell>
          <table:table-cell table:style-name="ce29" table:formula="of:=[.AF112]" office:value-type="float" office:value="-4">
            <text:p>-4.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1">
            <text:p>11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permanently increase your Anima by 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18" table:formula="of:=CEILING(([.F113]+[.G113]+[.H113]) * 0.5; 1)" office:value-type="float" office:value="6">
            <text:p>6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8"/>
          <table:table-cell table:style-name="ce18"/>
          <table:table-cell table:style-name="ce18" office:value-type="float" office:value="3">
            <text:p>3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3]&gt;0;[.AP$7]*[.W113];0)+IF([.W113]&gt;0;[.AP$19];1)*IF([.R113]&gt;0;[.R113];1)*IF([.AB113]=1;[.AB113]*[.AP$26];1)*(IF([.Z113]&gt;0;[.AP$22];1)*([.J113]*[.AP$7]+[.K113]*[.AP$8]+[.L113]*[.AP$9]+[.N113]*[.AP$10]+[.O113]*[.AP$12]+[.P113]*[.AP$13]+[.S113]*[.AP$15]+[.T113]*[.AP$16]+[.U113]*[.AP$17]+[.V113]*[.AP$18]+[.X113]*[.AP$20])+[.Q113]*[.AP$14]+[.Y113]*[.AP$21]+[.AD113]*[.AP$27])" office:value-type="float" office:value="6">
            <text:p>6.0</text:p>
          </table:table-cell>
          <table:table-cell table:style-name="ce26" table:formula="of:=[.AE113]+[.I113]-IF([.W113]&gt;0;0;[.F113]+[.G113]+[.H113])" office:value-type="float" office:value="1">
            <text:p>1.0</text:p>
          </table:table-cell>
          <table:table-cell table:style-name="ce29" table:formula="of:=[.AF113]" office:value-type="float" office:value="1">
            <text:p>1.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2">
            <text:p>11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permanently increase your Anima by 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18"/>
          <table:table-cell table:style-name="ce18" table:formula="of:=CEILING(([.F114]+[.G114]+[.H114]) * 0.5; 1)" office:value-type="float" office:value="6">
            <text:p>6</text:p>
          </table:table-cell>
          <table:table-cell table:number-columns-repeated="2" table:style-name="ce18"/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4]&gt;0;[.AP$7]*[.W114];0)+IF([.W114]&gt;0;[.AP$19];1)*IF([.R114]&gt;0;[.R114];1)*IF([.AB114]=1;[.AB114]*[.AP$26];1)*(IF([.Z114]&gt;0;[.AP$22];1)*([.J114]*[.AP$7]+[.K114]*[.AP$8]+[.L114]*[.AP$9]+[.N114]*[.AP$10]+[.O114]*[.AP$12]+[.P114]*[.AP$13]+[.S114]*[.AP$15]+[.T114]*[.AP$16]+[.U114]*[.AP$17]+[.V114]*[.AP$18]+[.X114]*[.AP$20])+[.Q114]*[.AP$14]+[.Y114]*[.AP$21]+[.AD114]*[.AP$27])" office:value-type="float" office:value="6">
            <text:p>6.0</text:p>
          </table:table-cell>
          <table:table-cell table:style-name="ce26" table:formula="of:=[.AE114]+[.I114]-IF([.W114]&gt;0;0;[.F114]+[.G114]+[.H114])" office:value-type="float" office:value="1">
            <text:p>1.0</text:p>
          </table:table-cell>
          <table:table-cell table:style-name="ce29" table:formula="of:=[.AF114]" office:value-type="float" office:value="1">
            <text:p>1.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table:number-columns-repeated="984"/>
        </table:table-row>
        <table:table-row table:style-name="ro5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permanently increase your Anima by 1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/>
          <table:table-cell table:style-name="ce18" table:formula="of:=CEILING(([.F115]+[.G115]+[.H115]) * 0.5; 1)" office:value-type="float" office:value="6">
            <text:p>6</text:p>
          </table:table-cell>
          <table:table-cell table:style-name="ce18"/>
          <table:table-cell table:number-columns-repeated="2"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12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5]&gt;0;[.AP$7]*[.W115];0)+IF([.W115]&gt;0;[.AP$19];1)*IF([.R115]&gt;0;[.R115];1)*IF([.AB115]=1;[.AB115]*[.AP$26];1)*(IF([.Z115]&gt;0;[.AP$22];1)*([.J115]*[.AP$7]+[.K115]*[.AP$8]+[.L115]*[.AP$9]+[.N115]*[.AP$10]+[.O115]*[.AP$12]+[.P115]*[.AP$13]+[.S115]*[.AP$15]+[.T115]*[.AP$16]+[.U115]*[.AP$17]+[.V115]*[.AP$18]+[.X115]*[.AP$20])+[.Q115]*[.AP$14]+[.Y115]*[.AP$21]+[.AD115]*[.AP$27])" office:value-type="float" office:value="6">
            <text:p>6.0</text:p>
          </table:table-cell>
          <table:table-cell table:style-name="ce26" table:formula="of:=[.AE115]+[.I115]-IF([.W115]&gt;0;0;[.F115]+[.G115]+[.H115])" office:value-type="float" office:value="0">
            <text:p>0.0</text:p>
          </table:table-cell>
          <table:table-cell table:style-name="ce29" table:formula="of:=[.AF115]" office:value-type="float" office:value="0">
            <text:p>0.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8"/>
          <table:table-cell table:style-name="ce18" table:formula="of:=CEILING(([.F116]+[.G116]+[.H116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6]&gt;0;[.AP$7]*[.W116];0)+IF([.W116]&gt;0;[.AP$19];1)*IF([.R116]&gt;0;[.R116];1)*IF([.AB116]=1;[.AB116]*[.AP$26];1)*(IF([.Z116]&gt;0;[.AP$22];1)*([.J116]*[.AP$7]+[.K116]*[.AP$8]+[.L116]*[.AP$9]+[.N116]*[.AP$10]+[.O116]*[.AP$12]+[.P116]*[.AP$13]+[.S116]*[.AP$15]+[.T116]*[.AP$16]+[.U116]*[.AP$17]+[.V116]*[.AP$18]+[.X116]*[.AP$20])+[.Q116]*[.AP$14]+[.Y116]*[.AP$21]+[.AD116]*[.AP$27])" office:value-type="float" office:value="0">
            <text:p>0.0</text:p>
          </table:table-cell>
          <table:table-cell table:style-name="ce26" table:formula="of:=[.AE116]+[.I116]-IF([.W116]&gt;0;0;[.F116]+[.G116]+[.H116])" office:value-type="float" office:value="0">
            <text:p>0.0</text:p>
          </table:table-cell>
          <table:table-cell table:style-name="ce29" table:formula="of:=[.AF116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5">
            <text:p>115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8"/>
          <table:table-cell table:style-name="ce18" table:formula="of:=CEILING(([.F117]+[.G117]+[.H117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7]&gt;0;[.AP$7]*[.W117];0)+IF([.W117]&gt;0;[.AP$19];1)*IF([.R117]&gt;0;[.R117];1)*IF([.AB117]=1;[.AB117]*[.AP$26];1)*(IF([.Z117]&gt;0;[.AP$22];1)*([.J117]*[.AP$7]+[.K117]*[.AP$8]+[.L117]*[.AP$9]+[.N117]*[.AP$10]+[.O117]*[.AP$12]+[.P117]*[.AP$13]+[.S117]*[.AP$15]+[.T117]*[.AP$16]+[.U117]*[.AP$17]+[.V117]*[.AP$18]+[.X117]*[.AP$20])+[.Q117]*[.AP$14]+[.Y117]*[.AP$21]+[.AD117]*[.AP$27])" office:value-type="float" office:value="0">
            <text:p>0.0</text:p>
          </table:table-cell>
          <table:table-cell table:style-name="ce26" table:formula="of:=[.AE117]+[.I117]-IF([.W117]&gt;0;0;[.F117]+[.G117]+[.H117])" office:value-type="float" office:value="0">
            <text:p>0.0</text:p>
          </table:table-cell>
          <table:table-cell table:style-name="ce29" table:formula="of:=[.AF117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18" table:formula="of:=CEILING(([.F118]+[.G118]+[.H118]) * 0.5; 1)" office:value-type="float" office:value="4">
            <text:p>4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8]&gt;0;[.AP$7]*[.W118];0)+IF([.W118]&gt;0;[.AP$19];1)*IF([.R118]&gt;0;[.R118];1)*IF([.AB118]=1;[.AB118]*[.AP$26];1)*(IF([.Z118]&gt;0;[.AP$22];1)*([.J118]*[.AP$7]+[.K118]*[.AP$8]+[.L118]*[.AP$9]+[.N118]*[.AP$10]+[.O118]*[.AP$12]+[.P118]*[.AP$13]+[.S118]*[.AP$15]+[.T118]*[.AP$16]+[.U118]*[.AP$17]+[.V118]*[.AP$18]+[.X118]*[.AP$20])+[.Q118]*[.AP$14]+[.Y118]*[.AP$21]+[.AD118]*[.AP$27])" office:value-type="float" office:value="0">
            <text:p>0.0</text:p>
          </table:table-cell>
          <table:table-cell table:style-name="ce26" table:formula="of:=[.AE118]+[.I118]-IF([.W118]&gt;0;0;[.F118]+[.G118]+[.H118])" office:value-type="float" office:value="-4">
            <text:p>-4.0</text:p>
          </table:table-cell>
          <table:table-cell table:style-name="ce29" table:formula="of:=[.AF118]" office:value-type="float" office:value="-4">
            <text:p>-4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7">
            <text:p>11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8"/>
          <table:table-cell table:style-name="ce18" office:value-type="float" office:value="5">
            <text:p>5</text:p>
          </table:table-cell>
          <table:table-cell table:style-name="ce18" table:formula="of:=CEILING(([.F119]+[.G119]+[.H119]) * 0.5; 1)" office:value-type="float" office:value="3">
            <text:p>3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19]&gt;0;[.AP$7]*[.W119];0)+IF([.W119]&gt;0;[.AP$19];1)*IF([.R119]&gt;0;[.R119];1)*IF([.AB119]=1;[.AB119]*[.AP$26];1)*(IF([.Z119]&gt;0;[.AP$22];1)*([.J119]*[.AP$7]+[.K119]*[.AP$8]+[.L119]*[.AP$9]+[.N119]*[.AP$10]+[.O119]*[.AP$12]+[.P119]*[.AP$13]+[.S119]*[.AP$15]+[.T119]*[.AP$16]+[.U119]*[.AP$17]+[.V119]*[.AP$18]+[.X119]*[.AP$20])+[.Q119]*[.AP$14]+[.Y119]*[.AP$21]+[.AD119]*[.AP$27])" office:value-type="float" office:value="0">
            <text:p>0.0</text:p>
          </table:table-cell>
          <table:table-cell table:style-name="ce26" table:formula="of:=[.AE119]+[.I119]-IF([.W119]&gt;0;0;[.F119]+[.G119]+[.H119])" office:value-type="float" office:value="-2">
            <text:p>-2.0</text:p>
          </table:table-cell>
          <table:table-cell table:style-name="ce29" table:formula="of:=[.AF119]" office:value-type="float" office:value="-2">
            <text:p>-2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8">
            <text:p>11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8"/>
          <table:table-cell table:style-name="ce18" table:formula="of:=CEILING(([.F120]+[.G120]+[.H120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20]&gt;0;[.AP$7]*[.W120];0)+IF([.W120]&gt;0;[.AP$19];1)*IF([.R120]&gt;0;[.R120];1)*IF([.AB120]=1;[.AB120]*[.AP$26];1)*(IF([.Z120]&gt;0;[.AP$22];1)*([.J120]*[.AP$7]+[.K120]*[.AP$8]+[.L120]*[.AP$9]+[.N120]*[.AP$10]+[.O120]*[.AP$12]+[.P120]*[.AP$13]+[.S120]*[.AP$15]+[.T120]*[.AP$16]+[.U120]*[.AP$17]+[.V120]*[.AP$18]+[.X120]*[.AP$20])+[.Q120]*[.AP$14]+[.Y120]*[.AP$21]+[.AD120]*[.AP$27])" office:value-type="float" office:value="0">
            <text:p>0.0</text:p>
          </table:table-cell>
          <table:table-cell table:style-name="ce26" table:formula="of:=[.AE120]+[.I120]-IF([.W120]&gt;0;0;[.F120]+[.G120]+[.H120])" office:value-type="float" office:value="0">
            <text:p>0.0</text:p>
          </table:table-cell>
          <table:table-cell table:style-name="ce29" table:formula="of:=[.AF120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8"/>
          <table:table-cell table:style-name="ce18" table:formula="of:=CEILING(([.F121]+[.G121]+[.H121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21]&gt;0;[.AP$7]*[.W121];0)+IF([.W121]&gt;0;[.AP$19];1)*IF([.R121]&gt;0;[.R121];1)*IF([.AB121]=1;[.AB121]*[.AP$26];1)*(IF([.Z121]&gt;0;[.AP$22];1)*([.J121]*[.AP$7]+[.K121]*[.AP$8]+[.L121]*[.AP$9]+[.N121]*[.AP$10]+[.O121]*[.AP$12]+[.P121]*[.AP$13]+[.S121]*[.AP$15]+[.T121]*[.AP$16]+[.U121]*[.AP$17]+[.V121]*[.AP$18]+[.X121]*[.AP$20])+[.Q121]*[.AP$14]+[.Y121]*[.AP$21]+[.AD121]*[.AP$27])" office:value-type="float" office:value="0">
            <text:p>0.0</text:p>
          </table:table-cell>
          <table:table-cell table:style-name="ce26" table:formula="of:=[.AE121]+[.I121]-IF([.W121]&gt;0;0;[.F121]+[.G121]+[.H121])" office:value-type="float" office:value="0">
            <text:p>0.0</text:p>
          </table:table-cell>
          <table:table-cell table:style-name="ce29" table:formula="of:=[.AF121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8"/>
          <table:table-cell table:style-name="ce18" table:formula="of:=CEILING(([.F122]+[.G122]+[.H122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22]&gt;0;[.AP$7]*[.W122];0)+IF([.W122]&gt;0;[.AP$19];1)*IF([.R122]&gt;0;[.R122];1)*IF([.AB122]=1;[.AB122]*[.AP$26];1)*(IF([.Z122]&gt;0;[.AP$22];1)*([.J122]*[.AP$7]+[.K122]*[.AP$8]+[.L122]*[.AP$9]+[.N122]*[.AP$10]+[.O122]*[.AP$12]+[.P122]*[.AP$13]+[.S122]*[.AP$15]+[.T122]*[.AP$16]+[.U122]*[.AP$17]+[.V122]*[.AP$18]+[.X122]*[.AP$20])+[.Q122]*[.AP$14]+[.Y122]*[.AP$21]+[.AD122]*[.AP$27])" office:value-type="float" office:value="0">
            <text:p>0.0</text:p>
          </table:table-cell>
          <table:table-cell table:style-name="ce26" table:formula="of:=[.AE122]+[.I122]-IF([.W122]&gt;0;0;[.F122]+[.G122]+[.H122])" office:value-type="float" office:value="0">
            <text:p>0.0</text:p>
          </table:table-cell>
          <table:table-cell table:style-name="ce29" table:formula="of:=[.AF122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8"/>
          <table:table-cell table:style-name="ce18" table:formula="of:=CEILING(([.F123]+[.G123]+[.H123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23]&gt;0;[.AP$7]*[.W123];0)+IF([.W123]&gt;0;[.AP$19];1)*IF([.R123]&gt;0;[.R123];1)*IF([.AB123]=1;[.AB123]*[.AP$26];1)*(IF([.Z123]&gt;0;[.AP$22];1)*([.J123]*[.AP$7]+[.K123]*[.AP$8]+[.L123]*[.AP$9]+[.N123]*[.AP$10]+[.O123]*[.AP$12]+[.P123]*[.AP$13]+[.S123]*[.AP$15]+[.T123]*[.AP$16]+[.U123]*[.AP$17]+[.V123]*[.AP$18]+[.X123]*[.AP$20])+[.Q123]*[.AP$14]+[.Y123]*[.AP$21]+[.AD123]*[.AP$27])" office:value-type="float" office:value="0">
            <text:p>0.0</text:p>
          </table:table-cell>
          <table:table-cell table:style-name="ce26" table:formula="of:=[.AE123]+[.I123]-IF([.W123]&gt;0;0;[.F123]+[.G123]+[.H123])" office:value-type="float" office:value="0">
            <text:p>0.0</text:p>
          </table:table-cell>
          <table:table-cell table:style-name="ce29" table:formula="of:=[.AF123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22">
            <text:p>122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8"/>
          <table:table-cell table:style-name="ce18" table:formula="of:=CEILING(([.F124]+[.G124]+[.H124]) * 0.5; 1)" office:value-type="float" office:value="0">
            <text:p>0</text:p>
          </table:table-cell>
          <table:table-cell table:number-columns-repeated="3" table:style-name="ce18"/>
          <table:table-cell table:style-name="ce18"/>
          <table:table-cell table:number-columns-repeated="13" table:style-name="ce18"/>
          <table:table-cell table:style-name="ce18"/>
          <table:table-cell table:style-name="ce18"/>
          <table:table-cell table:style-name="ce18"/>
          <table:table-cell table:style-name="ce23"/>
          <table:table-cell table:style-name="ce23" table:formula="of:=IF([.W124]&gt;0;[.AP$7]*[.W124];0)+IF([.W124]&gt;0;[.AP$19];1)*IF([.R124]&gt;0;[.R124];1)*IF([.AB124]=1;[.AB124]*[.AP$26];1)*(IF([.Z124]&gt;0;[.AP$22];1)*([.J124]*[.AP$7]+[.K124]*[.AP$8]+[.L124]*[.AP$9]+[.N124]*[.AP$10]+[.O124]*[.AP$12]+[.P124]*[.AP$13]+[.S124]*[.AP$15]+[.T124]*[.AP$16]+[.U124]*[.AP$17]+[.V124]*[.AP$18]+[.X124]*[.AP$20])+[.Q124]*[.AP$14]+[.Y124]*[.AP$21]+[.AD124]*[.AP$27])" office:value-type="float" office:value="0">
            <text:p>0.0</text:p>
          </table:table-cell>
          <table:table-cell table:style-name="ce26" table:formula="of:=[.AE124]+[.I124]-IF([.W124]&gt;0;0;[.F124]+[.G124]+[.H124])" office:value-type="float" office:value="0">
            <text:p>0.0</text:p>
          </table:table-cell>
          <table:table-cell table:style-name="ce29" table:formula="of:=[.AF124]" office:value-type="float" office:value="0">
            <text:p>0.0</text:p>
          </table:table-cell>
          <table:table-cell table:number-columns-repeated="3"/>
          <table:table-cell table:style-name="ce18"/>
          <table:table-cell office:value-type="float" office:value="1">
            <text:p>1</text:p>
          </table:table-cell>
          <table:table-cell/>
          <table:table-cell office:value-type="float" office:value="123">
            <text:p>123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7" table:number-columns-repeated="3"/>
          <table:table-cell table:style-name="ce12"/>
          <table:table-cell table:number-columns-repeated="7" table:style-name="ce7"/>
          <table:table-cell table:style-name="ce7"/>
          <table:table-cell table:number-columns-repeated="13"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23" table:formula="of:=IF([.W125]&gt;0;[.AP$7]*[.W125];0)+IF([.W125]&gt;0;[.AP$19];1)*IF([.R125]&gt;0;[.R125];1)*IF([.AB125]=1;[.AB125]*[.AP$26];1)*(IF([.Z125]&gt;0;[.AP$22];1)*([.J125]*[.AP$7]+[.K125]*[.AP$8]+[.L125]*[.AP$9]+[.N125]*[.AP$10]+[.O125]*[.AP$12]+[.P125]*[.AP$13]+[.S125]*[.AP$15]+[.T125]*[.AP$16]+[.U125]*[.AP$17]+[.V125]*[.AP$18]+[.X125]*[.AP$20])+[.Q125]*[.AP$14]+[.Y125]*[.AP$21]+[.AD125]*[.AP$27])" office:value-type="float" office:value="0">
            <text:p>0.0</text:p>
          </table:table-cell>
          <table:table-cell table:style-name="ce26" table:formula="of:=[.AE125]+[.I125]-IF([.W125]&gt;0;0;[.F125]+[.G125]+[.H125])" office:value-type="float" office:value="0">
            <text:p>0.0</text:p>
          </table:table-cell>
          <table:table-cell table:style-name="ce7" table:number-columns-repeated="4"/>
          <table:table-cell table:style-name="ce7" table:formula="of:=SUM([.AK99:.AK124])-[.AK109]" office:value-type="float" office:value="33">
            <text:p>33</text:p>
          </table:table-cell>
          <table:table-cell table:style-name="ce7" table:number-columns-repeated="2"/>
          <table:table-cell office:value-type="float" office:value="124">
            <text:p>124</text:p>
          </table:table-cell>
          <table:table-cell table:style-name="ce7" table:number-columns-repeated="984"/>
        </table:table-row>
        <table:table-row table:style-name="ro2">
          <table:table-cell table:style-name="ce8" office:value-type="string">
            <text:p>Settlements</text:p>
          </table:table-cell>
          <table:table-cell table:style-name="ce10" table:number-columns-repeated="3"/>
          <table:table-cell table:style-name="ce17"/>
          <table:table-cell table:number-columns-repeated="7" table:style-name="ce10"/>
          <table:table-cell table:style-name="ce10"/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26]&gt;0;[.AP$7]*[.W126];0)+IF([.W126]&gt;0;[.AP$19];1)*IF([.R126]&gt;0;[.R126];1)*IF([.AB126]=1;[.AB126]*[.AP$26];1)*(IF([.Z126]&gt;0;[.AP$22];1)*([.J126]*[.AP$7]+[.K126]*[.AP$8]+[.L126]*[.AP$9]+[.N126]*[.AP$10]+[.O126]*[.AP$12]+[.P126]*[.AP$13]+[.S126]*[.AP$15]+[.T126]*[.AP$16]+[.U126]*[.AP$17]+[.V126]*[.AP$18]+[.X126]*[.AP$20])+[.Q126]*[.AP$14]+[.Y126]*[.AP$21]+[.AD126]*[.AP$27])" office:value-type="float" office:value="0">
            <text:p>0.0</text:p>
          </table:table-cell>
          <table:table-cell table:style-name="ce26" table:formula="of:=[.AE126]+[.I126]-IF([.W126]&gt;0;0;[.F126]+[.G126]+[.H126])" office:value-type="float" office:value="0">
            <text:p>0.0</text:p>
          </table:table-cell>
          <table:table-cell table:style-name="ce23"/>
          <table:table-cell table:style-name="ce10" table:number-columns-repeated="6"/>
          <table:table-cell office:value-type="float" office:value="125">
            <text:p>125</text:p>
          </table:table-cell>
          <table:table-cell table:style-name="ce10" table:number-columns-repeated="984"/>
        </table:table-row>
        <table:table-row table:style-name="ro5">
          <table:table-cell table:style-name="ce8" office:value-type="string">
            <text:p>L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3" table:formula="of:=IF([.W127]&gt;0;[.AP$7]*[.W127];0)+IF([.W127]&gt;0;[.AP$19];1)*IF([.R127]&gt;0;[.R127];1)*IF([.AB127]=1;[.AB127]*[.AP$26];1)*(IF([.Z127]&gt;0;[.AP$22];1)*([.J127]*[.AP$7]+[.K127]*[.AP$8]+[.L127]*[.AP$9]+[.N127]*[.AP$10]+[.O127]*[.AP$12]+[.P127]*[.AP$13]+[.S127]*[.AP$15]+[.T127]*[.AP$16]+[.U127]*[.AP$17]+[.V127]*[.AP$18]+[.X127]*[.AP$20])+[.Q127]*[.AP$14]+[.Y127]*[.AP$21]+[.AD127]*[.AP$27])" office:value-type="float" office:value="12.5">
            <text:p>12.5</text:p>
          </table:table-cell>
          <table:table-cell table:style-name="ce26" table:formula="of:=[.AE127]+[.I127]-IF([.W127]&gt;0;0;[.F127]+[.G127]+[.H127])" office:value-type="float" office:value="12.5">
            <text:p>12.5</text:p>
          </table:table-cell>
          <table:table-cell table:style-name="ce29" table:formula="of:=[.AF127]" office:value-type="float" office:value="12.5">
            <text:p>12.5</text:p>
          </table:table-cell>
          <table:table-cell table:style-name="ce10"/>
          <table:table-cell table:style-name="ce10" office:value-type="string">
            <text:p>settlement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10" table:number-columns-repeated="984"/>
        </table:table-row>
        <table:table-row table:style-name="ro5">
          <table:table-cell table:style-name="ce8" office:value-type="string">
            <text:p>Byblo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3" table:formula="of:=IF([.W128]&gt;0;[.AP$7]*[.W128];0)+IF([.W128]&gt;0;[.AP$19];1)*IF([.R128]&gt;0;[.R128];1)*IF([.AB128]=1;[.AB128]*[.AP$26];1)*(IF([.Z128]&gt;0;[.AP$22];1)*([.J128]*[.AP$7]+[.K128]*[.AP$8]+[.L128]*[.AP$9]+[.N128]*[.AP$10]+[.O128]*[.AP$12]+[.P128]*[.AP$13]+[.S128]*[.AP$15]+[.T128]*[.AP$16]+[.U128]*[.AP$17]+[.V128]*[.AP$18]+[.X128]*[.AP$20])+[.Q128]*[.AP$14]+[.Y128]*[.AP$21]+[.AD128]*[.AP$27])" office:value-type="float" office:value="12.5">
            <text:p>12.5</text:p>
          </table:table-cell>
          <table:table-cell table:style-name="ce26" table:formula="of:=[.AE128]+[.I128]-IF([.W128]&gt;0;0;[.F128]+[.G128]+[.H128])" office:value-type="float" office:value="12.5">
            <text:p>12.5</text:p>
          </table:table-cell>
          <table:table-cell table:style-name="ce29" table:formula="of:=[.AF128]" office:value-type="float" office:value="12.5">
            <text:p>12.5</text:p>
          </table:table-cell>
          <table:table-cell table:style-name="ce10"/>
          <table:table-cell table:style-name="ce10" office:value-type="string">
            <text:p>settlement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10" table:number-columns-repeated="984"/>
        </table:table-row>
        <table:table-row table:style-name="ro5">
          <table:table-cell table:style-name="ce8" office:value-type="string">
            <text:p>Varanas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3" table:formula="of:=IF([.W129]&gt;0;[.AP$7]*[.W129];0)+IF([.W129]&gt;0;[.AP$19];1)*IF([.R129]&gt;0;[.R129];1)*IF([.AB129]=1;[.AB129]*[.AP$26];1)*(IF([.Z129]&gt;0;[.AP$22];1)*([.J129]*[.AP$7]+[.K129]*[.AP$8]+[.L129]*[.AP$9]+[.N129]*[.AP$10]+[.O129]*[.AP$12]+[.P129]*[.AP$13]+[.S129]*[.AP$15]+[.T129]*[.AP$16]+[.U129]*[.AP$17]+[.V129]*[.AP$18]+[.X129]*[.AP$20])+[.Q129]*[.AP$14]+[.Y129]*[.AP$21]+[.AD129]*[.AP$27])" office:value-type="float" office:value="12.5">
            <text:p>12.5</text:p>
          </table:table-cell>
          <table:table-cell table:style-name="ce26" table:formula="of:=[.AE129]+[.I129]-IF([.W129]&gt;0;0;[.F129]+[.G129]+[.H129])" office:value-type="float" office:value="12.5">
            <text:p>12.5</text:p>
          </table:table-cell>
          <table:table-cell table:style-name="ce29" table:formula="of:=[.AF129]" office:value-type="float" office:value="12.5">
            <text:p>12.5</text:p>
          </table:table-cell>
          <table:table-cell table:style-name="ce10"/>
          <table:table-cell table:style-name="ce10" office:value-type="string">
            <text:p>settlement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10" table:number-columns-repeated="984"/>
        </table:table-row>
        <table:table-row table:style-name="ro5">
          <table:table-cell table:style-name="ce8" office:value-type="string">
            <text:p>Sido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Starter. Use 2 Anima to heal a Settlement 2 Health. If that Settlement has less than 10 Health, heal 4 instead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30">
            <text:p>30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 office:value-type="float" office:value="0.5">
            <text:p>0.5</text:p>
          </table:table-cell>
          <table:table-cell table:style-name="ce23" table:formula="of:=IF([.W130]&gt;0;[.AP$7]*[.W130];0)+IF([.W130]&gt;0;[.AP$19];1)*IF([.R130]&gt;0;[.R130];1)*IF([.AB130]=1;[.AB130]*[.AP$26];1)*(IF([.Z130]&gt;0;[.AP$22];1)*([.J130]*[.AP$7]+[.K130]*[.AP$8]+[.L130]*[.AP$9]+[.N130]*[.AP$10]+[.O130]*[.AP$12]+[.P130]*[.AP$13]+[.S130]*[.AP$15]+[.T130]*[.AP$16]+[.U130]*[.AP$17]+[.V130]*[.AP$18]+[.X130]*[.AP$20])+[.Q130]*[.AP$14]+[.Y130]*[.AP$21]+[.AD130]*[.AP$27])" office:value-type="float" office:value="12.5">
            <text:p>12.5</text:p>
          </table:table-cell>
          <table:table-cell table:style-name="ce26" table:formula="of:=[.AE130]+[.I130]-IF([.W130]&gt;0;0;[.F130]+[.G130]+[.H130])" office:value-type="float" office:value="12.5">
            <text:p>12.5</text:p>
          </table:table-cell>
          <table:table-cell table:style-name="ce29" table:formula="of:=[.AF130]" office:value-type="float" office:value="12.5">
            <text:p>12.5</text:p>
          </table:table-cell>
          <table:table-cell table:style-name="ce10"/>
          <table:table-cell table:style-name="ce10" office:value-type="string">
            <text:p>settlement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Rome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4 Anima to gain 4 Trade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1]&gt;0;[.AP$7]*[.W131];0)+IF([.W131]&gt;0;[.AP$19];1)*IF([.R131]&gt;0;[.R131];1)*IF([.AB131]=1;[.AB131]*[.AP$26];1)*(IF([.Z131]&gt;0;[.AP$22];1)*([.J131]*[.AP$7]+[.K131]*[.AP$8]+[.L131]*[.AP$9]+[.N131]*[.AP$10]+[.O131]*[.AP$12]+[.P131]*[.AP$13]+[.S131]*[.AP$15]+[.T131]*[.AP$16]+[.U131]*[.AP$17]+[.V131]*[.AP$18]+[.X131]*[.AP$20])+[.Q131]*[.AP$14]+[.Y131]*[.AP$21]+[.AD131]*[.AP$27])" office:value-type="float" office:value="12">
            <text:p>12.0</text:p>
          </table:table-cell>
          <table:table-cell table:style-name="ce26" table:formula="of:=[.AE131]+[.I131]-IF([.W131]&gt;0;0;[.F131]+[.G131]+[.H131])" office:value-type="float" office:value="7">
            <text:p>7.0</text:p>
          </table:table-cell>
          <table:table-cell table:style-name="ce29" table:formula="of:=[.AF131]" office:value-type="float" office:value="7">
            <text:p>7.0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Athen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4 Anima to gain 5 Strength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2]&gt;0;[.AP$7]*[.W132];0)+IF([.W132]&gt;0;[.AP$19];1)*IF([.R132]&gt;0;[.R132];1)*IF([.AB132]=1;[.AB132]*[.AP$26];1)*(IF([.Z132]&gt;0;[.AP$22];1)*([.J132]*[.AP$7]+[.K132]*[.AP$8]+[.L132]*[.AP$9]+[.N132]*[.AP$10]+[.O132]*[.AP$12]+[.P132]*[.AP$13]+[.S132]*[.AP$15]+[.T132]*[.AP$16]+[.U132]*[.AP$17]+[.V132]*[.AP$18]+[.X132]*[.AP$20])+[.Q132]*[.AP$14]+[.Y132]*[.AP$21]+[.AD132]*[.AP$27])" office:value-type="float" office:value="13">
            <text:p>13.0</text:p>
          </table:table-cell>
          <table:table-cell table:style-name="ce26" table:formula="of:=[.AE132]+[.I132]-IF([.W132]&gt;0;0;[.F132]+[.G132]+[.H132])" office:value-type="float" office:value="8">
            <text:p>8.0</text:p>
          </table:table-cell>
          <table:table-cell table:style-name="ce29" table:formula="of:=[.AF132]" office:value-type="float" office:value="8">
            <text:p>8.0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Luxor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4 Anima to gain 3 Favor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3]&gt;0;[.AP$7]*[.W133];0)+IF([.W133]&gt;0;[.AP$19];1)*IF([.R133]&gt;0;[.R133];1)*IF([.AB133]=1;[.AB133]*[.AP$26];1)*(IF([.Z133]&gt;0;[.AP$22];1)*([.J133]*[.AP$7]+[.K133]*[.AP$8]+[.L133]*[.AP$9]+[.N133]*[.AP$10]+[.O133]*[.AP$12]+[.P133]*[.AP$13]+[.S133]*[.AP$15]+[.T133]*[.AP$16]+[.U133]*[.AP$17]+[.V133]*[.AP$18]+[.X133]*[.AP$20])+[.Q133]*[.AP$14]+[.Y133]*[.AP$21]+[.AD133]*[.AP$27])" office:value-type="float" office:value="9.2">
            <text:p>9.2</text:p>
          </table:table-cell>
          <table:table-cell table:style-name="ce26" table:formula="of:=[.AE133]+[.I133]-IF([.W133]&gt;0;0;[.F133]+[.G133]+[.H133])" office:value-type="float" office:value="4.2">
            <text:p>4.2</text:p>
          </table:table-cell>
          <table:table-cell table:style-name="ce29" table:formula="of:=[.AF133]" office:value-type="float" office:value="4.2">
            <text:p>4.2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Alexandri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4 Anima to draw 2 cards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4]&gt;0;[.AP$7]*[.W134];0)+IF([.W134]&gt;0;[.AP$19];1)*IF([.R134]&gt;0;[.R134];1)*IF([.AB134]=1;[.AB134]*[.AP$26];1)*(IF([.Z134]&gt;0;[.AP$22];1)*([.J134]*[.AP$7]+[.K134]*[.AP$8]+[.L134]*[.AP$9]+[.N134]*[.AP$10]+[.O134]*[.AP$12]+[.P134]*[.AP$13]+[.S134]*[.AP$15]+[.T134]*[.AP$16]+[.U134]*[.AP$17]+[.V134]*[.AP$18]+[.X134]*[.AP$20])+[.Q134]*[.AP$14]+[.Y134]*[.AP$21]+[.AD134]*[.AP$27])" office:value-type="float" office:value="9.6">
            <text:p>9.6</text:p>
          </table:table-cell>
          <table:table-cell table:style-name="ce26" table:formula="of:=[.AE134]+[.I134]-IF([.W134]&gt;0;0;[.F134]+[.G134]+[.H134])" office:value-type="float" office:value="4.6">
            <text:p>4.6</text:p>
          </table:table-cell>
          <table:table-cell table:style-name="ce29" table:formula="of:=[.AF134]" office:value-type="float" office:value="4.6">
            <text:p>4.6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Faiyum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3 Anima to gain 3 Trade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5]&gt;0;[.AP$7]*[.W135];0)+IF([.W135]&gt;0;[.AP$19];1)*IF([.R135]&gt;0;[.R135];1)*IF([.AB135]=1;[.AB135]*[.AP$26];1)*(IF([.Z135]&gt;0;[.AP$22];1)*([.J135]*[.AP$7]+[.K135]*[.AP$8]+[.L135]*[.AP$9]+[.N135]*[.AP$10]+[.O135]*[.AP$12]+[.P135]*[.AP$13]+[.S135]*[.AP$15]+[.T135]*[.AP$16]+[.U135]*[.AP$17]+[.V135]*[.AP$18]+[.X135]*[.AP$20])+[.Q135]*[.AP$14]+[.Y135]*[.AP$21]+[.AD135]*[.AP$27])" office:value-type="float" office:value="11.5">
            <text:p>11.5</text:p>
          </table:table-cell>
          <table:table-cell table:style-name="ce26" table:formula="of:=[.AE135]+[.I135]-IF([.W135]&gt;0;0;[.F135]+[.G135]+[.H135])" office:value-type="float" office:value="18.5">
            <text:p>18.5</text:p>
          </table:table-cell>
          <table:table-cell table:style-name="ce29" table:formula="of:=[.AF135]" office:value-type="float" office:value="18.5">
            <text:p>18.5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Ephesu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3 Anima to gain 4 Strength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6]&gt;0;[.AP$7]*[.W136];0)+IF([.W136]&gt;0;[.AP$19];1)*IF([.R136]&gt;0;[.R136];1)*IF([.AB136]=1;[.AB136]*[.AP$26];1)*(IF([.Z136]&gt;0;[.AP$22];1)*([.J136]*[.AP$7]+[.K136]*[.AP$8]+[.L136]*[.AP$9]+[.N136]*[.AP$10]+[.O136]*[.AP$12]+[.P136]*[.AP$13]+[.S136]*[.AP$15]+[.T136]*[.AP$16]+[.U136]*[.AP$17]+[.V136]*[.AP$18]+[.X136]*[.AP$20])+[.Q136]*[.AP$14]+[.Y136]*[.AP$21]+[.AD136]*[.AP$27])" office:value-type="float" office:value="12.5">
            <text:p>12.5</text:p>
          </table:table-cell>
          <table:table-cell table:style-name="ce26" table:formula="of:=[.AE136]+[.I136]-IF([.W136]&gt;0;0;[.F136]+[.G136]+[.H136])" office:value-type="float" office:value="19.5">
            <text:p>19.5</text:p>
          </table:table-cell>
          <table:table-cell table:style-name="ce29" table:formula="of:=[.AF136]" office:value-type="float" office:value="19.5">
            <text:p>19.5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Aleppo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3 Anima to gain 2 Favor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7]&gt;0;[.AP$7]*[.W137];0)+IF([.W137]&gt;0;[.AP$19];1)*IF([.R137]&gt;0;[.R137];1)*IF([.AB137]=1;[.AB137]*[.AP$26];1)*(IF([.Z137]&gt;0;[.AP$22];1)*([.J137]*[.AP$7]+[.K137]*[.AP$8]+[.L137]*[.AP$9]+[.N137]*[.AP$10]+[.O137]*[.AP$12]+[.P137]*[.AP$13]+[.S137]*[.AP$15]+[.T137]*[.AP$16]+[.U137]*[.AP$17]+[.V137]*[.AP$18]+[.X137]*[.AP$20])+[.Q137]*[.AP$14]+[.Y137]*[.AP$21]+[.AD137]*[.AP$27])" office:value-type="float" office:value="9.3">
            <text:p>9.3</text:p>
          </table:table-cell>
          <table:table-cell table:style-name="ce26" table:formula="of:=[.AE137]+[.I137]-IF([.W137]&gt;0;0;[.F137]+[.G137]+[.H137])" office:value-type="float" office:value="16.3">
            <text:p>16.3</text:p>
          </table:table-cell>
          <table:table-cell table:style-name="ce29" table:formula="of:=[.AF137]" office:value-type="float" office:value="16.3">
            <text:p>16.3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6">
            <text:p>136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Beirut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3 Anima to draw 1 card</text:p>
          </table:table-cell>
          <table:table-cell table:number-columns-repeated="3" table:style-name="ce10"/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8]&gt;0;[.AP$7]*[.W138];0)+IF([.W138]&gt;0;[.AP$19];1)*IF([.R138]&gt;0;[.R138];1)*IF([.AB138]=1;[.AB138]*[.AP$26];1)*(IF([.Z138]&gt;0;[.AP$22];1)*([.J138]*[.AP$7]+[.K138]*[.AP$8]+[.L138]*[.AP$9]+[.N138]*[.AP$10]+[.O138]*[.AP$12]+[.P138]*[.AP$13]+[.S138]*[.AP$15]+[.T138]*[.AP$16]+[.U138]*[.AP$17]+[.V138]*[.AP$18]+[.X138]*[.AP$20])+[.Q138]*[.AP$14]+[.Y138]*[.AP$21]+[.AD138]*[.AP$27])" office:value-type="float" office:value="9.3">
            <text:p>9.3</text:p>
          </table:table-cell>
          <table:table-cell table:style-name="ce26" table:formula="of:=[.AE138]+[.I138]-IF([.W138]&gt;0;0;[.F138]+[.G138]+[.H138])" office:value-type="float" office:value="16.3">
            <text:p>16.3</text:p>
          </table:table-cell>
          <table:table-cell table:style-name="ce29" table:formula="of:=[.AF138]" office:value-type="float" office:value="16.3">
            <text:p>16.3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7">
            <text:p>137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Ujjain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gain 2 Trade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39]&gt;0;[.AP$7]*[.W139];0)+IF([.W139]&gt;0;[.AP$19];1)*IF([.R139]&gt;0;[.R139];1)*IF([.AB139]=1;[.AB139]*[.AP$26];1)*(IF([.Z139]&gt;0;[.AP$22];1)*([.J139]*[.AP$7]+[.K139]*[.AP$8]+[.L139]*[.AP$9]+[.N139]*[.AP$10]+[.O139]*[.AP$12]+[.P139]*[.AP$13]+[.S139]*[.AP$15]+[.T139]*[.AP$16]+[.U139]*[.AP$17]+[.V139]*[.AP$18]+[.X139]*[.AP$20])+[.Q139]*[.AP$14]+[.Y139]*[.AP$21]+[.AD139]*[.AP$27])" office:value-type="float" office:value="11">
            <text:p>11.0</text:p>
          </table:table-cell>
          <table:table-cell table:style-name="ce26" table:formula="of:=[.AE139]+[.I139]-IF([.W139]&gt;0;0;[.F139]+[.G139]+[.H139])" office:value-type="float" office:value="20">
            <text:p>20.0</text:p>
          </table:table-cell>
          <table:table-cell table:style-name="ce29" table:formula="of:=[.AF139]" office:value-type="float" office:value="20">
            <text:p>20.0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8">
            <text:p>138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Mitilini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gain 3 Streng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40]&gt;0;[.AP$7]*[.W140];0)+IF([.W140]&gt;0;[.AP$19];1)*IF([.R140]&gt;0;[.R140];1)*IF([.AB140]=1;[.AB140]*[.AP$26];1)*(IF([.Z140]&gt;0;[.AP$22];1)*([.J140]*[.AP$7]+[.K140]*[.AP$8]+[.L140]*[.AP$9]+[.N140]*[.AP$10]+[.O140]*[.AP$12]+[.P140]*[.AP$13]+[.S140]*[.AP$15]+[.T140]*[.AP$16]+[.U140]*[.AP$17]+[.V140]*[.AP$18]+[.X140]*[.AP$20])+[.Q140]*[.AP$14]+[.Y140]*[.AP$21]+[.AD140]*[.AP$27])" office:value-type="float" office:value="12">
            <text:p>12.0</text:p>
          </table:table-cell>
          <table:table-cell table:style-name="ce26" table:formula="of:=[.AE140]+[.I140]-IF([.W140]&gt;0;0;[.F140]+[.G140]+[.H140])" office:value-type="float" office:value="21">
            <text:p>21.0</text:p>
          </table:table-cell>
          <table:table-cell table:style-name="ce29" table:formula="of:=[.AF140]" office:value-type="float" office:value="21">
            <text:p>21.0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39">
            <text:p>139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Istanbul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gain 1 Favor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41]&gt;0;[.AP$7]*[.W141];0)+IF([.W141]&gt;0;[.AP$19];1)*IF([.R141]&gt;0;[.R141];1)*IF([.AB141]=1;[.AB141]*[.AP$26];1)*(IF([.Z141]&gt;0;[.AP$22];1)*([.J141]*[.AP$7]+[.K141]*[.AP$8]+[.L141]*[.AP$9]+[.N141]*[.AP$10]+[.O141]*[.AP$12]+[.P141]*[.AP$13]+[.S141]*[.AP$15]+[.T141]*[.AP$16]+[.U141]*[.AP$17]+[.V141]*[.AP$18]+[.X141]*[.AP$20])+[.Q141]*[.AP$14]+[.Y141]*[.AP$21]+[.AD141]*[.AP$27])" office:value-type="float" office:value="9.4">
            <text:p>9.4</text:p>
          </table:table-cell>
          <table:table-cell table:style-name="ce26" table:formula="of:=[.AE141]+[.I141]-IF([.W141]&gt;0;0;[.F141]+[.G141]+[.H141])" office:value-type="float" office:value="18.4">
            <text:p>18.4</text:p>
          </table:table-cell>
          <table:table-cell table:style-name="ce29" table:formula="of:=[.AF141]" office:value-type="float" office:value="18.4">
            <text:p>18.4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10" table:number-columns-repeated="984"/>
        </table:table-row>
        <table:table-row table:style-name="ro5">
          <table:table-cell table:style-name="ce8" office:value-type="string">
            <text:p>Gaza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heal any Building, Settlement, or Fortification 2 Health</text:p>
          </table:table-cell>
          <table:table-cell table:number-columns-repeated="3" table:style-name="ce10"/>
          <table:table-cell table:style-name="ce10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2" table:style-name="ce10"/>
          <table:table-cell table:style-name="ce10" office:value-type="float" office:value="2">
            <text:p>2</text:p>
          </table:table-cell>
          <table:table-cell table:style-name="ce10" office:value-type="float" office:value="25">
            <text:p>25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42]&gt;0;[.AP$7]*[.W142];0)+IF([.W142]&gt;0;[.AP$19];1)*IF([.R142]&gt;0;[.R142];1)*IF([.AB142]=1;[.AB142]*[.AP$26];1)*(IF([.Z142]&gt;0;[.AP$22];1)*([.J142]*[.AP$7]+[.K142]*[.AP$8]+[.L142]*[.AP$9]+[.N142]*[.AP$10]+[.O142]*[.AP$12]+[.P142]*[.AP$13]+[.S142]*[.AP$15]+[.T142]*[.AP$16]+[.U142]*[.AP$17]+[.V142]*[.AP$18]+[.X142]*[.AP$20])+[.Q142]*[.AP$14]+[.Y142]*[.AP$21]+[.AD142]*[.AP$27])" office:value-type="float" office:value="10">
            <text:p>10.0</text:p>
          </table:table-cell>
          <table:table-cell table:style-name="ce26" table:formula="of:=[.AE142]+[.I142]-IF([.W142]&gt;0;0;[.F142]+[.G142]+[.H142])" office:value-type="float" office:value="19">
            <text:p>19.0</text:p>
          </table:table-cell>
          <table:table-cell table:style-name="ce29" table:formula="of:=[.AF142]" office:value-type="float" office:value="19">
            <text:p>19.0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Balkh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gain 2 Trade or 2 Strength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8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43]&gt;0;[.AP$7]*[.W143];0)+IF([.W143]&gt;0;[.AP$19];1)*IF([.R143]&gt;0;[.R143];1)*IF([.AB143]=1;[.AB143]*[.AP$26];1)*(IF([.Z143]&gt;0;[.AP$22];1)*([.J143]*[.AP$7]+[.K143]*[.AP$8]+[.L143]*[.AP$9]+[.N143]*[.AP$10]+[.O143]*[.AP$12]+[.P143]*[.AP$13]+[.S143]*[.AP$15]+[.T143]*[.AP$16]+[.U143]*[.AP$17]+[.V143]*[.AP$18]+[.X143]*[.AP$20])+[.Q143]*[.AP$14]+[.Y143]*[.AP$21]+[.AD143]*[.AP$27])" office:value-type="float" office:value="9.4">
            <text:p>9.4</text:p>
          </table:table-cell>
          <table:table-cell table:style-name="ce26" table:formula="of:=[.AE143]+[.I143]-IF([.W143]&gt;0;0;[.F143]+[.G143]+[.H143])" office:value-type="float" office:value="20.4">
            <text:p>20.4</text:p>
          </table:table-cell>
          <table:table-cell table:style-name="ce29" table:formula="of:=[.AF143]" office:value-type="float" office:value="20.4">
            <text:p>20.4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10" table:number-columns-repeated="984"/>
        </table:table-row>
        <table:table-row table:style-name="ro2">
          <table:table-cell table:style-name="ce8" office:value-type="string">
            <text:p>Memphis</text:p>
          </table:table-cell>
          <table:table-cell table:style-name="ce10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7" office:value-type="string">
            <text:p>Use 2 Anima to gain 1 Favor or draw 1 card</text:p>
          </table:table-cell>
          <table:table-cell table:number-columns-repeated="3" table:style-name="ce10"/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/>
          <table:table-cell table:number-columns-repeated="3" table:style-name="ce10"/>
          <table:table-cell table:style-name="ce10" office:value-type="float" office:value="25">
            <text:p>25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23" table:formula="of:=IF([.W144]&gt;0;[.AP$7]*[.W144];0)+IF([.W144]&gt;0;[.AP$19];1)*IF([.R144]&gt;0;[.R144];1)*IF([.AB144]=1;[.AB144]*[.AP$26];1)*(IF([.Z144]&gt;0;[.AP$22];1)*([.J144]*[.AP$7]+[.K144]*[.AP$8]+[.L144]*[.AP$9]+[.N144]*[.AP$10]+[.O144]*[.AP$12]+[.P144]*[.AP$13]+[.S144]*[.AP$15]+[.T144]*[.AP$16]+[.U144]*[.AP$17]+[.V144]*[.AP$18]+[.X144]*[.AP$20])+[.Q144]*[.AP$14]+[.Y144]*[.AP$21]+[.AD144]*[.AP$27])" office:value-type="float" office:value="9.88">
            <text:p>9.9</text:p>
          </table:table-cell>
          <table:table-cell table:style-name="ce26" table:formula="of:=[.AE144]+[.I144]-IF([.W144]&gt;0;0;[.F144]+[.G144]+[.H144])" office:value-type="float" office:value="20.88">
            <text:p>20.9</text:p>
          </table:table-cell>
          <table:table-cell table:style-name="ce29" table:formula="of:=[.AF144]" office:value-type="float" office:value="20.88">
            <text:p>20.9</text:p>
          </table:table-cell>
          <table:table-cell table:style-name="ce10"/>
          <table:table-cell table:style-name="ce10" office:value-type="string">
            <text:p>settlement-2.webp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10" table:number-columns-repeated="984"/>
        </table:table-row>
        <table:table-row table:style-name="ro8">
          <table:table-cell table:style-name="ce2" office:value-type="string">
            <text:p>Total Deck Statistics</text:p>
          </table:table-cell>
          <table:table-cell table:style-name="ce7" table:number-columns-repeated="3"/>
          <table:table-cell table:style-name="ce12"/>
          <table:table-cell table:style-name="ce7" table:number-columns-repeated="27"/>
          <table:table-cell table:style-name="ce32"/>
          <table:table-cell table:style-name="ce7" table:number-columns-repeated="3"/>
          <table:table-cell table:style-name="ce7" table:formula="of:=[.AK20]+[.AK38]+[.AK55]+[.AK68]+[.AK125]" office:value-type="float" office:value="125">
            <text:p>125</text:p>
          </table:table-cell>
          <table:table-cell table:style-name="ce7" table:number-columns-repeated="2"/>
          <table:table-cell office:value-type="float" office:value="144">
            <text:p>144</text:p>
          </table:table-cell>
          <table:table-cell table:style-name="ce7"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45">
            <text:p>145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46">
            <text:p>146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47">
            <text:p>147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48">
            <text:p>148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49">
            <text:p>149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0">
            <text:p>150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1">
            <text:p>151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2">
            <text:p>152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3">
            <text:p>153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4">
            <text:p>154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5">
            <text:p>155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6">
            <text:p>156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8">
            <text:p>158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59">
            <text:p>159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0">
            <text:p>160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1">
            <text:p>161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2">
            <text:p>162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3">
            <text:p>163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4">
            <text:p>164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5">
            <text:p>165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6">
            <text:p>166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7">
            <text:p>167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8">
            <text:p>168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69">
            <text:p>169</text:p>
          </table:table-cell>
          <table:table-cell table:number-columns-repeated="984"/>
        </table:table-row>
        <table:table-row table:style-name="ro8">
          <table:table-cell table:style-name="Default"/>
          <table:table-cell table:number-columns-repeated="38"/>
          <table:table-cell office:value-type="float" office:value="170">
            <text:p>170</text:p>
          </table:table-cell>
          <table:table-cell table:number-columns-repeated="984"/>
        </table:table-row>
        <table:table-row table:style-name="ro8" table:number-rows-repeated="6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8" table:number-rows-repeated="104839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0">07/30/2023</text:date>, <text:time>10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7-30T10:38:23.11</dc:date>
    <dc:creator>Jon Tyson</dc:creator>
    <meta:editing-duration>P27DT16H4M28S</meta:editing-duration>
    <meta:editing-cycles>111</meta:editing-cycles>
    <meta:generator>OpenOffice/4.1.2$Win32 OpenOffice.org_project/412m3$Build-9782</meta:generator>
    <meta:document-statistic meta:table-count="2" meta:cell-count="4858" meta:object-count="0"/>
  </office:meta>
</office:document-meta>
</file>